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cript-lb.xml" manifest:media-type="text/xml"/>
  <manifest:file-entry manifest:full-path="Basic/VBAProject/Module1.xml" manifest:media-type="text/xml"/>
  <manifest:file-entry manifest:full-path="Basic/VBAProject/ThisWorkbook.xml" manifest:media-type="text/xml"/>
  <manifest:file-entry manifest:full-path="Basic/VBAProject/Sheet1.xml" manifest:media-type="text/xml"/>
  <manifest:file-entry manifest:full-path="Basic/VBAProject/Sheet16.xml" manifest:media-type="text/xml"/>
  <manifest:file-entry manifest:full-path="Basic/VBAProject/Sheet4.xml" manifest:media-type="text/xml"/>
  <manifest:file-entry manifest:full-path="Basic/VBAProject/Sheet2.xml" manifest:media-type="text/xml"/>
  <manifest:file-entry manifest:full-path="Basic/VBAProject/Sheet3.xml" manifest:media-type="text/xml"/>
  <manifest:file-entry manifest:full-path="Basic/VBAProject/Sheet5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/>
    <style:font-face style:name="motorclass" svg:font-family="motorcla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2" style:family="table-column">
      <style:table-column-properties fo:break-before="auto" style:column-width="0.698in"/>
    </style:style>
    <style:style style:name="co12" style:family="table-column">
      <style:table-column-properties fo:break-before="auto" style:column-width="0.1874in"/>
    </style:style>
    <style:style style:name="co13" style:family="table-column">
      <style:table-column-properties fo:break-before="auto" style:column-width="0.6417in"/>
    </style:style>
    <style:style style:name="co14" style:family="table-column">
      <style:table-column-properties fo:break-before="auto" style:column-width="0.761in"/>
    </style:style>
    <style:style style:name="co15" style:family="table-column">
      <style:table-column-properties fo:break-before="auto" style:column-width="1.4382in"/>
    </style:style>
    <style:style style:name="co16" style:family="table-column">
      <style:table-column-properties fo:break-before="auto" style:column-width="1.9264in"/>
    </style:style>
    <style:style style:name="co8" style:family="table-column">
      <style:table-column-properties fo:break-before="auto" style:column-width="0.1965in"/>
    </style:style>
    <style:style style:name="co9" style:family="table-column">
      <style:table-column-properties fo:break-before="auto" style:column-width="0.7701in"/>
    </style:style>
    <style:style style:name="co10" style:family="table-column">
      <style:table-column-properties fo:break-before="auto" style:column-width="0.8217in"/>
    </style:style>
    <style:style style:name="co11" style:family="table-column">
      <style:table-column-properties fo:break-before="auto" style:column-width="0.2819in"/>
    </style:style>
    <style:style style:name="co17" style:family="table-column">
      <style:table-column-properties fo:break-before="auto" style:column-width="1.1299in"/>
    </style:style>
    <style:style style:name="co18" style:family="table-column">
      <style:table-column-properties fo:break-before="auto" style:column-width="0.9244in"/>
    </style:style>
    <style:style style:name="co19" style:family="table-column">
      <style:table-column-properties fo:break-before="auto" style:column-width="0.3591in"/>
    </style:style>
    <style:style style:name="co20" style:family="table-column">
      <style:table-column-properties fo:break-before="auto" style:column-width="1.2236in"/>
    </style:style>
    <style:style style:name="co21" style:family="table-column">
      <style:table-column-properties fo:break-before="auto" style:column-width="0.7016in"/>
    </style:style>
    <style:style style:name="co22" style:family="table-column">
      <style:table-column-properties fo:break-before="auto" style:column-width="1.1555in"/>
    </style:style>
    <style:style style:name="ro4" style:family="table-row">
      <style:table-row-properties style:row-height="0.1835in" fo:break-before="auto" style:use-optimal-row-height="false"/>
    </style:style>
    <style:style style:name="ro7" style:family="table-row">
      <style:table-row-properties style:row-height="0.1917in" fo:break-before="auto" style:use-optimal-row-height="false"/>
    </style:style>
    <style:style style:name="ro8" style:family="table-row">
      <style:table-row-properties style:row-height="0.2083in" fo:break-before="auto" style:use-optimal-row-height="false"/>
    </style:style>
    <style:style style:name="ro9" style:family="table-row">
      <style:table-row-properties style:row-height="0.2in" fo:break-before="auto" style:use-optimal-row-height="false"/>
    </style:style>
    <style:style style:name="ro6" style:family="table-row">
      <style:table-row-properties style:row-height="0.0937in" fo:break-before="auto" style:use-optimal-row-height="false"/>
    </style:style>
    <style:style style:name="ro10" style:family="table-row">
      <style:table-row-properties style:row-height="0.2917in" fo:break-before="auto" style:use-optimal-row-height="false"/>
    </style:style>
    <style:style style:name="ro11" style:family="table-row">
      <style:table-row-properties style:row-height="0.2165in" fo:break-before="auto" style:use-optimal-row-height="false"/>
    </style:style>
    <style:style style:name="ro12" style:family="table-row">
      <style:table-row-properties style:row-height="0.1874in" fo:break-before="auto" style:use-optimal-row-height="false"/>
    </style:style>
    <style:style style:name="ro13" style:family="table-row">
      <style:table-row-properties style:row-height="0.2035in" fo:break-before="auto" style:use-optimal-row-height="false"/>
    </style:style>
    <style:style style:name="ta5" style:family="table" style:master-page-name="PageStyle_5f_Class">
      <style:table-properties table:display="true" style:writing-mode="lr-tb"/>
    </style:style>
    <style:style style:name="ta6" style:family="table" style:master-page-name="PageStyle_5f_Revisions">
      <style:table-properties table:display="true" style:writing-mode="lr-tb"/>
    </style:style>
    <style:style style:name="ta3" style:family="table" style:master-page-name="PageStyle_5f_Intro">
      <style:table-properties table:display="true" style:writing-mode="lr-tb"/>
    </style:style>
    <style:style style:name="ta4" style:family="table" style:master-page-name="PageStyle_5f_English">
      <style:table-properties table:display="true" style:writing-mode="lr-tb"/>
    </style:style>
    <style:style style:name="ta7" style:family="table" style:master-page-name="PageStyle_5f_Metric">
      <style:table-properties table:display="true" style:writing-mode="lr-tb"/>
    </style:style>
    <style:style style:name="ta8" style:family="table" style:master-page-name="PageStyle_5f_Best_20_Mas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03" style:family="table-cell" style:parent-style-name="Default">
      <style:table-cell-properties style:diagonal-bl-tr="none" style:diagonal-tl-br="none" fo:background-color="transparent" fo:border="none" fo:padding="0.028in" style:rotation-align="none"/>
    </style:style>
    <style:style style:name="ce123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solid #000000" style:direction="ltr" fo:padding="0.028in" fo:border-right="0.74pt solid #eff0f1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2.49pt double-thin #eff0f1" style:border-line-width-bottom="0.0071in 0.0209in 0.0071in" fo:background-color="#ffffff" style:diagonal-bl-tr="none" style:diagonal-tl-br="none" style:text-align-source="fix" style:repeat-content="false" fo:wrap-option="no-wrap" fo:border-left="2.49pt solid #000000" style:direction="ltr" fo:padding="0.028in" fo:border-right="0.74pt solid #eff0f1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solid #000000" style:direction="ltr" fo:padding="0.028in" fo:border-right="0.74pt solid #eff0f1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7" style:family="table-cell" style:parent-style-name="Default">
      <style:table-cell-properties style:glyph-orientation-vertical="0" fo:border-bottom="0.74pt solid #eff0f1" fo:background-color="#ffffff" style:diagonal-bl-tr="none" style:diagonal-tl-br="none" style:text-align-source="fix" style:repeat-content="false" fo:wrap-option="no-wrap" fo:border-left="2.49pt solid #000000" style:direction="ltr" fo:padding="0.028in" fo:border-right="0.74pt solid #eff0f1" style:rotation-angle="0" style:rotation-align="none" style:shrink-to-fit="false" fo:border-top="0.74pt solid #eff0f1" style:vertical-align="automatic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motorclass" fo:font-size="11pt" fo:font-style="normal" fo:text-shadow="none" style:text-underline-style="none" fo:font-weight="bold" style:font-size-asian="11pt" style:font-style-asian="normal" style:font-weight-asian="bold" style:font-name-complex="motorclass" style:font-size-complex="11pt" style:font-style-complex="normal" style:font-weight-complex="bold"/>
    </style:style>
    <style:style style:name="ce128" style:family="table-cell" style:parent-style-name="Default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0.74pt solid #eff0f1" style:rotation-angle="0" style:rotation-align="none" style:shrink-to-fit="false" fo:border-top="0.74pt solid #eff0f1" style:vertical-align="automatic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motorclass" fo:font-size="11pt" fo:font-style="normal" fo:text-shadow="none" style:text-underline-style="none" fo:font-weight="bold" style:font-size-asian="11pt" style:font-style-asian="normal" style:font-weight-asian="bold" style:font-name-complex="motorclass" style:font-size-complex="11pt" style:font-style-complex="normal" style:font-weight-complex="bold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motorclass" fo:font-size="11pt" fo:font-style="normal" fo:text-shadow="none" style:text-underline-style="none" fo:font-weight="bold" style:font-size-asian="11pt" style:font-style-asian="normal" style:font-weight-asian="bold" style:font-name-complex="motorclass" style:font-size-complex="11pt" style:font-style-complex="normal" style:font-weight-complex="bold"/>
    </style:style>
    <style:style style:name="ce130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eff0f1" style:direction="ltr" fo:padding="0.028in" fo:border-right="1.76pt solid #eff0f1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2.49pt double-thin #eff0f1" style:border-line-width-bottom="0.0071in 0.0209in 0.0071in" fo:background-color="#ffffff" style:diagonal-bl-tr="none" style:diagonal-tl-br="none" style:text-align-source="fix" style:repeat-content="false" fo:wrap-option="no-wrap" fo:border-left="0.74pt solid #eff0f1" style:direction="ltr" fo:padding="0.028in" fo:border-right="1.76pt solid #eff0f1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eff0f1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0.74pt solid #eff0f1" fo:background-color="#ffffff" style:diagonal-bl-tr="none" style:diagonal-tl-br="none" style:text-align-source="fix" style:repeat-content="false" fo:wrap-option="no-wrap" fo:border-left="0.74pt solid #eff0f1" style:direction="ltr" fo:padding="0.028in" fo:border-right="none" style:rotation-angle="0" style:rotation-align="none" style:shrink-to-fit="false" fo:border-top="0.74pt solid #eff0f1" style:vertical-align="automatic" loext:vertical-justify="auto"/>
      <style:paragraph-properties fo:text-align="end" css3t:text-justify="auto" fo:margin-left="0in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6" style:family="table-cell" style:parent-style-name="Default" style:data-style-name="N1">
      <style:table-cell-properties style:glyph-orientation-vertical="0" fo:border-bottom="0.74pt solid #eff0f1" fo:background-color="#ffffff" style:diagonal-bl-tr="none" style:diagonal-tl-br="none" style:text-align-source="fix" style:repeat-content="false" fo:wrap-option="no-wrap" fo:border-left="0.74pt solid #eff0f1" style:direction="ltr" fo:padding="0.028in" fo:border-right="none" style:rotation-angle="0" style:rotation-align="none" style:shrink-to-fit="false" fo:border-top="0.74pt solid #eff0f1" style:vertical-align="automatic" loext:vertical-justify="auto"/>
      <style:paragraph-properties fo:text-align="end" css3t:text-justify="auto" fo:margin-left="0in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7" style:family="table-cell" style:parent-style-name="Default" style:data-style-name="N1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0.74pt solid #eff0f1" style:direction="ltr" fo:padding="0.028in" fo:border-right="none" style:rotation-angle="0" style:rotation-align="none" style:shrink-to-fit="false" fo:border-top="0.74pt solid #eff0f1" style:vertical-align="automatic" loext:vertical-justify="auto"/>
      <style:paragraph-properties fo:text-align="end" css3t:text-justify="auto" fo:margin-left="0in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2.49pt double-thin #eff0f1" style:border-line-width-bottom="0.0071in 0.0209in 0.0071in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74pt solid #eff0f1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eff0f1" style:vertical-align="automatic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2" style:family="table-cell" style:parent-style-name="Default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eff0f1" style:vertical-align="automatic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1.76pt solid #eff0f1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5" style:family="table-cell" style:parent-style-name="Default">
      <style:table-cell-properties style:glyph-orientation-vertical="0" fo:border-bottom="2.49pt double-thin #eff0f1" style:border-line-width-bottom="0.0071in 0.0209in 0.0071in" fo:background-color="#ffffff" style:diagonal-bl-tr="none" style:diagonal-tl-br="none" style:text-align-source="fix" style:repeat-content="false" fo:wrap-option="no-wrap" fo:border-left="none" style:direction="ltr" fo:padding="0.028in" fo:border-right="1.76pt solid #eff0f1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1.76pt solid #eff0f1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0.74pt solid #eff0f1" fo:background-color="#ffffff" style:diagonal-bl-tr="none" style:diagonal-tl-br="none" style:text-align-source="fix" style:repeat-content="false" fo:wrap-option="no-wrap" fo:border-left="none" style:direction="ltr" fo:padding="0.028in" fo:border-right="1.76pt solid #eff0f1" style:rotation-angle="0" style:rotation-align="none" style:shrink-to-fit="false" fo:border-top="0.74pt solid #eff0f1" style:vertical-align="automatic" loext:vertical-justify="auto"/>
      <style:paragraph-properties fo:text-align="start" css3t:text-justify="auto" fo:margin-left="0in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none" style:direction="ltr" fo:padding="0.028in" fo:border-right="1.76pt solid #eff0f1" style:rotation-angle="0" style:rotation-align="none" style:shrink-to-fit="false" fo:border-top="0.74pt solid #eff0f1" style:vertical-align="automatic" loext:vertical-justify="auto"/>
      <style:paragraph-properties fo:text-align="start" css3t:text-justify="auto" fo:margin-left="0in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0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1" style:family="table-cell" style:parent-style-name="Default">
      <style:table-cell-properties fo:border-bottom="none" fo:background-color="#ffffff" style:diagonal-bl-tr="none" style:diagonal-tl-br="none" fo:border-left="none" fo:padding="0.028in" fo:border-right="2.49pt solid #000000" style:rotation-align="none" fo:border-top="none"/>
      <style:text-properties fo:color="#333333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Default">
      <style:table-cell-properties fo:border-bottom="none" fo:background-color="#ffffff" style:diagonal-bl-tr="none" style:diagonal-tl-br="none" fo:border-left="none" fo:padding="0.028in" fo:border-right="2.49pt solid #000000" style:rotation-align="none" fo:border-top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" style:family="table-cell" style:parent-style-name="Default">
      <style:table-cell-properties fo:border-bottom="2.49pt solid #000000" fo:background-color="#ffffff" style:diagonal-bl-tr="none" style:diagonal-tl-br="none" fo:border-left="none" fo:padding="0.028in" fo:border-right="2.49pt solid #000000" style:rotation-align="none" fo:border-top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padding="0.028in"/>
    </style:style>
    <style:style style:name="ce155" style:family="table-cell" style:parent-style-name="Default">
      <style:table-cell-properties fo:border-bottom="none" style:diagonal-bl-tr="none" style:diagonal-tl-br="none" fo:border-left="0.74pt solid #eff0f1" fo:padding="0.028in" fo:border-right="none" style:rotation-align="none" fo:border-top="0.74pt solid #eff0f1"/>
    </style:style>
    <style:style style:name="ce156" style:family="table-cell" style:parent-style-name="Default">
      <style:table-cell-properties fo:border-bottom="none" style:diagonal-bl-tr="none" style:diagonal-tl-br="none" fo:border-left="0.74pt solid #eff0f1" fo:padding="0.028in" fo:border-right="none" style:rotation-align="none" fo:border-top="none"/>
    </style:style>
    <style:style style:name="ce157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0.74pt solid #eff0f1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8" style:family="table-cell" style:parent-style-name="Default" style:data-style-name="N2">
      <style:table-cell-properties fo:border-bottom="0.74pt solid #eff0f1" style:diagonal-bl-tr="none" style:diagonal-tl-br="none" fo:border-left="0.74pt solid #eff0f1" fo:padding="0.028in" fo:border-right="none" style:rotation-align="none" fo:border-top="0.74pt solid #eff0f1"/>
    </style:style>
    <style:style style:name="ce159" style:family="table-cell" style:parent-style-name="Default">
      <style:table-cell-properties fo:border-bottom="0.74pt solid #eff0f1" style:diagonal-bl-tr="none" style:diagonal-tl-br="none" fo:border-left="0.74pt solid #eff0f1" fo:padding="0.028in" fo:border-right="none" style:rotation-align="none" fo:border-top="0.74pt solid #eff0f1"/>
    </style:style>
    <style:style style:name="ce16" style:family="table-cell" style:parent-style-name="Default">
      <style:table-cell-properties fo:border-bottom="0.74pt solid #eff0f1" style:diagonal-bl-tr="none" style:diagonal-tl-br="none" fo:border-left="none" fo:padding="0.028in" fo:border-right="none" style:rotation-align="none" fo:border-top="none"/>
    </style:style>
    <style:style style:name="ce160" style:family="table-cell" style:parent-style-name="Default" style:data-style-name="N162">
      <style:table-cell-properties fo:border-bottom="none" style:diagonal-bl-tr="none" style:diagonal-tl-br="none" fo:border-left="0.74pt solid #eff0f1" fo:padding="0.028in" fo:border-right="none" style:rotation-align="none" fo:border-top="0.74pt solid #eff0f1"/>
    </style:style>
    <style:style style:name="ce161" style:family="table-cell" style:parent-style-name="Default">
      <style:table-cell-properties fo:border-bottom="0.74pt solid #eff0f1" style:diagonal-bl-tr="none" style:diagonal-tl-br="none" fo:border-left="0.74pt solid #eff0f1" fo:padding="0.028in" fo:border-right="none" style:rotation-align="none" fo:border-top="none"/>
    </style:style>
    <style:style style:name="ce162" style:family="table-cell" style:parent-style-name="Default">
      <style:table-cell-properties fo:border-bottom="none" style:diagonal-bl-tr="none" style:diagonal-tl-br="none" fo:border-left="none" fo:padding="0.028in" fo:border-right="none" style:rotation-align="none" fo:border-top="0.74pt solid #eff0f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3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4" style:family="table-cell" style:parent-style-name="Default" style:data-style-name="N10124">
      <style:table-cell-properties style:glyph-orientation-vertical="0" fo:border-bottom="0.74pt solid #eff0f1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eff0f1" style:vertical-align="automatic" loext:vertical-justify="auto"/>
      <style:paragraph-properties fo:text-align="center" css3t:text-justify="auto" fo:margin-left="0in" style:writing-mode="page"/>
    </style:style>
    <style:style style:name="ce165" style:family="table-cell" style:parent-style-name="Default" style:data-style-name="N1012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eff0f1" style:vertical-align="automatic" loext:vertical-justify="auto"/>
      <style:paragraph-properties fo:text-align="center" css3t:text-justify="auto" fo:margin-left="0in" style:writing-mode="page"/>
    </style:style>
    <style:style style:name="ce1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167" style:family="table-cell" style:parent-style-name="Default" style:data-style-name="N1012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168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</style:style>
    <style:style style:name="ce16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17" style:family="table-cell" style:parent-style-name="Default">
      <style:table-cell-properties style:diagonal-bl-tr="none" style:diagonal-tl-br="none" fo:border="none" fo:padding="0.028in" style:rotation-align="none"/>
    </style:style>
    <style:style style:name="ce170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1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eff0f1" style:vertical-align="automatic" loext:vertical-justify="auto"/>
      <style:paragraph-properties fo:text-align="center" css3t:text-justify="auto" fo:margin-left="0in" style:writing-mode="page"/>
    </style:style>
    <style:style style:name="ce1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eff0f1" style:vertical-align="automatic" loext:vertical-justify="auto"/>
      <style:paragraph-properties fo:text-align="center" css3t:text-justify="auto" fo:margin-left="0in" style:writing-mode="page"/>
    </style:style>
    <style:style style:name="ce17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74pt solid #eff0f1" style:vertical-align="automatic" loext:vertical-justify="auto"/>
      <style:paragraph-properties fo:text-align="center" css3t:text-justify="auto" fo:margin-left="0in" style:writing-mode="page"/>
    </style:style>
    <style:style style:name="ce174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</style:style>
    <style:style style:name="ce175" style:family="table-cell" style:parent-style-name="Default">
      <style:table-cell-properties fo:border-bottom="0.74pt solid #eff0f1" style:diagonal-bl-tr="none" style:diagonal-tl-br="none" fo:border-left="none" fo:padding="0.028in" fo:border-right="none" style:rotation-align="none" fo:border-top="0.74pt solid #eff0f1"/>
    </style:style>
    <style:style style:name="ce176" style:family="table-cell" style:parent-style-name="Default">
      <style:table-cell-properties fo:border-bottom="none" style:diagonal-bl-tr="none" style:diagonal-tl-br="none" fo:background-color="transparent" fo:border-left="none" fo:padding="0.028in" fo:border-right="none" style:rotation-align="none" fo:border-top="0.74pt solid #eff0f1"/>
    </style:style>
    <style:style style:name="ce177" style:family="table-cell" style:parent-style-name="Default">
      <style:table-cell-properties fo:border-bottom="0.74pt solid #eff0f1" style:diagonal-bl-tr="none" style:diagonal-tl-br="none" fo:background-color="transparent" fo:border-left="none" fo:padding="0.028in" fo:border-right="none" style:rotation-align="none" fo:border-top="none"/>
    </style:style>
    <style:style style:name="ce178" style:family="table-cell" style:parent-style-name="Default">
      <style:table-cell-properties fo:border-bottom="0.74pt solid #eff0f1" style:diagonal-bl-tr="none" style:diagonal-tl-br="none" fo:border-left="none" fo:padding="0.028in" fo:border-right="0.74pt solid #eff0f1" style:rotation-align="none" fo:border-top="0.74pt solid #eff0f1"/>
    </style:style>
    <style:style style:name="ce28" style:family="table-cell" style:parent-style-name="Default">
      <style:table-cell-properties fo:border-bottom="none" style:diagonal-bl-tr="none" style:diagonal-tl-br="none" fo:border-left="none" fo:padding="0.028in" fo:border-right="none" style:rotation-align="none" fo:border-top="0.74pt solid #eff0f1"/>
    </style:style>
    <style:style style:name="ce29" style:family="table-cell" style:parent-style-name="Default">
      <style:table-cell-properties fo:border-bottom="none" style:diagonal-bl-tr="none" style:diagonal-tl-br="none" fo:border-left="none" fo:padding="0.028in" fo:border-right="0.74pt solid #eff0f1" style:rotation-align="none" fo:border-top="0.74pt solid #eff0f1"/>
    </style:style>
    <style:style style:name="ce30" style:family="table-cell" style:parent-style-name="Default">
      <style:table-cell-properties fo:border-bottom="none" style:diagonal-bl-tr="none" style:diagonal-tl-br="none" fo:border-left="none" fo:padding="0.028in" fo:border-right="0.74pt solid #eff0f1" style:rotation-align="none" fo:border-top="none"/>
    </style:style>
    <style:style style:name="ce31" style:family="table-cell" style:parent-style-name="Default">
      <style:table-cell-properties fo:border-bottom="0.74pt solid #eff0f1" style:diagonal-bl-tr="none" style:diagonal-tl-br="none" fo:border-left="none" fo:padding="0.028in" fo:border-right="0.74pt solid #eff0f1" style:rotation-align="none" fo:border-top="none"/>
    </style:style>
    <style:style style:name="ce241" style:family="table-cell" style:parent-style-name="Default">
      <style:table-cell-properties fo:padding="0.028in"/>
    </style:style>
    <style:style style:name="ce3" style:family="table-cell" style:parent-style-name="Default">
      <style:table-cell-properties fo:padding="0.028in"/>
      <style:text-properties fo:color="#80008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008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fo:padding="0.028in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0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1" style:family="table-cell" style:parent-style-name="Default">
      <style:table-cell-properties fo:padding="0.028in"/>
      <style:text-properties fo:color="#800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transparent" fo:padding="0.028in"/>
      <style:text-properties fo:color="#333399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4" style:family="table-cell" style:parent-style-name="Default">
      <style:table-cell-properties fo:background-color="transparent" fo:padding="0.028in"/>
      <style:text-properties fo:color="#3333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 fo:padding="0.028in" style:rotation-align="none"/>
      <style:text-properties fo:color="#333399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55" style:family="table-cell" style:parent-style-name="Default">
      <style:table-cell-properties fo:border-bottom="0.74pt solid #eff0f1" style:diagonal-bl-tr="none" style:diagonal-tl-br="none" fo:border-left="none" fo:padding="0.028in" fo:border-right="none" style:rotation-align="none" fo:border-top="none"/>
    </style:style>
    <style:style style:name="ce256" style:family="table-cell" style:parent-style-name="Default">
      <style:table-cell-properties style:diagonal-bl-tr="none" style:diagonal-tl-br="none" fo:border="none" fo:padding="0.028in" style:rotation-align="none"/>
    </style:style>
    <style:style style:name="ce18" style:family="table-cell" style:parent-style-name="Default">
      <style:table-cell-properties fo:background-color="transparent" fo:padding="0.028in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eff0f1" style:direction="ltr" fo:padding="0.028in" fo:border-right="none" style:rotation-angle="0" style:rotation-align="none" style:shrink-to-fit="false" fo:border-top="0.74pt solid #eff0f1" style:vertical-align="automatic" loext:vertical-justify="auto"/>
      <style:paragraph-properties fo:text-align="start" css3t:text-justify="auto" fo:margin-left="0in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eff0f1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0.74pt solid #eff0f1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fo:color="#333333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2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eff0f1" style:vertical-align="automatic" loext:vertical-justify="auto"/>
      <style:paragraph-properties fo:text-align="start" css3t:text-justify="auto" fo:margin-left="0in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 style:data-style-name="N16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 style:data-style-name="N1012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fo:color="#333333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7" style:family="table-cell" style:parent-style-name="Default">
      <style:table-cell-properties fo:border-bottom="none" style:diagonal-bl-tr="none" style:diagonal-tl-br="none" fo:border-left="none" fo:padding="0.028in" fo:border-right="none" style:rotation-align="none" fo:border-top="0.74pt solid #eff0f1"/>
    </style:style>
    <style:style style:name="ce268" style:family="table-cell" style:parent-style-name="Default">
      <style:table-cell-properties fo:border-bottom="none" style:diagonal-bl-tr="none" style:diagonal-tl-br="none" fo:border-left="none" fo:padding="0.028in" fo:border-right="0.74pt solid #eff0f1" style:rotation-align="none" fo:border-top="0.74pt solid #eff0f1"/>
    </style:style>
    <style:style style:name="ce269" style:family="table-cell" style:parent-style-name="Default">
      <style:table-cell-properties fo:border-bottom="none" style:diagonal-bl-tr="none" style:diagonal-tl-br="none" fo:border-left="none" fo:padding="0.028in" fo:border-right="0.74pt solid #eff0f1" style:rotation-align="none" fo:border-top="none"/>
    </style:style>
    <style:style style:name="ce270" style:family="table-cell" style:parent-style-name="Default">
      <style:table-cell-properties fo:border-bottom="0.74pt solid #eff0f1" style:diagonal-bl-tr="none" style:diagonal-tl-br="none" fo:border-left="none" fo:padding="0.028in" fo:border-right="0.74pt solid #eff0f1" style:rotation-align="none" fo:border-top="none"/>
    </style:style>
    <style:style style:name="ce32" style:family="table-cell" style:parent-style-name="Default">
      <style:table-cell-properties fo:background-color="#ffffff" fo:padding="0.028in"/>
    </style:style>
    <style:style style:name="ce33" style:family="table-cell" style:parent-style-name="Default">
      <style:table-cell-properties fo:background-color="#ffffff" style:diagonal-bl-tr="none" style:diagonal-tl-br="none" fo:border="none" fo:padding="0.028in" style:rotation-align="none"/>
    </style:style>
    <style:style style:name="ce34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5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6" style:family="table-cell" style:parent-style-name="Default">
      <style:table-cell-properties fo:border-bottom="none" fo:background-color="#ffffff" style:diagonal-bl-tr="none" style:diagonal-tl-br="none" fo:border-left="0.74pt solid #eff0f1" fo:padding="0.028in" fo:border-right="none" style:rotation-align="none" fo:border-top="0.74pt solid #eff0f1"/>
    </style:style>
    <style:style style:name="ce37" style:family="table-cell" style:parent-style-name="Default">
      <style:table-cell-properties fo:border-bottom="none" fo:background-color="#ffffff" style:diagonal-bl-tr="none" style:diagonal-tl-br="none" fo:border-left="0.74pt solid #eff0f1" fo:padding="0.028in" fo:border-right="none" style:rotation-align="none" fo:border-top="none"/>
    </style:style>
    <style:style style:name="ce38" style:family="table-cell" style:parent-style-name="Default">
      <style:table-cell-properties fo:border-bottom="0.74pt solid #eff0f1" fo:background-color="#ffffff" style:diagonal-bl-tr="none" style:diagonal-tl-br="none" fo:border-left="0.74pt solid #eff0f1" fo:padding="0.028in" fo:border-right="none" style:rotation-align="none" fo:border-top="none"/>
    </style:style>
    <style:style style:name="ce39" style:family="table-cell" style:parent-style-name="Default">
      <style:table-cell-properties fo:border-bottom="none" fo:background-color="#ffffff" style:diagonal-bl-tr="none" style:diagonal-tl-br="none" fo:border-left="none" fo:padding="0.028in" fo:border-right="none" style:rotation-align="none" fo:border-top="0.74pt solid #eff0f1"/>
    </style:style>
    <style:style style:name="ce40" style:family="table-cell" style:parent-style-name="Default">
      <style:table-cell-properties fo:border-bottom="0.74pt solid #eff0f1" fo:background-color="#ffffff" style:diagonal-bl-tr="none" style:diagonal-tl-br="none" fo:border-left="none" fo:padding="0.028in" fo:border-right="none" style:rotation-align="none" fo:border-top="none"/>
    </style:style>
    <style:style style:name="ce41" style:family="table-cell" style:parent-style-name="Default">
      <style:table-cell-properties fo:border-bottom="none" fo:background-color="#ffffff" style:diagonal-bl-tr="none" style:diagonal-tl-br="none" fo:border-left="0.74pt solid #eff0f1" fo:padding="0.028in" fo:border-right="none" style:rotation-align="none" fo:border-top="0.74pt solid #eff0f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fo:border-bottom="none" fo:background-color="#ffffff" style:diagonal-bl-tr="none" style:diagonal-tl-br="none" fo:border-left="0.74pt solid #eff0f1" fo:padding="0.028in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eff0f1" style:vertical-align="automatic" loext:vertical-justify="auto"/>
      <style:paragraph-properties fo:text-align="end" css3t:text-justify="auto" fo:margin-left="0in" style:writing-mode="page"/>
    </style:style>
    <style:style style:name="ce4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</style:style>
    <style:style style:name="ce45" style:family="table-cell" style:parent-style-name="Default">
      <style:table-cell-properties style:glyph-orientation-vertical="0" fo:border-bottom="0.74pt solid #eff0f1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</style:style>
    <style:style style:name="ce4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0.74pt solid #eff0f1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</style:style>
    <style:style style:name="ce4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eff0f1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>
      <style:table-cell-properties fo:border-bottom="none" fo:background-color="#ffffff" style:diagonal-bl-tr="none" style:diagonal-tl-br="none" fo:border-left="none" fo:padding="0.028in" fo:border-right="none" style:rotation-align="none" fo:border-top="0.74pt solid #eff0f1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0.74pt solid #eff0f1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3" style:family="table-cell" style:parent-style-name="Default">
      <style:table-cell-properties fo:border-bottom="0.74pt solid #eff0f1" fo:background-color="#ffffff" style:cell-protect="none" style:print-content="true" style:diagonal-bl-tr="none" style:diagonal-tl-br="none" fo:border-left="0.74pt solid #eff0f1" fo:padding="0.028in" fo:border-right="none" style:rotation-align="none" fo:border-top="0.74pt solid #eff0f1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order-bottom="0.74pt solid #eff0f1" fo:background-color="#ffffff" style:cell-protect="none" style:print-content="true" style:diagonal-bl-tr="none" style:diagonal-tl-br="none" fo:border-left="0.74pt solid #eff0f1" fo:padding="0.028in" fo:border-right="0.74pt solid #eff0f1" style:rotation-align="none" fo:border-top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>
      <style:table-cell-properties fo:background-color="#ffffff" style:cell-protect="none" style:print-content="true" style:diagonal-bl-tr="none" style:diagonal-tl-br="none" fo:border="0.74pt solid #eff0f1" fo:padding="0.028in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 style:data-style-name="N161">
      <style:table-cell-properties fo:background-color="#ffffff" style:cell-protect="none" style:print-content="true" style:diagonal-bl-tr="none" style:diagonal-tl-br="none" fo:border="0.74pt solid #eff0f1" fo:padding="0.028in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eff0f1" style:vertical-align="automatic" loext:vertical-justify="auto"/>
      <style:paragraph-properties fo:text-align="end" css3t:text-justify="auto" fo:margin-left="0in" style:writing-mode="page"/>
    </style:style>
    <style:style style:name="ce58" style:family="table-cell" style:parent-style-name="Default" style:data-style-name="N16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9" style:family="table-cell" style:parent-style-name="Default" style:data-style-name="N161">
      <style:table-cell-properties fo:background-color="#ffffff" style:diagonal-bl-tr="none" style:diagonal-tl-br="none" fo:border="none" fo:padding="0.028in" style:rotation-align="none"/>
    </style:style>
    <style:style style:name="ce60" style:family="table-cell" style:parent-style-name="Default" style:data-style-name="N1">
      <style:table-cell-properties fo:background-color="#ffffff"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 style:data-style-name="N162">
      <style:table-cell-properties fo:border-bottom="0.74pt solid #eff0f1" fo:background-color="#ffffff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 style:data-style-name="N1">
      <style:table-cell-properties fo:border-bottom="none" fo:background-color="#ffffff" style:diagonal-bl-tr="none" style:diagonal-tl-br="none" fo:border-left="none" fo:padding="0.028in" fo:border-right="none" style:rotation-align="none" fo:border-top="0.74pt solid #eff0f1"/>
    </style:style>
    <style:style style:name="ce63" style:family="table-cell" style:parent-style-name="Default" style:data-style-name="N162">
      <style:table-cell-properties fo:background-color="#ffffff" style:diagonal-bl-tr="none" style:diagonal-tl-br="none" fo:border="none" fo:padding="0.028in" style:rotation-align="none"/>
    </style:style>
    <style:style style:name="ce64" style:family="table-cell" style:parent-style-name="Default" style:data-style-name="N1">
      <style:table-cell-properties fo:background-color="#ffffff" style:diagonal-bl-tr="none" style:diagonal-tl-br="none" fo:border="none" fo:padding="0.028in" style:rotation-align="none"/>
    </style:style>
    <style:style style:name="ce65" style:family="table-cell" style:parent-style-name="Default" style:data-style-name="N1">
      <style:table-cell-properties fo:border-bottom="0.74pt solid #eff0f1" fo:background-color="#ffffff" style:diagonal-bl-tr="none" style:diagonal-tl-br="none" fo:border-left="none" fo:padding="0.028in" fo:border-right="none" style:rotation-align="none" fo:border-top="none"/>
    </style:style>
    <style:style style:name="ce66" style:family="table-cell" style:parent-style-name="Default" style:data-style-name="N1">
      <style:table-cell-properties fo:border-bottom="none" fo:background-color="#ffffff" style:diagonal-bl-tr="none" style:diagonal-tl-br="none" fo:border-left="none" fo:padding="0.028in" fo:border-right="none" style:rotation-align="none" fo:border-top="0.74pt solid #eff0f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 style:data-style-name="N16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</style:style>
    <style:style style:name="ce68" style:family="table-cell" style:parent-style-name="Default" style:data-style-name="N161">
      <style:table-cell-properties style:glyph-orientation-vertical="0" fo:border-bottom="0.74pt solid #eff0f1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</style:style>
    <style:style style:name="ce69" style:family="table-cell" style:parent-style-name="Default" style:data-style-name="N161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</style:style>
    <style:style style:name="ce70" style:family="table-cell" style:parent-style-name="Default" style:data-style-name="N1">
      <style:table-cell-properties fo:border-bottom="none" fo:background-color="#ffffff" style:diagonal-bl-tr="none" style:diagonal-tl-br="none" fo:border-left="none" fo:padding="0.028in" fo:border-right="none" style:rotation-align="none" fo:border-top="0.74pt solid #eff0f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Default" style:data-style-name="N162">
      <style:table-cell-properties fo:background-color="#ffffff"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" style:family="table-cell" style:parent-style-name="Default" style:data-style-name="N1">
      <style:table-cell-properties fo:border-bottom="0.74pt solid #eff0f1" fo:background-color="#ffffff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" style:family="table-cell" style:parent-style-name="Default">
      <style:table-cell-properties fo:border-bottom="0.74pt solid #eff0f1" fo:background-color="#ffffff" style:diagonal-bl-tr="none" style:diagonal-tl-br="none" fo:border-left="none" fo:padding="0.028in" fo:border-right="none" style:rotation-align="none" fo:border-top="0.74pt solid #eff0f1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>
      <style:table-cell-properties fo:border-bottom="0.74pt solid #eff0f1" fo:background-color="#ffffff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77" style:family="table-cell" style:parent-style-name="Default">
      <style:table-cell-properties fo:border-bottom="none" fo:background-color="#ffffff" style:diagonal-bl-tr="none" style:diagonal-tl-br="none" fo:border-left="none" fo:padding="0.028in" fo:border-right="none" style:rotation-align="none" fo:border-top="0.74pt solid #eff0f1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8" style:family="table-cell" style:parent-style-name="Default">
      <style:table-cell-properties fo:border-bottom="none" fo:background-color="#ffffff" style:diagonal-bl-tr="none" style:diagonal-tl-br="none" fo:border-left="none" fo:padding="0.028in" fo:border-right="none" style:rotation-align="none" fo:border-top="0.74pt solid #eff0f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fo:background-color="#ffffff"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808080" style:direction="ltr" fo:padding="0.028in" fo:border-right="none" style:rotation-angle="0" style:rotation-align="none" style:shrink-to-fit="false" fo:border-top="0.74pt solid #808080" style:vertical-align="automatic" loext:vertical-justify="auto"/>
      <style:paragraph-properties fo:text-align="end" css3t:text-justify="auto" fo:margin-left="0in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80808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74pt solid #808080" fo:background-color="#ffffff" style:diagonal-bl-tr="none" style:diagonal-tl-br="none" style:text-align-source="fix" style:repeat-content="false" fo:wrap-option="no-wrap" fo:border-left="0.74pt solid #80808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fo:border-bottom="0.74pt solid #eff0f1" fo:background-color="#ffffff" style:diagonal-bl-tr="none" style:diagonal-tl-br="none" fo:border-left="none" fo:padding="0.028in" fo:border-right="none" style:rotation-align="none" fo:border-top="0.74pt solid #eff0f1"/>
    </style:style>
    <style:style style:name="ce84" style:family="table-cell" style:parent-style-name="Default">
      <style:table-cell-properties fo:border-bottom="none" fo:background-color="#ffffff" style:diagonal-bl-tr="none" style:diagonal-tl-br="none" fo:border-left="none" fo:padding="0.028in" fo:border-right="none" style:rotation-align="none" fo:border-top="0.74pt solid #808080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 style:data-style-name="N16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>
      <style:table-cell-properties fo:border-bottom="0.74pt solid #808080" fo:background-color="#ffffff" style:diagonal-bl-tr="none" style:diagonal-tl-br="none" fo:border-left="none" fo:padding="0.028in" fo:border-right="none" style:rotation-align="none" fo:border-top="non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fo:background-color="#ffffff"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90" style:family="table-cell" style:parent-style-name="Default">
      <style:table-cell-properties fo:border-bottom="none" fo:background-color="#ffffff" style:diagonal-bl-tr="none" style:diagonal-tl-br="none" fo:border-left="none" fo:padding="0.028in" fo:border-right="0.74pt solid #808080" style:rotation-align="none" fo:border-top="0.74pt solid #808080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>
      <style:table-cell-properties fo:border-bottom="none" fo:background-color="#ffffff" style:diagonal-bl-tr="none" style:diagonal-tl-br="none" fo:border-left="none" fo:padding="0.028in" fo:border-right="0.74pt solid #808080" style:rotation-align="none" fo:border-top="non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>
      <style:table-cell-properties fo:border-bottom="0.74pt solid #808080" fo:background-color="#ffffff" style:diagonal-bl-tr="none" style:diagonal-tl-br="none" fo:border-left="none" fo:padding="0.028in" fo:border-right="0.74pt solid #808080" style:rotation-align="none" fo:border-top="non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>
      <style:table-cell-properties fo:border-bottom="0.74pt solid #eff0f1" fo:background-color="#ffffff" style:diagonal-bl-tr="none" style:diagonal-tl-br="none" fo:border-left="none" fo:padding="0.028in" fo:border-right="0.74pt solid #eff0f1" style:rotation-align="none" fo:border-top="0.74pt solid #eff0f1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fo:border-bottom="none" fo:background-color="#ffffff" style:diagonal-bl-tr="none" style:diagonal-tl-br="none" fo:border-left="none" fo:padding="0.028in" fo:border-right="0.74pt solid #eff0f1" style:rotation-align="none" fo:border-top="none"/>
    </style:style>
    <style:style style:name="ce95" style:family="table-cell" style:parent-style-name="Default">
      <style:table-cell-properties fo:border-bottom="0.74pt solid #eff0f1" fo:background-color="#ffffff" style:diagonal-bl-tr="none" style:diagonal-tl-br="none" fo:border-left="none" fo:padding="0.028in" fo:border-right="0.74pt solid #eff0f1" style:rotation-align="none" fo:border-top="none"/>
    </style:style>
    <style:style style:name="ce96" style:family="table-cell" style:parent-style-name="Default">
      <style:table-cell-properties fo:border-bottom="none" fo:background-color="#ffffff" style:diagonal-bl-tr="none" style:diagonal-tl-br="none" fo:border-left="none" fo:padding="0.028in" fo:border-right="0.74pt solid #eff0f1" style:rotation-align="none" fo:border-top="0.74pt solid #eff0f1"/>
    </style:style>
    <style:style style:name="ce97" style:family="table-cell" style:parent-style-name="Default">
      <style:table-cell-properties fo:background-color="#ffffff" style:diagonal-bl-tr="none" style:diagonal-tl-br="none" fo:border="none" fo:padding="0.028in" style:rotation-align="non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>
      <style:table-cell-properties fo:background-color="#ffffff" style:diagonal-bl-tr="none" style:diagonal-tl-br="none" fo:border="none" fo:padding="0.028in" style:rotation-align="none"/>
      <style:text-properties fo:color="#80808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9" style:family="table-cell" style:parent-style-name="Default">
      <style:table-cell-properties fo:background-color="#ffffff" fo:padding="0.028in"/>
      <style:text-properties fo:color="#800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Default" style:data-style-name="N124">
      <style:table-cell-properties style:cell-protect="none" style:print-content="true" style:diagonal-bl-tr="none" style:diagonal-tl-br="none" fo:background-color="transparent" fo:border="0.74pt solid #c0c0c0" fo:padding="0.028in" style:rotation-align="none"/>
      <style:text-properties fo:color="#c0c0c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c0c0c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2" style:family="table-cell" style:parent-style-name="Excel_5f_BuiltIn_5f_Comma" style:data-style-name="N12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c0c0c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2" style:family="table-cell" style:parent-style-name="Default">
      <style:table-cell-properties style:diagonal-bl-tr="none" style:diagonal-tl-br="none" fo:background-color="transparent" fo:border="none" fo:padding="0.028in" style:rotation-align="none"/>
    </style:style>
    <style:style style:name="ce104" style:family="table-cell" style:parent-style-name="Excel_5f_BuiltIn_5f_Comma" style:data-style-name="N16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c0c0c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Excel_5f_BuiltIn_5f_Comma" style:data-style-name="N166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c0c0c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c0c0c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>
      <style:table-cell-properties style:diagonal-bl-tr="none" style:diagonal-tl-br="none" fo:border="none" fo:padding="0.028in" style:rotation-align="none"/>
      <style:text-properties fo:color="#ff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</style:style>
    <style:style style:name="ce1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80008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800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4" style:family="table-cell" style:parent-style-name="Excel_5f_BuiltIn_5f_Comma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74pt solid #0000ff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5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 style:data-style-name="N124">
      <style:table-cell-properties style:diagonal-bl-tr="none" style:diagonal-tl-br="none" fo:border="none" fo:padding="0.028in" style:rotation-align="none"/>
      <style:text-properties fo:color="#80008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" style:family="table-cell" style:parent-style-name="Default" style:data-style-name="N166">
      <style:table-cell-properties style:diagonal-bl-tr="none" style:diagonal-tl-br="none" fo:border="none" fo:padding="0.028in" style:rotation-align="none"/>
      <style:text-properties fo:color="#800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fo:color="#80008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fo:color="#800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1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62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solid #000000" style:direction="ltr" fo:padding="0.028in" fo:border-right="0.74pt solid #eff0f1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4" style:family="table-cell" style:parent-style-name="Default">
      <style:table-cell-properties style:glyph-orientation-vertical="0" fo:border-bottom="2.49pt double-thin #eff0f1" style:border-line-width-bottom="0.0071in 0.0209in 0.0071in" fo:background-color="#ffffff" style:diagonal-bl-tr="none" style:diagonal-tl-br="none" style:text-align-source="fix" style:repeat-content="false" fo:wrap-option="no-wrap" fo:border-left="2.49pt solid #000000" style:direction="ltr" fo:padding="0.028in" fo:border-right="0.74pt solid #eff0f1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solid #000000" style:direction="ltr" fo:padding="0.028in" fo:border-right="0.74pt solid #eff0f1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6" style:family="table-cell" style:parent-style-name="Default">
      <style:table-cell-properties style:glyph-orientation-vertical="0" fo:border-bottom="0.74pt solid #eff0f1" fo:background-color="#ffffff" style:diagonal-bl-tr="none" style:diagonal-tl-br="none" style:text-align-source="fix" style:repeat-content="false" fo:wrap-option="no-wrap" fo:border-left="2.49pt solid #000000" style:direction="ltr" fo:padding="0.028in" fo:border-right="0.74pt solid #eff0f1" style:rotation-angle="0" style:rotation-align="none" style:shrink-to-fit="false" fo:border-top="0.74pt solid #eff0f1" style:vertical-align="automatic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motorclass" fo:font-size="11pt" fo:font-style="normal" fo:text-shadow="none" style:text-underline-style="none" fo:font-weight="bold" style:font-size-asian="11pt" style:font-style-asian="normal" style:font-weight-asian="bold" style:font-name-complex="motorclass" style:font-size-complex="11pt" style:font-style-complex="normal" style:font-weight-complex="bold"/>
    </style:style>
    <style:style style:name="ce367" style:family="table-cell" style:parent-style-name="Default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0.74pt solid #eff0f1" style:rotation-angle="0" style:rotation-align="none" style:shrink-to-fit="false" fo:border-top="0.74pt solid #eff0f1" style:vertical-align="automatic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motorclass" fo:font-size="11pt" fo:font-style="normal" fo:text-shadow="none" style:text-underline-style="none" fo:font-weight="bold" style:font-size-asian="11pt" style:font-style-asian="normal" style:font-weight-asian="bold" style:font-name-complex="motorclass" style:font-size-complex="11pt" style:font-style-complex="normal" style:font-weight-complex="bold"/>
    </style:style>
    <style:style style:name="ce3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motorclass" fo:font-size="11pt" fo:font-style="normal" fo:text-shadow="none" style:text-underline-style="none" fo:font-weight="bold" style:font-size-asian="11pt" style:font-style-asian="normal" style:font-weight-asian="bold" style:font-name-complex="motorclass" style:font-size-complex="11pt" style:font-style-complex="normal" style:font-weight-complex="bold"/>
    </style:style>
    <style:style style:name="ce369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0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eff0f1" style:direction="ltr" fo:padding="0.028in" fo:border-right="1.76pt solid #eff0f1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2" style:family="table-cell" style:parent-style-name="Default">
      <style:table-cell-properties style:glyph-orientation-vertical="0" fo:border-bottom="2.49pt double-thin #eff0f1" style:border-line-width-bottom="0.0071in 0.0209in 0.0071in" fo:background-color="#ffffff" style:diagonal-bl-tr="none" style:diagonal-tl-br="none" style:text-align-source="fix" style:repeat-content="false" fo:wrap-option="no-wrap" fo:border-left="0.74pt solid #eff0f1" style:direction="ltr" fo:padding="0.028in" fo:border-right="1.76pt solid #eff0f1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eff0f1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4" style:family="table-cell" style:parent-style-name="Default">
      <style:table-cell-properties style:glyph-orientation-vertical="0" fo:border-bottom="0.74pt solid #eff0f1" fo:background-color="#ffffff" style:diagonal-bl-tr="none" style:diagonal-tl-br="none" style:text-align-source="fix" style:repeat-content="false" fo:wrap-option="no-wrap" fo:border-left="0.74pt solid #eff0f1" style:direction="ltr" fo:padding="0.028in" fo:border-right="none" style:rotation-angle="0" style:rotation-align="none" style:shrink-to-fit="false" fo:border-top="0.74pt solid #eff0f1" style:vertical-align="automatic" loext:vertical-justify="auto"/>
      <style:paragraph-properties fo:text-align="end" css3t:text-justify="auto" fo:margin-left="0in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5" style:family="table-cell" style:parent-style-name="Default" style:data-style-name="N1">
      <style:table-cell-properties style:glyph-orientation-vertical="0" fo:border-bottom="0.74pt solid #eff0f1" fo:background-color="#ffffff" style:diagonal-bl-tr="none" style:diagonal-tl-br="none" style:text-align-source="fix" style:repeat-content="false" fo:wrap-option="no-wrap" fo:border-left="0.74pt solid #eff0f1" style:direction="ltr" fo:padding="0.028in" fo:border-right="none" style:rotation-angle="0" style:rotation-align="none" style:shrink-to-fit="false" fo:border-top="0.74pt solid #eff0f1" style:vertical-align="automatic" loext:vertical-justify="auto"/>
      <style:paragraph-properties fo:text-align="end" css3t:text-justify="auto" fo:margin-left="0in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6" style:family="table-cell" style:parent-style-name="Default" style:data-style-name="N1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0.74pt solid #eff0f1" style:direction="ltr" fo:padding="0.028in" fo:border-right="none" style:rotation-angle="0" style:rotation-align="none" style:shrink-to-fit="false" fo:border-top="0.74pt solid #eff0f1" style:vertical-align="automatic" loext:vertical-justify="auto"/>
      <style:paragraph-properties fo:text-align="end" css3t:text-justify="auto" fo:margin-left="0in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9" style:family="table-cell" style:parent-style-name="Default">
      <style:table-cell-properties style:glyph-orientation-vertical="0" fo:border-bottom="2.49pt double-thin #eff0f1" style:border-line-width-bottom="0.0071in 0.0209in 0.0071in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0" style:family="table-cell" style:parent-style-name="Default">
      <style:table-cell-properties style:glyph-orientation-vertical="0" fo:border-bottom="0.74pt solid #eff0f1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eff0f1" style:vertical-align="automatic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1" style:family="table-cell" style:parent-style-name="Default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eff0f1" style:vertical-align="automatic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1.76pt solid #eff0f1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4" style:family="table-cell" style:parent-style-name="Default">
      <style:table-cell-properties style:glyph-orientation-vertical="0" fo:border-bottom="2.49pt double-thin #eff0f1" style:border-line-width-bottom="0.0071in 0.0209in 0.0071in" fo:background-color="#ffffff" style:diagonal-bl-tr="none" style:diagonal-tl-br="none" style:text-align-source="fix" style:repeat-content="false" fo:wrap-option="no-wrap" fo:border-left="none" style:direction="ltr" fo:padding="0.028in" fo:border-right="1.76pt solid #eff0f1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1.76pt solid #eff0f1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6" style:family="table-cell" style:parent-style-name="Default">
      <style:table-cell-properties style:glyph-orientation-vertical="0" fo:border-bottom="0.74pt solid #eff0f1" fo:background-color="#ffffff" style:diagonal-bl-tr="none" style:diagonal-tl-br="none" style:text-align-source="fix" style:repeat-content="false" fo:wrap-option="no-wrap" fo:border-left="none" style:direction="ltr" fo:padding="0.028in" fo:border-right="1.76pt solid #eff0f1" style:rotation-angle="0" style:rotation-align="none" style:shrink-to-fit="false" fo:border-top="0.74pt solid #eff0f1" style:vertical-align="automatic" loext:vertical-justify="auto"/>
      <style:paragraph-properties fo:text-align="start" css3t:text-justify="auto" fo:margin-left="0in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7" style:family="table-cell" style:parent-style-name="Default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none" style:direction="ltr" fo:padding="0.028in" fo:border-right="1.76pt solid #eff0f1" style:rotation-angle="0" style:rotation-align="none" style:shrink-to-fit="false" fo:border-top="0.74pt solid #eff0f1" style:vertical-align="automatic" loext:vertical-justify="auto"/>
      <style:paragraph-properties fo:text-align="start" css3t:text-justify="auto" fo:margin-left="0in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9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0" style:family="table-cell" style:parent-style-name="Default">
      <style:table-cell-properties fo:border-bottom="none" fo:background-color="#ffffff" style:diagonal-bl-tr="none" style:diagonal-tl-br="none" fo:border-left="none" fo:padding="0.028in" fo:border-right="2.49pt solid #000000" style:rotation-align="none" fo:border-top="none"/>
      <style:text-properties fo:color="#333333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1" style:family="table-cell" style:parent-style-name="Default">
      <style:table-cell-properties fo:border-bottom="none" fo:background-color="#ffffff" style:diagonal-bl-tr="none" style:diagonal-tl-br="none" fo:border-left="none" fo:padding="0.028in" fo:border-right="2.49pt solid #000000" style:rotation-align="none" fo:border-top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2" style:family="table-cell" style:parent-style-name="Default">
      <style:table-cell-properties fo:border-bottom="2.49pt solid #000000" fo:background-color="#ffffff" style:diagonal-bl-tr="none" style:diagonal-tl-br="none" fo:border-left="none" fo:padding="0.028in" fo:border-right="2.49pt solid #000000" style:rotation-align="none" fo:border-top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3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4" style:family="table-cell" style:parent-style-name="Default">
      <style:table-cell-properties fo:border-bottom="none" style:diagonal-bl-tr="none" style:diagonal-tl-br="none" fo:border-left="0.74pt solid #eff0f1" fo:padding="0.028in" fo:border-right="none" style:rotation-align="none" fo:border-top="0.74pt solid #eff0f1"/>
    </style:style>
    <style:style style:name="ce395" style:family="table-cell" style:parent-style-name="Default">
      <style:table-cell-properties fo:border-bottom="none" style:diagonal-bl-tr="none" style:diagonal-tl-br="none" fo:border-left="0.74pt solid #eff0f1" fo:padding="0.028in" fo:border-right="none" style:rotation-align="none" fo:border-top="none"/>
    </style:style>
    <style:style style:name="ce396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0.74pt solid #eff0f1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7" style:family="table-cell" style:parent-style-name="Default" style:data-style-name="N2">
      <style:table-cell-properties fo:border-bottom="0.74pt solid #eff0f1" style:diagonal-bl-tr="none" style:diagonal-tl-br="none" fo:border-left="0.74pt solid #eff0f1" fo:padding="0.028in" fo:border-right="none" style:rotation-align="none" fo:border-top="0.74pt solid #eff0f1"/>
    </style:style>
    <style:style style:name="ce398" style:family="table-cell" style:parent-style-name="Default">
      <style:table-cell-properties fo:border-bottom="0.74pt solid #eff0f1" style:diagonal-bl-tr="none" style:diagonal-tl-br="none" fo:border-left="0.74pt solid #eff0f1" fo:padding="0.028in" fo:border-right="none" style:rotation-align="none" fo:border-top="0.74pt solid #eff0f1"/>
    </style:style>
    <style:style style:name="ce399" style:family="table-cell" style:parent-style-name="Default" style:data-style-name="N162">
      <style:table-cell-properties fo:border-bottom="none" style:diagonal-bl-tr="none" style:diagonal-tl-br="none" fo:border-left="0.74pt solid #eff0f1" fo:padding="0.028in" fo:border-right="none" style:rotation-align="none" fo:border-top="0.74pt solid #eff0f1"/>
    </style:style>
    <style:style style:name="ce400" style:family="table-cell" style:parent-style-name="Default">
      <style:table-cell-properties fo:border-bottom="0.74pt solid #eff0f1" style:diagonal-bl-tr="none" style:diagonal-tl-br="none" fo:border-left="0.74pt solid #eff0f1" fo:padding="0.028in" fo:border-right="none" style:rotation-align="none" fo:border-top="none"/>
    </style:style>
    <style:style style:name="ce401" style:family="table-cell" style:parent-style-name="Default">
      <style:table-cell-properties fo:border-bottom="none" style:diagonal-bl-tr="none" style:diagonal-tl-br="none" fo:border-left="none" fo:padding="0.028in" fo:border-right="none" style:rotation-align="none" fo:border-top="0.74pt solid #eff0f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2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3" style:family="table-cell" style:parent-style-name="Default" style:data-style-name="N10124">
      <style:table-cell-properties style:glyph-orientation-vertical="0" fo:border-bottom="0.74pt solid #eff0f1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eff0f1" style:vertical-align="automatic" loext:vertical-justify="auto"/>
      <style:paragraph-properties fo:text-align="center" css3t:text-justify="auto" fo:margin-left="0in" style:writing-mode="page"/>
    </style:style>
    <style:style style:name="ce404" style:family="table-cell" style:parent-style-name="Default" style:data-style-name="N1012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eff0f1" style:vertical-align="automatic" loext:vertical-justify="auto"/>
      <style:paragraph-properties fo:text-align="center" css3t:text-justify="auto" fo:margin-left="0in" style:writing-mode="page"/>
    </style:style>
    <style:style style:name="ce4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406" style:family="table-cell" style:parent-style-name="Default" style:data-style-name="N1012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407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</style:style>
    <style:style style:name="ce40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409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0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eff0f1" style:vertical-align="automatic" loext:vertical-justify="auto"/>
      <style:paragraph-properties fo:text-align="center" css3t:text-justify="auto" fo:margin-left="0in" style:writing-mode="page"/>
    </style:style>
    <style:style style:name="ce4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eff0f1" style:vertical-align="automatic" loext:vertical-justify="auto"/>
      <style:paragraph-properties fo:text-align="center" css3t:text-justify="auto" fo:margin-left="0in" style:writing-mode="page"/>
    </style:style>
    <style:style style:name="ce41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74pt solid #eff0f1" style:vertical-align="automatic" loext:vertical-justify="auto"/>
      <style:paragraph-properties fo:text-align="center" css3t:text-justify="auto" fo:margin-left="0in" style:writing-mode="page"/>
    </style:style>
    <style:style style:name="ce413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</style:style>
    <style:style style:name="ce414" style:family="table-cell" style:parent-style-name="Default">
      <style:table-cell-properties fo:border-bottom="0.74pt solid #eff0f1" style:diagonal-bl-tr="none" style:diagonal-tl-br="none" fo:border-left="none" fo:padding="0.028in" fo:border-right="none" style:rotation-align="none" fo:border-top="0.74pt solid #eff0f1"/>
    </style:style>
    <style:style style:name="ce415" style:family="table-cell" style:parent-style-name="Default">
      <style:table-cell-properties fo:border-bottom="none" style:diagonal-bl-tr="none" style:diagonal-tl-br="none" fo:background-color="transparent" fo:border-left="none" fo:padding="0.028in" fo:border-right="none" style:rotation-align="none" fo:border-top="0.74pt solid #eff0f1"/>
    </style:style>
    <style:style style:name="ce416" style:family="table-cell" style:parent-style-name="Default">
      <style:table-cell-properties fo:border-bottom="0.74pt solid #eff0f1" style:diagonal-bl-tr="none" style:diagonal-tl-br="none" fo:background-color="transparent" fo:border-left="none" fo:padding="0.028in" fo:border-right="none" style:rotation-align="none" fo:border-top="none"/>
    </style:style>
    <style:style style:name="ce417" style:family="table-cell" style:parent-style-name="Default">
      <style:table-cell-properties fo:border-bottom="0.74pt solid #eff0f1" style:diagonal-bl-tr="none" style:diagonal-tl-br="none" fo:border-left="none" fo:padding="0.028in" fo:border-right="0.74pt solid #eff0f1" style:rotation-align="none" fo:border-top="0.74pt solid #eff0f1"/>
    </style:style>
    <style:style style:name="gr1" style:family="graphic">
      <style:graphic-properties draw:stroke="none" draw:fill="none" draw:textarea-horizontal-align="justify" draw:textarea-vertical-align="middle" fo:padding-top="0.022in" fo:padding-bottom="0.022in" fo:padding-left="0.022in" fo:padding-right="0.022in" draw:ole-draw-aspect="1" style:protect="size"/>
    </style:style>
    <style:style style:name="gr2" style:family="graphic">
      <style:graphic-properties draw:stroke="solid" svg:stroke-width="0.0102in" svg:stroke-color="#000000" draw:marker-start="Arrowheads_20_1" draw:marker-start-width="0.0787in" draw:marker-start-center="false" draw:stroke-linejoin="miter" draw:fill="solid" draw:fill-color="#ffffc0" draw:textarea-horizontal-align="justify" draw:textarea-vertical-align="top" draw:auto-grow-height="false" draw:auto-grow-width="false" fo:min-height="0.2646in" fo:min-width="1.1996in" fo:padding-top="0.022in" fo:padding-bottom="0.022in" fo:padding-left="0.022in" fo:padding-right="0.022in" fo:wrap-option="wrap" draw:shadow="hidden" draw:shadow-offset-x="0.0394in" draw:shadow-offset-y="0.0394in" draw:shadow-color="#000000" draw:caption-escape-direction="auto"/>
      <style:paragraph-properties style:writing-mode="lr-tb"/>
    </style:style>
    <style:style style:name="gr3" style:family="graphic">
      <style:graphic-properties draw:stroke="solid" svg:stroke-width="0.0102in" svg:stroke-color="#000000" draw:marker-start="Arrowheads_20_1" draw:marker-start-width="0.0787in" draw:marker-start-center="false" draw:stroke-linejoin="miter" draw:fill="solid" draw:fill-color="#ffffc0" draw:textarea-horizontal-align="justify" draw:textarea-vertical-align="top" draw:auto-grow-height="false" draw:auto-grow-width="false" fo:min-height="0.522in" fo:min-width="1.2087in" fo:padding-top="0.022in" fo:padding-bottom="0.022in" fo:padding-left="0.022in" fo:padding-right="0.022in" fo:wrap-option="wrap" draw:shadow="hidden" draw:shadow-offset-x="0.0394in" draw:shadow-offset-y="0.0394in" draw:shadow-color="#000000" draw:caption-escape-direction="auto"/>
      <style:paragraph-properties style:writing-mode="lr-tb"/>
    </style:style>
    <style:style style:name="gr4" style:family="graphic">
      <style:graphic-properties draw:stroke="solid" svg:stroke-width="0.0102in" svg:stroke-color="#000000" draw:marker-start="Arrowheads_20_1" draw:marker-start-width="0.0787in" draw:marker-start-center="false" draw:stroke-linejoin="miter" draw:fill="solid" draw:fill-color="#ffffc0" draw:textarea-horizontal-align="justify" draw:textarea-vertical-align="top" draw:auto-grow-height="false" draw:auto-grow-width="false" fo:min-height="0.2807in" fo:min-width="0.798in" fo:padding-top="0.022in" fo:padding-bottom="0.022in" fo:padding-left="0.022in" fo:padding-right="0.022in" fo:wrap-option="wrap" draw:shadow="hidden" draw:shadow-offset-x="0.0394in" draw:shadow-offset-y="0.0394in" draw:shadow-color="#000000" draw:caption-escape-direction="auto"/>
      <style:paragraph-properties style:writing-mode="lr-tb"/>
    </style:style>
    <style:style style:name="gr5" style:family="graphic">
      <style:graphic-properties draw:stroke="solid" svg:stroke-width="0.0102in" svg:stroke-color="#000000" draw:marker-start="Arrowheads_20_1" draw:marker-start-width="0.0787in" draw:marker-start-center="false" draw:stroke-linejoin="miter" draw:fill="solid" draw:fill-color="#ffffc0" draw:textarea-horizontal-align="justify" draw:textarea-vertical-align="top" draw:auto-grow-height="false" draw:auto-grow-width="false" fo:min-height="0.9638in" fo:min-width="1.2264in" fo:padding-top="0.022in" fo:padding-bottom="0.022in" fo:padding-left="0.022in" fo:padding-right="0.022in" fo:wrap-option="wrap" draw:shadow="hidden" draw:shadow-offset-x="0.0394in" draw:shadow-offset-y="0.0394in" draw:shadow-color="#000000" draw:caption-escape-direction="auto"/>
      <style:paragraph-properties style:writing-mode="lr-tb"/>
    </style:style>
    <style:style style:name="gr6" style:family="graphic">
      <style:graphic-properties draw:stroke="solid" svg:stroke-width="0.0102in" svg:stroke-color="#000000" draw:marker-start="Arrowheads_20_1" draw:marker-start-width="0.0787in" draw:marker-start-center="false" draw:stroke-linejoin="miter" draw:fill="solid" draw:fill-color="#ffffc0" draw:textarea-horizontal-align="justify" draw:textarea-vertical-align="top" draw:auto-grow-height="false" draw:auto-grow-width="false" fo:min-height="0.4394in" fo:min-width="1.2087in" fo:padding-top="0.022in" fo:padding-bottom="0.022in" fo:padding-left="0.022in" fo:padding-right="0.022in" fo:wrap-option="wrap" draw:shadow="hidden" draw:shadow-offset-x="0.0394in" draw:shadow-offset-y="0.0394in" draw:shadow-color="#000000" draw:caption-escape-direction="auto"/>
      <style:paragraph-properties style:writing-mode="lr-tb"/>
    </style:style>
    <style:style style:name="gr7" style:family="graphic">
      <style:graphic-properties draw:stroke="solid" svg:stroke-width="0.0102in" svg:stroke-color="#000000" draw:marker-start="Arrowheads_20_1" draw:marker-start-width="0.0787in" draw:marker-start-center="false" draw:stroke-linejoin="miter" draw:fill="solid" draw:fill-color="#ffffc0" draw:textarea-horizontal-align="justify" draw:textarea-vertical-align="top" draw:auto-grow-height="false" draw:auto-grow-width="false" fo:min-height="0.4476in" fo:min-width="1.2087in" fo:padding-top="0.022in" fo:padding-bottom="0.022in" fo:padding-left="0.022in" fo:padding-right="0.022in" fo:wrap-option="wrap" draw:shadow="hidden" draw:shadow-offset-x="0.0394in" draw:shadow-offset-y="0.0394in" draw:shadow-color="#000000" draw:caption-escape-direction="auto"/>
      <style:paragraph-properties style:writing-mode="lr-tb"/>
    </style:style>
    <style:style style:name="gr8" style:family="graphic">
      <style:graphic-properties draw:stroke="solid" svg:stroke-width="0.0102in" svg:stroke-color="#000000" draw:marker-start="Arrowheads_20_1" draw:marker-start-width="0.0787in" draw:marker-start-center="false" draw:stroke-linejoin="miter" draw:fill="solid" draw:fill-color="#ffffc0" draw:textarea-horizontal-align="justify" draw:textarea-vertical-align="top" draw:auto-grow-height="false" draw:auto-grow-width="false" fo:min-height="0.3724in" fo:min-width="1.1996in" fo:padding-top="0.022in" fo:padding-bottom="0.022in" fo:padding-left="0.022in" fo:padding-right="0.022in" fo:wrap-option="wrap" draw:shadow="hidden" draw:shadow-offset-x="0.0394in" draw:shadow-offset-y="0.0394in" draw:shadow-color="#000000" draw:caption-escape-direction="auto"/>
      <style:paragraph-properties style:writing-mode="lr-tb"/>
    </style:style>
    <style:style style:name="gr9" style:family="graphic">
      <style:graphic-properties draw:stroke="solid" svg:stroke-width="0.0102in" svg:stroke-color="#000000" draw:marker-start="Arrowheads_20_1" draw:marker-start-width="0.0787in" draw:marker-start-center="false" draw:stroke-linejoin="miter" draw:fill="solid" draw:fill-color="#ffffc0" draw:textarea-horizontal-align="justify" draw:textarea-vertical-align="top" draw:auto-grow-height="false" draw:auto-grow-width="false" fo:min-height="0.5559in" fo:min-width="1.1996in" fo:padding-top="0.022in" fo:padding-bottom="0.022in" fo:padding-left="0.022in" fo:padding-right="0.022in" fo:wrap-option="wrap" draw:shadow="hidden" draw:shadow-offset-x="0.0394in" draw:shadow-offset-y="0.0394in" draw:shadow-color="#000000" draw:caption-escape-direction="auto"/>
      <style:paragraph-properties style:writing-mode="lr-tb"/>
    </style:style>
    <style:style style:name="gr10" style:family="graphic">
      <style:graphic-properties draw:stroke="solid" svg:stroke-width="0.0102in" svg:stroke-color="#000000" draw:marker-start="Arrowheads_20_1" draw:marker-start-width="0.0787in" draw:marker-start-center="false" draw:stroke-linejoin="miter" draw:fill="solid" draw:fill-color="#ffffc0" draw:textarea-horizontal-align="justify" draw:textarea-vertical-align="top" draw:auto-grow-height="false" draw:auto-grow-width="false" fo:min-height="0.2646in" fo:min-width="1.2087in" fo:padding-top="0.022in" fo:padding-bottom="0.022in" fo:padding-left="0.022in" fo:padding-right="0.022in" fo:wrap-option="wrap" draw:shadow="hidden" draw:shadow-offset-x="0.0394in" draw:shadow-offset-y="0.0394in" draw:shadow-color="#000000" draw:caption-escape-direction="auto"/>
      <style:paragraph-properties style:writing-mode="lr-tb"/>
    </style:style>
    <style:style style:name="gr11" style:family="graphic">
      <style:graphic-properties draw:stroke="solid" svg:stroke-width="0.0102in" svg:stroke-color="#000000" draw:marker-start="Arrowheads_20_1" draw:marker-start-width="0.0787in" draw:marker-start-center="false" draw:stroke-linejoin="miter" draw:fill="solid" draw:fill-color="#ffffc0" draw:textarea-horizontal-align="justify" draw:textarea-vertical-align="top" draw:auto-grow-height="false" draw:auto-grow-width="false" fo:min-height="0.522in" fo:min-width="1.2173in" fo:padding-top="0.022in" fo:padding-bottom="0.022in" fo:padding-left="0.022in" fo:padding-right="0.022in" fo:wrap-option="wrap" draw:shadow="hidden" draw:shadow-offset-x="0.0394in" draw:shadow-offset-y="0.0394in" draw:shadow-color="#000000" draw:caption-escape-direction="auto"/>
      <style:paragraph-properties style:writing-mode="lr-tb"/>
    </style:style>
    <style:style style:name="gr12" style:family="graphic">
      <style:graphic-properties draw:stroke="solid" svg:stroke-width="0.0102in" svg:stroke-color="#000000" draw:marker-start="Arrowheads_20_1" draw:marker-start-width="0.0787in" draw:marker-start-center="false" draw:stroke-linejoin="miter" draw:fill="solid" draw:fill-color="#ffffc0" draw:textarea-horizontal-align="justify" draw:textarea-vertical-align="top" draw:auto-grow-height="false" draw:auto-grow-width="false" fo:min-height="0.3386in" fo:min-width="0.6673in" fo:padding-top="0.022in" fo:padding-bottom="0.022in" fo:padding-left="0.022in" fo:padding-right="0.022in" fo:wrap-option="wrap" draw:shadow="hidden" draw:shadow-offset-x="0.0394in" draw:shadow-offset-y="0.0394in" draw:shadow-color="#000000" draw:caption-escape-direction="auto"/>
      <style:paragraph-properties style:writing-mode="lr-tb"/>
    </style:style>
    <style:style style:name="gr13" style:family="graphic">
      <style:graphic-properties draw:stroke="solid" svg:stroke-width="0.0102in" svg:stroke-color="#000000" draw:marker-start="Arrowheads_20_1" draw:marker-start-width="0.0787in" draw:marker-start-center="false" draw:stroke-linejoin="miter" draw:fill="solid" draw:fill-color="#ffffc0" draw:textarea-horizontal-align="justify" draw:textarea-vertical-align="top" draw:auto-grow-height="false" draw:auto-grow-width="false" fo:min-height="0.9303in" fo:min-width="1.2173in" fo:padding-top="0.022in" fo:padding-bottom="0.022in" fo:padding-left="0.022in" fo:padding-right="0.022in" fo:wrap-option="wrap" draw:shadow="hidden" draw:shadow-offset-x="0.0394in" draw:shadow-offset-y="0.0394in" draw:shadow-color="#000000" draw:caption-escape-direction="auto"/>
      <style:paragraph-properties style:writing-mode="lr-tb"/>
    </style:style>
    <style:style style:name="gr14" style:family="graphic">
      <style:graphic-properties draw:stroke="solid" svg:stroke-width="0.0102in" svg:stroke-color="#000000" draw:marker-start="Arrowheads_20_1" draw:marker-start-width="0.0787in" draw:marker-start-center="false" draw:stroke-linejoin="miter" draw:fill="solid" draw:fill-color="#ffffc0" draw:textarea-horizontal-align="justify" draw:textarea-vertical-align="top" draw:auto-grow-height="false" draw:auto-grow-width="false" fo:min-height="0.4394in" fo:min-width="1.2173in" fo:padding-top="0.022in" fo:padding-bottom="0.022in" fo:padding-left="0.022in" fo:padding-right="0.022in" fo:wrap-option="wrap" draw:shadow="hidden" draw:shadow-offset-x="0.0394in" draw:shadow-offset-y="0.0394in" draw:shadow-color="#000000" draw:caption-escape-direction="auto"/>
      <style:paragraph-properties style:writing-mode="lr-tb"/>
    </style:style>
    <style:style style:name="gr15" style:family="graphic">
      <style:graphic-properties draw:stroke="solid" svg:stroke-width="0.0102in" svg:stroke-color="#000000" draw:marker-start="Arrowheads_20_1" draw:marker-start-width="0.0787in" draw:marker-start-center="false" draw:stroke-linejoin="miter" draw:fill="solid" draw:fill-color="#ffffc0" draw:textarea-horizontal-align="justify" draw:textarea-vertical-align="top" draw:auto-grow-height="false" draw:auto-grow-width="false" fo:min-height="0.4476in" fo:min-width="1.2083in" fo:padding-top="0.022in" fo:padding-bottom="0.022in" fo:padding-left="0.022in" fo:padding-right="0.022in" fo:wrap-option="wrap" draw:shadow="hidden" draw:shadow-offset-x="0.0394in" draw:shadow-offset-y="0.0394in" draw:shadow-color="#000000" draw:caption-escape-direction="auto"/>
      <style:paragraph-properties style:writing-mode="lr-tb"/>
    </style:style>
    <style:style style:name="gr16" style:family="graphic">
      <style:graphic-properties draw:stroke="solid" svg:stroke-width="0.0102in" svg:stroke-color="#000000" draw:marker-start="Arrowheads_20_1" draw:marker-start-width="0.0787in" draw:marker-start-center="false" draw:stroke-linejoin="miter" draw:fill="solid" draw:fill-color="#ffffc0" draw:textarea-horizontal-align="justify" draw:textarea-vertical-align="top" draw:auto-grow-height="false" draw:auto-grow-width="false" fo:min-height="0.4476in" fo:min-width="1.1996in" fo:padding-top="0.022in" fo:padding-bottom="0.022in" fo:padding-left="0.022in" fo:padding-right="0.022in" fo:wrap-option="wrap" draw:shadow="hidden" draw:shadow-offset-x="0.0394in" draw:shadow-offset-y="0.0394in" draw:shadow-color="#000000" draw:caption-escape-direction="auto"/>
      <style:paragraph-properties style:writing-mode="lr-tb"/>
    </style:style>
    <style:style style:name="gr17" style:family="graphic">
      <style:graphic-properties draw:textarea-vertical-align="middle"/>
    </style:style>
    <style:style style:name="gr18" style:family="graphic">
      <style:graphic-properties draw:stroke="none" draw:fill="none" draw:textarea-horizontal-align="justify" draw:textarea-vertical-align="middle" fo:padding-top="0.022in" fo:padding-bottom="0.022in" fo:padding-left="0.022in" fo:padding-right="0.022in" draw:ole-draw-aspect="1"/>
    </style:style>
    <style:style style:name="gr19" style:family="graphic">
      <style:graphic-properties draw:stroke="solid" svg:stroke-width="0.0102in" svg:stroke-color="#000000" draw:marker-start="Arrowheads_20_1" draw:marker-start-width="0.0787in" draw:marker-start-center="false" draw:stroke-linejoin="miter" draw:fill="solid" draw:fill-color="#ffffc0" draw:textarea-horizontal-align="justify" draw:textarea-vertical-align="top" draw:auto-grow-height="false" draw:auto-grow-width="false" fo:min-height="0.2933in" fo:min-width="1.1043in" fo:padding-top="0.022in" fo:padding-bottom="0.022in" fo:padding-left="0.022in" fo:padding-right="0.022in" fo:wrap-option="wrap" draw:shadow="hidden" draw:shadow-offset-x="0.0394in" draw:shadow-offset-y="0.0394in" draw:shadow-color="#000000" draw:caption-escape-direction="auto"/>
      <style:paragraph-properties style:writing-mode="lr-tb"/>
    </style:style>
    <style:style style:name="gr20" style:family="graphic">
      <style:graphic-properties draw:stroke="solid" svg:stroke-width="0.0102in" svg:stroke-color="#000000" draw:marker-start="Arrowheads_20_1" draw:marker-start-width="0.0787in" draw:marker-start-center="false" draw:stroke-linejoin="miter" draw:fill="solid" draw:fill-color="#ffffc0" draw:textarea-horizontal-align="justify" draw:textarea-vertical-align="top" draw:auto-grow-height="false" draw:auto-grow-width="false" fo:min-height="0.5811in" fo:min-width="2.1988in" fo:padding-top="0.022in" fo:padding-bottom="0.022in" fo:padding-left="0.022in" fo:padding-right="0.022in" fo:wrap-option="wrap" draw:shadow="hidden" draw:shadow-offset-x="0.0394in" draw:shadow-offset-y="0.0394in" draw:shadow-color="#000000" draw:caption-escape-direction="auto"/>
      <style:paragraph-properties style:writing-mode="lr-tb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center"/>
    </style:style>
    <style:style style:name="T1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T1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56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T4" style:family="text">
      <style:text-properties fo:color="#000000" loext:opacity="100%" style:text-outline="false" style:text-line-through-style="none" style:text-line-through-type="none" style:text-position="0% 100%" fo:font-family="Tahoma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WenQuanYi Zen Hei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style:text-position="0% 100%" fo:font-family="Tahoma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0000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7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style-asian="normal" style:font-style-complex="normal" style:use-window-font-color="true" fo:font-weight="normal" style:font-weight-asian="normal" style:font-weight-complex="normal"/>
    </style:style>
    <style:style style:name="T8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style-asian="normal" style:font-style-complex="normal" fo:font-weight="normal" style:font-weight-asian="normal" style:font-weight-complex="normal" fo:color="#0000ff"/>
    </style:style>
    <style:style style:name="T9" style:family="text">
      <style:text-properties fo:color="#ff0000" style:font-name="Arial" fo:font-size="10pt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style-asian="normal" style:font-style-complex="normal" fo:font-weight="normal" style:font-weight-asian="normal" style:font-weight-complex="normal"/>
    </style:style>
    <style:style style:name="T10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style-asian="normal" style:font-style-complex="normal" fo:font-weight="normal" style:font-weight-asian="normal" style:font-weight-complex="normal" style:use-window-font-color="true"/>
    </style:style>
    <style:style style:name="T1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style-asian="normal" style:font-style-complex="normal" fo:font-weight="normal" style:font-weight-asian="normal" style:font-weight-complex="normal" fo:color="#ff0000"/>
    </style:style>
    <style:style style:name="T14" style:family="text">
      <style:text-properties style:use-window-font-color="true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15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italic" style:text-outline="false" fo:text-shadow="none" style:text-position="0% 100%" style:font-name-complex="Arial" style:font-size-asian="10pt" style:font-size-complex="10pt" style:font-weight-asian="normal" style:font-weight-complex="normal" style:font-style-asian="italic" style:font-style-complex="italic"/>
    </style:style>
    <style:style style:name="T16" style:family="text">
      <style:text-properties style:use-window-font-color="true" style:font-name="Arial" fo:font-size="10pt" fo:font-weight="normal" style:text-underline-style="none" style:text-underline-color="font-color" style:text-line-through-type="none" style:text-outline="false" fo:text-shadow="none" style:text-position="0% 100%" style:font-name-complex="Arial" style:font-size-asian="10pt" style:font-size-complex="10pt" style:font-weight-asian="normal" style:font-weight-complex="normal" fo:font-style="normal" style:font-style-asian="normal" style:font-style-complex="normal"/>
    </style:style>
    <style:style style:name="T17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18" style:family="text">
      <style:text-properties style:use-window-font-color="true" style:font-name="Arial" fo:font-size="10pt" fo:font-weight="normal" style:text-underline-style="none" style:text-underline-color="font-color" style:text-line-through-type="none" style:text-outline="false" fo:text-shadow="none" style:text-position="0% 100%" style:font-name-complex="Arial" style:font-size-asian="10pt" style:font-size-complex="10pt" style:font-weight-asian="normal" style:font-weight-complex="normal" fo:font-style="italic" style:font-style-asian="italic" style:font-style-complex="italic"/>
    </style:style>
    <style:style style:name="T19" style:family="text">
      <style:text-properties fo:color="#993300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20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style-asian="normal" style:font-style-complex="normal" fo:color="#993300" fo:font-weight="bold" style:font-weight-asian="bold" style:font-weight-complex="bold"/>
    </style:style>
    <style:style style:name="T21" style:family="text">
      <style:text-properties fo:color="#800080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22" style:family="text">
      <style:text-properties style:use-window-font-color="true" style:font-name="Arial" fo:font-size="10pt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style-asian="normal" style:font-style-complex="normal" fo:font-weight="normal" style:font-weight-asian="normal" style:font-weight-complex="normal"/>
    </style:style>
    <style:style style:name="T23" style:family="text">
      <style:text-properties style:use-window-font-color="true" style:font-name="Arial" fo:font-weight="normal" style:text-underline-style="none" style:text-underline-color="font-color" style:text-line-through-type="none" fo:font-style="italic" style:text-outline="false" fo:text-shadow="none" style:text-position="0% 100%" style:font-name-complex="Arial" style:font-weight-asian="normal" style:font-weight-complex="normal" style:font-style-asian="italic" style:font-style-complex="italic" fo:font-size="8pt" style:font-size-asian="8pt" style:font-size-complex="8pt"/>
    </style:style>
    <style:style style:name="T24" style:family="text">
      <style:text-properties style:use-window-font-color="true" style:font-name="Arial" fo:font-weight="normal" style:text-underline-style="none" style:text-underline-color="font-color" style:text-line-through-type="none" style:text-outline="false" fo:text-shadow="none" style:text-position="0% 100%" style:font-name-complex="Arial" style:font-weight-asian="normal" style:font-weight-complex="normal" fo:font-size="10pt" fo:font-style="normal" style:font-size-asian="10pt" style:font-size-complex="10pt" style:font-style-asian="normal" style:font-style-complex="normal"/>
    </style:style>
    <style:style style:name="T25" style:family="text">
      <style:text-properties style:use-window-font-color="true" style:font-name="Arial" fo:font-weight="normal" style:text-underline-style="none" style:text-underline-color="font-color" style:text-line-through-type="none" style:text-outline="false" fo:text-shadow="none" style:text-position="0% 100%" style:font-name-complex="Arial" style:font-weight-asian="normal" style:font-weight-complex="normal" fo:font-size="10pt" style:font-size-asian="10pt" style:font-size-complex="10pt" fo:font-style="italic" style:font-style-asian="italic" style:font-style-complex="italic"/>
    </style:style>
    <style:style style:name="T26" style:family="text">
      <style:text-properties style:use-window-font-color="true" style:font-name="Arial" fo:font-weight="normal" style:text-underline-style="none" style:text-underline-color="font-color" style:text-line-through-type="none" style:text-outline="false" fo:text-shadow="none" style:text-position="0% 100%" style:font-name-complex="Arial" style:font-weight-asian="normal" style:font-weight-complex="normal" fo:font-size="10pt" style:font-size-asian="10pt" style:font-size-complex="10pt" fo:font-style="normal" style:font-style-asian="normal" style:font-style-complex="normal"/>
    </style:style>
    <style:style style:name="T27" style:family="text">
      <style:text-properties style:use-window-font-color="true" style:font-name="Arial" fo:font-weight="normal" style:text-underline-style="none" style:text-underline-color="font-color" style:text-line-through-type="none" style:text-outline="false" fo:text-shadow="none" style:text-position="0% 100%" style:font-name-complex="Arial" style:font-weight-asian="normal" style:font-weight-complex="normal" fo:font-style="italic" style:font-style-asian="italic" style:font-style-complex="italic" fo:font-size="8pt" style:font-size-asian="8pt" style:font-size-complex="8pt"/>
    </style:style>
    <style:style style:name="T28" style:family="text">
      <style:text-properties fo:color="#003366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29" style:family="text">
      <style:text-properties fo:color="#ff0000" style:font-name="Arial" fo:font-size="10pt" fo:font-weight="normal" style:text-underline-style="none" style:text-underline-color="font-color" style:text-line-through-type="none" fo:font-style="italic" style:text-outline="false" fo:text-shadow="none" style:text-position="0% 100%" style:font-name-complex="Arial" style:font-size-asian="10pt" style:font-size-complex="10pt" style:font-weight-asian="normal" style:font-weight-complex="normal" style:font-style-asian="italic" style:font-style-complex="italic"/>
    </style:style>
    <style:style style:name="T30" style:family="text">
      <style:text-properties style:font-name="Arial" fo:font-size="10pt" style:text-underline-style="none" style:text-underline-color="font-color" style:text-line-through-type="none" fo:font-style="italic" style:text-outline="false" fo:text-shadow="none" style:text-position="0% 100%" style:font-name-complex="Arial" style:font-size-asian="10pt" style:font-size-complex="10pt" style:font-style-asian="italic" style:font-style-complex="italic" fo:color="#0000ff" fo:font-weight="bold" style:font-weight-asian="bold" style:font-weight-complex="bold"/>
    </style:style>
    <style:style style:name="T31" style:family="text">
      <style:text-properties style:font-name="Arial" fo:font-size="10pt" style:text-underline-style="none" style:text-underline-color="font-color" style:text-line-through-type="none" fo:font-style="italic" style:text-outline="false" fo:text-shadow="none" style:text-position="0% 100%" style:font-name-complex="Arial" style:font-size-asian="10pt" style:font-size-complex="10pt" style:font-style-asian="italic" style:font-style-complex="italic" fo:color="#ff0000" fo:font-weight="normal" style:font-weight-asian="normal" style:font-weight-complex="normal"/>
    </style:style>
    <style:style style:name="T32" style:family="text">
      <style:text-properties style:use-window-font-color="true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33" style:family="text">
      <style:text-properties style:use-window-font-color="true" style:font-name="Arial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weight-asian="normal" style:font-weight-complex="normal" style:font-style-asian="normal" style:font-style-complex="normal" fo:font-size="10pt" style:font-size-asian="10pt" style:font-size-complex="10pt"/>
    </style:style>
    <style:style style:name="T34" style:family="text">
      <style:text-properties style:use-window-font-color="true" style:font-name="Arial" fo:font-size="8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bold" style:font-weight-complex="bold" style:font-style-asian="normal" style:font-style-complex="normal"/>
    </style:style>
    <style:style style:name="T35" style:family="text">
      <style:text-properties style:use-window-font-color="true" style:font-name="Arial" fo:font-weight="bold" style:text-underline-style="none" style:text-underline-color="font-color" style:text-line-through-type="none" fo:font-style="normal" style:text-outline="false" fo:text-shadow="none" style:text-position="0% 100%" style:font-name-complex="Arial" style:font-weight-asian="bold" style:font-weight-complex="bold" style:font-style-asian="normal" style:font-style-complex="normal" fo:font-size="10pt" style:font-size-asian="10pt" style:font-size-complex="10pt"/>
    </style:style>
    <style:style style:name="T36" style:family="text">
      <style:text-properties style:use-window-font-color="true" style:font-name="Arial" fo:font-weight="bold" style:text-underline-style="none" style:text-underline-color="font-color" style:text-line-through-type="none" fo:font-style="normal" style:text-outline="false" fo:text-shadow="none" style:text-position="0% 100%" style:font-name-complex="Arial" style:font-weight-asian="bold" style:font-weight-complex="bold" style:font-style-asian="normal" style:font-style-complex="normal" fo:font-size="8pt" style:font-size-asian="8pt" style:font-size-complex="8pt"/>
    </style:style>
    <style:style style:name="T37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38" style:family="text">
      <style:text-properties style:use-window-font-color="true" style:font-name="Arial" fo:font-size="12pt" fo:font-weight="bold" style:text-underline-style="solid" style:text-underline-width="auto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bold" style:font-weight-complex="bold" style:font-style-asian="normal" style:font-style-complex="normal"/>
    </style:style>
    <style:style style:name="T39" style:family="text">
      <style:text-properties style:use-window-font-color="true" style:font-name="Arial" fo:font-size="12pt" fo:font-weight="bold" style:text-line-through-type="none" fo:font-style="normal" style:text-outline="false" fo:text-shadow="none" style:text-position="0% 100%" style:font-name-complex="Arial" style:font-size-asian="12pt" style:font-size-complex="12pt" style:font-weight-asian="bold" style:font-weight-complex="bold" style:font-style-asian="normal" style:font-style-complex="normal" style:text-underline-style="none" style:text-underline-color="font-color"/>
    </style:style>
  </office:automatic-styles>
  <office:body>
    <office:spreadsheet table:structure-protected="true" table:protection-key="BHuanMOZgYAYWbOqgbbbIq6Tl1g=" table:protection-key-digest-algorithm="http://docs.oasis-open.org/office/ns/table/legacy-hash-excel" loext:protection-key-digest-algorithm-2="http://www.w3.org/2000/09/xmldsig#sha1">
      <table:calculation-settings table:case-sensitive="false" table:automatic-find-labels="false" table:use-regular-expressions="false" table:use-wildcards="true"/>
      <table:table table:name="Intro" table:style-name="ta3" table:protected="true" table:protection-key="BHuanMOZgYAYWbOqgbbbIq6Tl1g=" table:protection-key-digest-algorithm="http://docs.oasis-open.org/office/ns/table/legacy-hash-excel" loext:protection-key-digest-algorithm-2="http://www.w3.org/2000/09/xmldsig#sha1" table:print-ranges="Intro.A1:Intro.J66">
        <loext:table-protection loext:select-protected-cells="true" loext:select-unprotected-cells="true"/>
        <office:forms form:automatic-focus="false" form:apply-design-mode="false"/>
        <table:table-column table:style-name="co8" table:default-cell-style-name="ce241"/>
        <table:table-column table:style-name="co2" table:number-columns-repeated="4" table:default-cell-style-name="Default"/>
        <table:table-column table:style-name="co9" table:default-cell-style-name="ce241"/>
        <table:table-column table:style-name="co10" table:default-cell-style-name="ce241"/>
        <table:table-column table:style-name="co2" table:number-columns-repeated="57" table:default-cell-style-name="Default"/>
        <table:table-row table:style-name="ro6">
          <table:table-cell table:number-columns-repeated="64"/>
        </table:table-row>
        <table:table-row table:style-name="ro10">
          <table:table-cell/>
          <table:table-cell table:style-name="ce3" office:value-type="string" calcext:value-type="string">
            <text:p>EzAlt.xls</text:p>
          </table:table-cell>
          <table:table-cell table:number-columns-repeated="62"/>
        </table:table-row>
        <table:table-row table:style-name="ro11">
          <table:table-cell/>
          <table:table-cell table:style-name="ce4" office:value-type="string" calcext:value-type="string">
            <text:p><text:s/>FLIGHT <text:s/>PERFORMANCE <text:s/>ESTIMATOR <text:s/>FOR <text:s/>HOBBY <text:s/>ROCKETS</text:p>
          </table:table-cell>
          <table:table-cell table:number-columns-repeated="62"/>
        </table:table-row>
        <table:table-row table:style-name="ro4">
          <table:table-cell table:number-columns-repeated="64"/>
        </table:table-row>
        <table:table-row table:style-name="ro4">
          <table:table-cell table:number-columns-repeated="5"/>
          <table:table-cell table:style-name="ce19" office:value-type="string" calcext:value-type="string">
            <text:p>Written by:</text:p>
          </table:table-cell>
          <table:table-cell table:style-name="ce23" office:value-type="string" calcext:value-type="string">
            <text:p>Richard A.Nakka*</text:p>
          </table:table-cell>
          <table:table-cell table:style-name="ce23"/>
          <table:table-cell table:style-name="ce267"/>
          <table:table-cell table:style-name="ce268"/>
          <table:table-cell table:number-columns-repeated="54"/>
        </table:table-row>
        <table:table-row table:style-name="ro4">
          <table:table-cell table:number-columns-repeated="5"/>
          <table:table-cell table:style-name="ce20" office:value-type="string" calcext:value-type="string">
            <text:p>Version:</text:p>
          </table:table-cell>
          <table:table-cell table:style-name="ce24" office:value-type="float" office:value="1.3" calcext:value-type="float">
            <text:p>1.3</text:p>
          </table:table-cell>
          <table:table-cell table:style-name="ce27"/>
          <table:table-cell table:style-name="ce256"/>
          <table:table-cell table:style-name="ce269"/>
          <table:table-cell table:number-columns-repeated="54"/>
        </table:table-row>
        <table:table-row table:style-name="ro4">
          <table:table-cell table:number-columns-repeated="5"/>
          <table:table-cell table:style-name="ce20" office:value-type="string" calcext:value-type="string">
            <text:p>Date:</text:p>
          </table:table-cell>
          <table:table-cell table:style-name="ce25" office:value-type="string" calcext:value-type="string">
            <text:p>Oct. 2016 <text:s/>(originally released Dec. 2002)</text:p>
          </table:table-cell>
          <table:table-cell table:style-name="ce27"/>
          <table:table-cell table:style-name="ce256"/>
          <table:table-cell table:style-name="ce269"/>
          <table:table-cell table:number-columns-repeated="54"/>
        </table:table-row>
        <table:table-row table:style-name="ro4">
          <table:table-cell table:number-columns-repeated="5"/>
          <table:table-cell table:style-name="ce21" office:value-type="string" calcext:value-type="string" table:number-columns-spanned="3" table:number-rows-spanned="1">
            <text:p>For free distribution</text:p>
          </table:table-cell>
          <table:covered-table-cell table:number-columns-repeated="2" table:style-name="ce26"/>
          <table:table-cell table:style-name="ce255"/>
          <table:table-cell table:style-name="ce270"/>
          <table:table-cell table:number-columns-repeated="54"/>
        </table:table-row>
        <table:table-row table:style-name="ro4">
          <table:table-cell table:number-columns-repeated="5"/>
          <table:table-cell table:style-name="ce22" office:value-type="string" calcext:value-type="string">
            <text:p>*<text:span text:style-name="T28"> "Best Mass" worksheet written by Jorge Andres Serrano Ardila</text:span></text:p>
          </table:table-cell>
          <table:table-cell table:number-columns-repeated="58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241" office:value-type="string" calcext:value-type="string">
            <text:p>This spreadsheet estimates the <text:span text:style-name="T6">flight performance </text:span><text:span text:style-name="T7">of a hobby rocket, based on </text:span><text:span text:style-name="T8">user inputted</text:span></text:p>
          </table:table-cell>
          <table:table-cell table:number-columns-repeated="62"/>
        </table:table-row>
        <table:table-row table:style-name="ro4">
          <table:table-cell/>
          <table:table-cell table:style-name="ce241" office:value-type="string" calcext:value-type="string">
            <text:p>data describing the rocket, which consists of:</text:p>
          </table:table-cell>
          <table:table-cell table:number-columns-repeated="62"/>
        </table:table-row>
        <table:table-row table:style-name="ro4">
          <table:table-cell/>
          <table:table-cell table:style-name="ce5" office:value-type="string" calcext:value-type="string">
            <text:p>- Motor average thrust or burn time</text:p>
          </table:table-cell>
          <table:table-cell table:number-columns-repeated="62"/>
        </table:table-row>
        <table:table-row table:style-name="ro4">
          <table:table-cell/>
          <table:table-cell table:style-name="ce5" office:value-type="string" calcext:value-type="string">
            <text:p>- Motor total impulse</text:p>
          </table:table-cell>
          <table:table-cell table:number-columns-repeated="62"/>
        </table:table-row>
        <table:table-row table:style-name="ro4">
          <table:table-cell/>
          <table:table-cell table:style-name="ce5" office:value-type="string" calcext:value-type="string">
            <text:p>- Propellant mass</text:p>
          </table:table-cell>
          <table:table-cell table:number-columns-repeated="62"/>
        </table:table-row>
        <table:table-row table:style-name="ro4">
          <table:table-cell/>
          <table:table-cell table:style-name="ce5" office:value-type="string" calcext:value-type="string">
            <text:p>- Rocket empty mass</text:p>
          </table:table-cell>
          <table:table-cell table:number-columns-repeated="62"/>
        </table:table-row>
        <table:table-row table:style-name="ro4">
          <table:table-cell/>
          <table:table-cell table:style-name="ce5" office:value-type="string" calcext:value-type="string">
            <text:p>- Rocket maximum diameter</text:p>
          </table:table-cell>
          <table:table-cell table:number-columns-repeated="62"/>
        </table:table-row>
        <table:table-row table:style-name="ro4">
          <table:table-cell/>
          <table:table-cell table:style-name="ce5" office:value-type="string" calcext:value-type="string">
            <text:p>- Drag coefficient</text:p>
          </table:table-cell>
          <table:table-cell table:number-columns-repeated="62"/>
        </table:table-row>
        <table:table-row table:style-name="ro4">
          <table:table-cell/>
          <table:table-cell table:style-name="ce5"/>
          <table:table-cell table:number-columns-repeated="62"/>
        </table:table-row>
        <table:table-row table:style-name="ro4">
          <table:table-cell/>
          <table:table-cell table:style-name="ce6" office:value-type="string" calcext:value-type="string">
            <text:p>The spreadsheet  predicts: <text:span text:style-name="T6">peak altitude, maximum velocity, acceleration, burnout altitude</text:span><text:span text:style-name="T9">, </text:span><text:span text:style-name="T10">and</text:span><text:span text:style-name="T13"> </text:span></text:p>
          </table:table-cell>
          <table:table-cell table:number-columns-repeated="62"/>
        </table:table-row>
        <table:table-row table:style-name="ro4">
          <table:table-cell/>
          <table:table-cell table:style-name="ce7" office:value-type="string" calcext:value-type="string">
            <text:p>time duration from liftoff to peak altitude<text:span text:style-name="T14">.</text:span></text:p>
          </table:table-cell>
          <table:table-cell table:number-columns-repeated="62"/>
        </table:table-row>
        <table:table-row table:style-name="ro4">
          <table:table-cell/>
          <table:table-cell table:style-name="ce241" office:value-type="string" calcext:value-type="string">
            <text:p>This spreadsheet is meant to be very simple to use, with instant answers outputted on the same page.</text:p>
          </table:table-cell>
          <table:table-cell table:number-columns-repeated="62"/>
        </table:table-row>
        <table:table-row table:style-name="ro4">
          <table:table-cell/>
          <table:table-cell table:style-name="ce241" office:value-type="string" calcext:value-type="string">
            <text:p>It is intended primarily for preliminary design work of a hobby rocket, when a quick and reasonably</text:p>
          </table:table-cell>
          <table:table-cell table:number-columns-repeated="62"/>
        </table:table-row>
        <table:table-row table:style-name="ro4">
          <table:table-cell/>
          <table:table-cell table:style-name="ce8" office:value-type="string" calcext:value-type="string">
            <text:p>accurate estimate of the flight performance is needed.</text:p>
          </table:table-cell>
          <table:table-cell table:number-columns-repeated="62"/>
        </table:table-row>
        <table:table-row table:style-name="ro4">
          <table:table-cell/>
          <table:table-cell table:style-name="ce8" office:value-type="string" calcext:value-type="string">
            <text:p>As such, this spreadsheet is ideally suited to studying "what if" scenarios (<text:span text:style-name="T15">what if</text:span><text:span text:style-name="T16"> drag is reduced,</text:span></text:p>
          </table:table-cell>
          <table:table-cell table:number-columns-repeated="62"/>
        </table:table-row>
        <table:table-row table:style-name="ro4">
          <table:table-cell/>
          <table:table-cell table:style-name="ce9" office:value-type="string" calcext:value-type="string">
            <text:p>what if <text:span text:style-name="T17">mass is reduced, </text:span><text:span text:style-name="T18">what if</text:span><text:span text:style-name="T16"> motor output or size is increased, etc.)</text:span></text:p>
          </table:table-cell>
          <table:table-cell table:number-columns-repeated="62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8" office:value-type="string" calcext:value-type="string">
            <text:p>For versatility, the analysis is performed using either <text:span text:style-name="T19">English</text:span><text:span text:style-name="T7"> or </text:span><text:span text:style-name="T20">Metric</text:span><text:span text:style-name="T7"> units of measure.</text:span></text:p>
          </table:table-cell>
          <table:table-cell table:number-columns-repeated="62"/>
        </table:table-row>
        <table:table-row table:style-name="ro4">
          <table:table-cell/>
          <table:table-cell table:style-name="ce8"/>
          <table:table-cell table:number-columns-repeated="62"/>
        </table:table-row>
        <table:table-row table:style-name="ro4">
          <table:table-cell/>
          <table:table-cell table:style-name="ce8" office:value-type="string" calcext:value-type="string">
            <text:p>The "<text:span text:style-name="T21">Best Mass</text:span><text:span text:style-name="T7">" worksheet automatically determines the rocket mass that will result in the greatest</text:span></text:p>
          </table:table-cell>
          <table:table-cell table:number-columns-repeated="62"/>
        </table:table-row>
        <table:table-row table:style-name="ro4">
          <table:table-cell/>
          <table:table-cell table:style-name="ce8" office:value-type="string" calcext:value-type="string">
            <text:p>altitude (available in metric only).</text:p>
          </table:table-cell>
          <table:table-cell table:number-columns-repeated="62"/>
        </table:table-row>
        <table:table-row table:style-name="ro4">
          <table:table-cell/>
          <table:table-cell table:style-name="ce8"/>
          <table:table-cell table:number-columns-repeated="62"/>
        </table:table-row>
        <table:table-row table:style-name="ro4">
          <table:table-cell/>
          <table:table-cell table:style-name="ce8" office:value-type="string" calcext:value-type="string">
            <text:p>Note that this software is intended for predicting the flight performance of "typical" hobby rockets,</text:p>
          </table:table-cell>
          <table:table-cell table:number-columns-repeated="62"/>
        </table:table-row>
        <table:table-row table:style-name="ro4">
          <table:table-cell/>
          <table:table-cell table:style-name="ce8" office:value-type="string" calcext:value-type="string">
            <text:p>(see below) and as such, the results may not be valid for non-typical configurations. Also, the validity</text:p>
          </table:table-cell>
          <table:table-cell table:number-columns-repeated="62"/>
        </table:table-row>
        <table:table-row table:style-name="ro4">
          <table:table-cell/>
          <table:table-cell table:style-name="ce8" office:value-type="string" calcext:value-type="string">
            <text:p>encompasses rockets that operate only within the <text:span text:style-name="T6">subsonic flight regime</text:span><text:span text:style-name="T7">. If the predicted maximum</text:span></text:p>
          </table:table-cell>
          <table:table-cell table:number-columns-repeated="62"/>
        </table:table-row>
        <table:table-row table:style-name="ro4">
          <table:table-cell/>
          <table:table-cell table:style-name="ce6" office:value-type="string" calcext:value-type="string">
            <text:p>velocity is greater than the speed of sound at sea level, a warning message is given.</text:p>
          </table:table-cell>
          <table:table-cell table:number-columns-repeated="62"/>
        </table:table-row>
        <table:table-row table:style-name="ro4">
          <table:table-cell/>
          <table:table-cell table:style-name="ce10"/>
          <table:table-cell table:number-columns-repeated="62"/>
        </table:table-row>
        <table:table-row table:style-name="ro4">
          <table:table-cell/>
          <table:table-cell table:style-name="ce241" office:value-type="string" calcext:value-type="string">
            <text:p>The methodology utilized by this spreadsheet is novel in its approach to the solution of a rocket's</text:p>
          </table:table-cell>
          <table:table-cell table:number-columns-repeated="62"/>
        </table:table-row>
        <table:table-row table:style-name="ro4">
          <table:table-cell/>
          <table:table-cell table:style-name="ce241" office:value-type="string" calcext:value-type="string">
            <text:p>flight performance. The performance is calculated using <text:span text:style-name="T15">energy conservation</text:span><text:span text:style-name="T16"> methods, for the </text:span></text:p>
          </table:table-cell>
          <table:table-cell table:number-columns-repeated="62"/>
        </table:table-row>
        <table:table-row table:style-name="ro4">
          <table:table-cell/>
          <table:table-cell table:style-name="ce241" office:value-type="string" calcext:value-type="string">
            <text:p>condition of zero aerodynamic drag losses. This provides the "<text:span text:style-name="T17">ideal" values for altitude, velocity, etc. in </text:span></text:p>
          </table:table-cell>
          <table:table-cell table:number-columns-repeated="62"/>
        </table:table-row>
        <table:table-row table:style-name="ro4">
          <table:table-cell/>
          <table:table-cell table:style-name="ce241" office:value-type="string" calcext:value-type="string">
            <text:p>the absence of aerodynamic drag. A <text:span text:style-name="T15">Drag Influence Number</text:span><text:span text:style-name="T16"> is then used to correlate the ideal values to </text:span></text:p>
          </table:table-cell>
          <table:table-cell table:number-columns-repeated="62"/>
        </table:table-row>
        <table:table-row table:style-name="ro4">
          <table:table-cell/>
          <table:table-cell table:style-name="ce10" office:value-type="string" calcext:value-type="string">
            <text:p>actual<text:span text:style-name="T17"> (predicted) values based on </text:span><text:span text:style-name="T18">drag reduction factors</text:span><text:span text:style-name="T16"> which take into account aerodynamic drag, </text:span></text:p>
          </table:table-cell>
          <table:table-cell table:number-columns-repeated="62"/>
        </table:table-row>
        <table:table-row table:style-name="ro4">
          <table:table-cell/>
          <table:table-cell table:style-name="ce241" office:value-type="string" calcext:value-type="string">
            <text:p>and are applied to the ideal values. The <text:span text:style-name="T14">Drag Influence Number (N)</text:span><text:span text:style-name="T22"> is defined as:</text:span></text:p>
          </table:table-cell>
          <table:table-cell table:number-columns-repeated="62"/>
        </table:table-row>
        <table:table-row table:style-name="ro4">
          <table:table-cell table:number-columns-repeated="2"/>
          <table:table-cell>
            <draw:frame draw:z-index="0" draw:name="Picture 1" draw:style-name="gr1" draw:text-style-name="P1" svg:width="1.135in" svg:height="0.5173in" svg:x="0.6465in" svg:y="0.1343in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1"/>
        </table:table-row>
        <table:table-row table:style-name="ro4" table:number-rows-repeated="3">
          <table:table-cell table:number-columns-repeated="64"/>
        </table:table-row>
        <table:table-row table:style-name="ro4">
          <table:table-cell/>
          <table:table-cell table:style-name="ce241" office:value-type="string" calcext:value-type="string">
            <text:p>where <text:span text:style-name="T15">C</text:span><text:span text:style-name="T23">d</text:span><text:span text:style-name="T24"> is the drag coefficient, </text:span><text:span text:style-name="T25">D </text:span><text:span text:style-name="T26">is the rocket diameter, </text:span><text:span text:style-name="T25">V</text:span><text:span text:style-name="T27">bo</text:span><text:span text:style-name="T24"> is the burnout velocity for the </text:span></text:p>
          </table:table-cell>
          <table:table-cell table:number-columns-repeated="62"/>
        </table:table-row>
        <table:table-row table:style-name="ro4">
          <table:table-cell/>
          <table:table-cell table:style-name="ce241" office:value-type="string" calcext:value-type="string">
            <text:p>condition of zero drag, and <text:span text:style-name="T15">m</text:span><text:span text:style-name="T23">r</text:span><text:span text:style-name="T24"> is the rocket dead mass (1000 is used to reduce the number to a</text:span></text:p>
          </table:table-cell>
          <table:table-cell table:number-columns-repeated="62"/>
        </table:table-row>
        <table:table-row table:style-name="ro4">
          <table:table-cell/>
          <table:table-cell table:style-name="ce241" office:value-type="string" calcext:value-type="string">
            <text:p>more convenient magnitude).</text:p>
          </table:table-cell>
          <table:table-cell table:number-columns-repeated="62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241" office:value-type="string" calcext:value-type="string">
            <text:p>The drag reduction factors, which are derived functions of the Drag Influence Number, are applied to</text:p>
          </table:table-cell>
          <table:table-cell table:number-columns-repeated="62"/>
        </table:table-row>
        <table:table-row table:style-name="ro4">
          <table:table-cell/>
          <table:table-cell table:style-name="ce241" office:value-type="string" calcext:value-type="string">
            <text:p>the ideal values of peak altitude, maximum velocity, time to peak altitude, and burnout altitude.</text:p>
          </table:table-cell>
          <table:table-cell table:number-columns-repeated="62"/>
        </table:table-row>
        <table:table-row table:style-name="ro4">
          <table:table-cell/>
          <table:table-cell table:style-name="ce241" office:value-type="string" calcext:value-type="string">
            <text:p>These factors were derived through an investigative analysis which involved running a large number of</text:p>
          </table:table-cell>
          <table:table-cell table:number-columns-repeated="62"/>
        </table:table-row>
        <table:table-row table:style-name="ro4">
          <table:table-cell/>
          <table:table-cell table:style-name="ce241" office:value-type="string" calcext:value-type="string">
            <text:p>flight simulations using a conventional flight simulation software. The flight simulations were based on</text:p>
          </table:table-cell>
          <table:table-cell table:number-columns-repeated="62"/>
        </table:table-row>
        <table:table-row table:style-name="ro4">
          <table:table-cell/>
          <table:table-cell table:style-name="ce241" office:value-type="string" calcext:value-type="string">
            <text:p>"typical" hobby sized rockets, in particular:</text:p>
          </table:table-cell>
          <table:table-cell table:number-columns-repeated="62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11" office:value-type="string" calcext:value-type="string">
            <text:p>Motor range:</text:p>
          </table:table-cell>
          <table:table-cell table:style-name="ce11"/>
          <table:table-cell table:style-name="ce11" office:value-type="string" calcext:value-type="string">
            <text:p>A to K <text:s text:c="2"/>(1.3 to 2500 N-s.)</text:p>
          </table:table-cell>
          <table:table-cell table:style-name="ce11" table:number-columns-repeated="2"/>
          <table:table-cell table:number-columns-repeated="58"/>
        </table:table-row>
        <table:table-row table:style-name="ro4">
          <table:table-cell/>
          <table:table-cell table:style-name="ce11" office:value-type="string" calcext:value-type="string">
            <text:p>Rocket mass: </text:p>
          </table:table-cell>
          <table:table-cell table:style-name="ce11"/>
          <table:table-cell table:style-name="ce11" office:value-type="string" calcext:value-type="string">
            <text:p>0.040 to 8 kg. <text:s/>(0.10 to 18 lb.)</text:p>
          </table:table-cell>
          <table:table-cell table:style-name="ce11" table:number-columns-repeated="2"/>
          <table:table-cell table:number-columns-repeated="58"/>
        </table:table-row>
        <table:table-row table:style-name="ro4">
          <table:table-cell/>
          <table:table-cell table:style-name="ce11" office:value-type="string" calcext:value-type="string">
            <text:p>Rocket diameter:</text:p>
          </table:table-cell>
          <table:table-cell table:style-name="ce11"/>
          <table:table-cell table:style-name="ce11" office:value-type="string" calcext:value-type="string">
            <text:p>2 to 15 cm <text:s text:c="2"/>(0.75 to 6 inch)</text:p>
          </table:table-cell>
          <table:table-cell table:style-name="ce11" table:number-columns-repeated="2"/>
          <table:table-cell table:number-columns-repeated="58"/>
        </table:table-row>
        <table:table-row table:style-name="ro4">
          <table:table-cell/>
          <table:table-cell table:style-name="ce6" office:value-type="string" calcext:value-type="string">
            <text:p>For rocket configurations outside these ranges, the results may not be fully valid.</text:p>
          </table:table-cell>
          <table:table-cell table:style-name="ce11" table:number-columns-repeated="4"/>
          <table:table-cell table:number-columns-repeated="58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12" office:value-type="string" calcext:value-type="string">
            <text:p>For more complete details on the both the methodology and on the simulations that were run, visit:</text:p>
          </table:table-cell>
          <table:table-cell table:style-name="ce12" table:number-columns-repeated="5"/>
          <table:table-cell table:style-name="ce6"/>
          <table:table-cell table:number-columns-repeated="56"/>
        </table:table-row>
        <table:table-row table:style-name="ro4">
          <table:table-cell/>
          <table:table-cell table:style-name="ce13" office:value-type="string" calcext:value-type="string">
            <text:p>Richard Nakka's Experimental Rocketry Website</text:p>
          </table:table-cell>
          <table:table-cell table:style-name="ce6"/>
          <table:table-cell table:style-name="ce12" table:number-columns-repeated="4"/>
          <table:table-cell table:style-name="ce6"/>
          <table:table-cell table:number-columns-repeated="56"/>
        </table:table-row>
        <table:table-row table:style-name="ro4">
          <table:table-cell/>
          <table:table-cell table:style-name="ce14" office:value-type="string" calcext:value-type="string">
            <text:p>http://www.nakka-rocketry.net</text:p>
          </table:table-cell>
          <table:table-cell/>
          <table:table-cell table:style-name="ce18" table:number-columns-repeated="4"/>
          <table:table-cell table:number-columns-repeated="57"/>
        </table:table-row>
        <table:table-row table:style-name="ro4">
          <table:table-cell/>
          <table:table-cell table:style-name="ce15" office:value-type="string" calcext:value-type="string">
            <text:p>Simplified Method for Estimating the Flight Performance of a Hobby Rocket</text:p>
          </table:table-cell>
          <table:table-cell table:style-name="ce256" table:number-columns-repeated="10"/>
          <table:table-cell table:number-columns-repeated="52"/>
        </table:table-row>
        <table:table-row table:style-name="ro4">
          <table:table-cell/>
          <table:table-cell table:style-name="ce255" table:number-columns-repeated="9"/>
          <table:table-cell table:number-columns-repeated="54"/>
        </table:table-row>
        <table:table-row table:style-name="ro4" table:number-rows-repeated="1048508">
          <table:table-cell table:number-columns-repeated="64"/>
        </table:table-row>
        <table:table-row table:style-name="ro4">
          <table:table-cell table:number-columns-repeated="64"/>
        </table:table-row>
        <table:named-expressions>
          <table:named-range table:name="Excel_BuiltIn_Print_Area" table:base-cell-address="$Intro.$A$1" table:cell-range-address="$Intro.$A$1:.$J$66" table:range-usable-as="print-range"/>
        </table:named-expressions>
      </table:table>
      <table:table table:name="English" table:style-name="ta4" table:protected="true" table:protection-key="BHuanMOZgYAYWbOqgbbbIq6Tl1g=" table:protection-key-digest-algorithm="http://docs.oasis-open.org/office/ns/table/legacy-hash-excel" loext:protection-key-digest-algorithm-2="http://www.w3.org/2000/09/xmldsig#sha1" table:print-ranges="English.A1:English.J36">
        <loext:table-protection loext:select-protected-cells="true" loext:select-unprotected-cells="true"/>
        <office:forms form:automatic-focus="false" form:apply-design-mode="false"/>
        <table:table-column table:style-name="co11" table:default-cell-style-name="ce241"/>
        <table:table-column table:style-name="co2" table:number-columns-repeated="2" table:default-cell-style-name="Default"/>
        <table:table-column table:style-name="co17" table:default-cell-style-name="ce241"/>
        <table:table-column table:style-name="co2" table:number-columns-repeated="60" table:default-cell-style-name="Default"/>
        <table:table-row table:style-name="ro11">
          <table:table-cell table:style-name="ce32"/>
          <table:table-cell table:style-name="ce4" office:value-type="string" calcext:value-type="string">
            <text:p><text:s/>FLIGHT <text:s/>PERFORMANCE <text:s/>ESTIMATOR <text:s/>FOR <text:s/>HOBBY <text:s/>ROCKETS</text:p>
          </table:table-cell>
          <table:table-cell table:style-name="ce32" table:number-columns-repeated="9"/>
          <table:table-cell table:number-columns-repeated="53"/>
        </table:table-row>
        <table:table-row table:style-name="ro4">
          <table:table-cell table:style-name="ce32"/>
          <table:table-cell table:style-name="ce34" office:value-type="string" calcext:value-type="string">
            <text:p>(valid for <text:span text:style-name="T15">subsonic</text:span><text:span text:style-name="T16"> rockets only)</text:span></text:p>
          </table:table-cell>
          <table:table-cell table:style-name="ce32" table:number-columns-repeated="5"/>
          <table:table-cell table:style-name="ce80" office:value-type="string" calcext:value-type="string">
            <text:p>EzAlt.xls</text:p>
          </table:table-cell>
          <table:table-cell table:style-name="ce84" office:value-type="string" calcext:value-type="string">
            <text:p>(MS Excel 97)</text:p>
          </table:table-cell>
          <table:table-cell table:style-name="ce90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7"/>
          <table:table-cell table:style-name="ce81" office:value-type="string" calcext:value-type="string">
            <text:p>Version:</text:p>
          </table:table-cell>
          <table:table-cell table:style-name="ce85" office:value-type="float" office:value="1.2" calcext:value-type="float">
            <text:p>1.2</text:p>
          </table:table-cell>
          <table:table-cell table:style-name="ce91"/>
          <table:table-cell table:style-name="ce32"/>
          <table:table-cell table:number-columns-repeated="53"/>
        </table:table-row>
        <table:table-row table:style-name="ro4">
          <table:table-cell table:style-name="ce32"/>
          <table:table-cell table:style-name="ce35" office:value-type="string" calcext:value-type="string">
            <text:p>Instructions:<text:span text:style-name="T29"> Enter data in </text:span><text:span text:style-name="T30">blue</text:span><text:span text:style-name="T31"> text (boxed cells).</text:span></text:p>
          </table:table-cell>
          <table:table-cell table:style-name="ce32" table:number-columns-repeated="5"/>
          <table:table-cell table:style-name="ce82" office:value-type="string" calcext:value-type="string">
            <text:p>Date:</text:p>
          </table:table-cell>
          <table:table-cell table:style-name="ce86" office:value-type="string" calcext:value-type="string">
            <text:p>Feb. 2007</text:p>
          </table:table-cell>
          <table:table-cell table:style-name="ce92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11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6"/>
          <table:table-cell table:style-name="ce43" office:value-type="string" calcext:value-type="string">
            <text:p>Title</text:p>
          </table:table-cell>
          <table:table-cell table:style-name="ce39"/>
          <table:table-cell table:style-name="ce53" office:value-type="string" calcext:value-type="string">
            <text:p>example rocket</text:p>
          </table:table-cell>
          <table:table-cell table:style-name="ce73" table:number-columns-repeated="3"/>
          <table:table-cell table:style-name="ce93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7"/>
          <table:table-cell table:style-name="ce44" office:value-type="string" calcext:value-type="string">
            <text:p>Motor average thrust</text:p>
          </table:table-cell>
          <table:table-cell table:style-name="ce44" office:value-type="string" calcext:value-type="string">
            <text:p>F =</text:p>
          </table:table-cell>
          <table:table-cell table:style-name="ce54" office:value-type="float" office:value="190" calcext:value-type="float">
            <text:p>190</text:p>
          </table:table-cell>
          <table:table-cell table:style-name="ce33" office:value-type="string" calcext:value-type="string">
            <text:p>lb.</text:p>
          </table:table-cell>
          <table:table-cell table:style-name="ce33" table:number-columns-repeated="2"/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7"/>
          <table:table-cell table:style-name="ce44" office:value-type="string" calcext:value-type="string">
            <text:p>Motor total impulse</text:p>
          </table:table-cell>
          <table:table-cell table:style-name="ce44" office:value-type="string" calcext:value-type="string">
            <text:p>I<text:span text:style-name="T32">t</text:span><text:span text:style-name="T33"> =</text:span></text:p>
          </table:table-cell>
          <table:table-cell table:style-name="ce55" office:value-type="float" office:value="418" calcext:value-type="float">
            <text:p>418</text:p>
          </table:table-cell>
          <table:table-cell table:style-name="ce33" office:value-type="string" calcext:value-type="string">
            <text:p>lb-sec.</text:p>
          </table:table-cell>
          <table:table-cell table:style-name="ce33" table:number-columns-repeated="2"/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7"/>
          <table:table-cell table:style-name="ce44" office:value-type="string" calcext:value-type="string">
            <text:p>Motor propellant weight</text:p>
          </table:table-cell>
          <table:table-cell table:style-name="ce44" office:value-type="string" calcext:value-type="string">
            <text:p>m<text:span text:style-name="T32">p</text:span><text:span text:style-name="T33"> =</text:span></text:p>
          </table:table-cell>
          <table:table-cell table:style-name="ce56" office:value-type="float" office:value="3.2" calcext:value-type="float">
            <text:p>3.200</text:p>
          </table:table-cell>
          <table:table-cell table:style-name="ce33" office:value-type="string" calcext:value-type="string">
            <text:p>lb.</text:p>
          </table:table-cell>
          <table:table-cell table:style-name="ce33"/>
          <table:table-cell table:style-name="ce87" office:value-type="string" calcext:value-type="string">
            <text:p>Input data</text:p>
          </table:table-cell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7"/>
          <table:table-cell table:style-name="ce44" office:value-type="string" calcext:value-type="string">
            <office:annotation draw:style-name="gr2" draw:text-style-name="P3" svg:width="1.3965in" svg:height="0.3669in" svg:x="2.8772in" svg:y="1.5335in" draw:caption-point-x="-0.0736in" draw:caption-point-y="0.1535in">
              <dc:date>2020-09-22T00:00:00</dc:date>
              <text:p text:style-name="P2"><text:span text:style-name="T4">Weight of rocket, less propellant.</text:span></text:p>
              <text:p text:style-name="P2"><text:span text:style-name="T5"/></text:p>
            </office:annotation>
            <text:p>Rocket dead weight</text:p>
          </table:table-cell>
          <table:table-cell table:style-name="ce44" office:value-type="string" calcext:value-type="string">
            <text:p>m<text:span text:style-name="T32">r</text:span><text:span text:style-name="T33"> =</text:span></text:p>
          </table:table-cell>
          <table:table-cell table:style-name="ce56" office:value-type="float" office:value="14" calcext:value-type="float">
            <text:p>14.000</text:p>
          </table:table-cell>
          <table:table-cell table:style-name="ce33" office:value-type="string" calcext:value-type="string">
            <text:p>lb.</text:p>
          </table:table-cell>
          <table:table-cell table:style-name="ce33" table:number-columns-repeated="2"/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7"/>
          <table:table-cell table:style-name="ce44" office:value-type="string" calcext:value-type="string">
            <text:p>Rocket diameter (max)</text:p>
          </table:table-cell>
          <table:table-cell table:style-name="ce44" office:value-type="string" calcext:value-type="string">
            <text:p>D =</text:p>
          </table:table-cell>
          <table:table-cell table:style-name="ce55" office:value-type="float" office:value="4" calcext:value-type="float">
            <text:p>4</text:p>
          </table:table-cell>
          <table:table-cell table:style-name="ce33" office:value-type="string" calcext:value-type="string">
            <text:p>inch</text:p>
          </table:table-cell>
          <table:table-cell table:style-name="ce33" table:number-columns-repeated="2"/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8"/>
          <table:table-cell table:style-name="ce45" office:value-type="string" calcext:value-type="string">
            <office:annotation draw:style-name="gr3" draw:text-style-name="P3" svg:width="1.4055in" svg:height="0.6244in" svg:x="2.8772in" svg:y="1.9004in" draw:caption-point-x="-0.0736in" draw:caption-point-y="0.1535in">
              <dc:date>2020-09-22T00:00:00</dc:date>
              <text:p text:style-name="P2"><text:span text:style-name="T4">Typically 0.3 to 0.6</text:span></text:p>
              <text:p text:style-name="P2"><text:span text:style-name="T4">The lower the Cd, the less air resistance (drag) of the rocket.</text:span></text:p>
              <text:p text:style-name="P2"><text:span text:style-name="T5"/></text:p>
            </office:annotation>
            <text:p>Rocket drag coefficient</text:p>
          </table:table-cell>
          <table:table-cell table:style-name="ce45" office:value-type="string" calcext:value-type="string">
            <text:p>C<text:span text:style-name="T32">d</text:span><text:span text:style-name="T33"> =</text:span></text:p>
          </table:table-cell>
          <table:table-cell table:style-name="ce55" office:value-type="float" office:value="0.45" calcext:value-type="float">
            <text:p>0.45</text:p>
          </table:table-cell>
          <table:table-cell table:style-name="ce40" table:number-columns-repeated="3"/>
          <table:table-cell table:style-name="ce95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11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6"/>
          <table:table-cell table:style-name="ce43" office:value-type="string" calcext:value-type="string">
            <text:p>Motor thrust time</text:p>
          </table:table-cell>
          <table:table-cell table:style-name="ce43" office:value-type="string" calcext:value-type="string">
            <text:p>t<text:span text:style-name="T17"> =</text:span></text:p>
          </table:table-cell>
          <table:table-cell table:style-name="ce57" table:formula="of:=ite/fe" office:value-type="float" office:value="2.2" calcext:value-type="float">
            <text:p>2.200</text:p>
          </table:table-cell>
          <table:table-cell table:style-name="ce39" office:value-type="string" calcext:value-type="string">
            <text:p>sec.</text:p>
          </table:table-cell>
          <table:table-cell table:style-name="ce39" table:number-columns-repeated="2"/>
          <table:table-cell table:style-name="ce96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7"/>
          <table:table-cell table:style-name="ce44" office:value-type="string" calcext:value-type="string">
            <office:annotation draw:style-name="gr4" draw:text-style-name="P3" svg:width="0.9949in" svg:height="0.3831in" svg:x="2.9823in" svg:y="2.4504in" draw:caption-point-x="-0.1787in" draw:caption-point-y="0.1535in">
              <dc:date>2020-09-22T00:00:00</dc:date>
              <text:p text:style-name="P2"><text:span text:style-name="T4">See "Class" worksheet</text:span></text:p>
              <text:p text:style-name="P2"><text:span text:style-name="T5"/></text:p>
            </office:annotation>
            <text:p>Motor classification</text:p>
          </table:table-cell>
          <table:table-cell table:style-name="ce44"/>
          <table:table-cell table:style-name="ce58" table:formula="of:=VLOOKUP(ite*4.448;classtab;4;TRUE())" office:value-type="string" office:string-value="K" calcext:value-type="string">
            <text:p>K</text:p>
          </table:table-cell>
          <table:table-cell table:style-name="ce33" table:number-columns-repeated="3"/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7"/>
          <table:table-cell table:style-name="ce44" office:value-type="string" calcext:value-type="string">
            <text:p>Rocket avg. flight weight</text:p>
          </table:table-cell>
          <table:table-cell table:style-name="ce44" office:value-type="string" calcext:value-type="string">
            <text:p>m<text:span text:style-name="T32">ra</text:span><text:span text:style-name="T33"> =</text:span></text:p>
          </table:table-cell>
          <table:table-cell table:style-name="ce59" table:formula="of:=mre+mpe/2" office:value-type="float" office:value="15.6" calcext:value-type="float">
            <text:p>15.600</text:p>
          </table:table-cell>
          <table:table-cell table:style-name="ce33" office:value-type="string" calcext:value-type="string">
            <text:p>lb.</text:p>
          </table:table-cell>
          <table:table-cell table:style-name="ce33" table:number-columns-repeated="2"/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7"/>
          <table:table-cell table:style-name="ce44" table:number-columns-repeated="2"/>
          <table:table-cell table:style-name="ce59"/>
          <table:table-cell table:style-name="ce33" table:number-columns-repeated="3"/>
          <table:table-cell table:style-name="ce94"/>
          <table:table-cell table:style-name="ce32"/>
          <table:table-cell table:number-columns-repeated="53"/>
        </table:table-row>
        <table:table-row table:style-name="ro11">
          <table:table-cell table:style-name="ce32" table:number-columns-repeated="2"/>
          <table:table-cell table:style-name="ce37"/>
          <table:table-cell table:style-name="ce46" office:value-type="string" calcext:value-type="string">
            <text:p>Acceleration <text:span text:style-name="T17">(average)</text:span></text:p>
          </table:table-cell>
          <table:table-cell table:style-name="ce46" office:value-type="string" calcext:value-type="string">
            <text:p>a =</text:p>
          </table:table-cell>
          <table:table-cell table:style-name="ce60" table:formula="of:=(fe/mrae-1)*32.18" office:value-type="float" office:value="359.755897435897" calcext:value-type="float">
            <text:p>360</text:p>
          </table:table-cell>
          <table:table-cell table:style-name="ce74" office:value-type="string" calcext:value-type="string">
            <text:p>feet/sec<text:span text:style-name="T37">2</text:span></text:p>
          </table:table-cell>
          <table:table-cell table:style-name="ce33" table:number-columns-repeated="2"/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8"/>
          <table:table-cell table:style-name="ce47"/>
          <table:table-cell table:style-name="ce51" office:value-type="string" calcext:value-type="string">
            <text:p>or   <text:span text:style-name="T14">a =</text:span></text:p>
          </table:table-cell>
          <table:table-cell table:style-name="ce61" table:formula="of:=ae/32.18" office:value-type="float" office:value="11.1794871794872" calcext:value-type="float">
            <text:p>11.2</text:p>
          </table:table-cell>
          <table:table-cell table:style-name="ce75" office:value-type="string" calcext:value-type="string">
            <text:p>g's</text:p>
          </table:table-cell>
          <table:table-cell table:style-name="ce40" table:number-columns-repeated="2"/>
          <table:table-cell table:style-name="ce95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11"/>
          <table:table-cell table:number-columns-repeated="53"/>
        </table:table-row>
        <table:table-row table:style-name="ro4">
          <table:table-cell table:style-name="ce32"/>
          <table:table-cell table:style-name="ce36"/>
          <table:table-cell table:style-name="ce39"/>
          <table:table-cell table:style-name="ce43" office:value-type="string" calcext:value-type="string">
            <text:p>Peak altitude (zero drag)</text:p>
          </table:table-cell>
          <table:table-cell table:style-name="ce43" office:value-type="string" calcext:value-type="string">
            <text:p>z<text:span text:style-name="T32">2</text:span><text:span text:style-name="T33"> =</text:span></text:p>
          </table:table-cell>
          <table:table-cell table:style-name="ce62" table:formula="of:=fe*zed1e/mrae" office:value-type="float" office:value="10603.5744641683" calcext:value-type="float">
            <text:p>10604</text:p>
          </table:table-cell>
          <table:table-cell table:style-name="ce39" office:value-type="string" calcext:value-type="string">
            <text:p>feet</text:p>
          </table:table-cell>
          <table:table-cell table:style-name="ce39" table:number-columns-repeated="2"/>
          <table:table-cell table:style-name="ce96"/>
          <table:table-cell table:style-name="ce32"/>
          <table:table-cell table:number-columns-repeated="53"/>
        </table:table-row>
        <table:table-row table:style-name="ro4">
          <table:table-cell table:style-name="ce32"/>
          <table:table-cell table:style-name="ce37"/>
          <table:table-cell table:style-name="ce33"/>
          <table:table-cell table:style-name="ce44" office:value-type="string" calcext:value-type="string">
            <text:p>Time to peak altitude (zero drag)</text:p>
          </table:table-cell>
          <table:table-cell table:style-name="ce44" office:value-type="string" calcext:value-type="string">
            <text:p>t<text:span text:style-name="T32">2</text:span><text:span text:style-name="T33"> =</text:span></text:p>
          </table:table-cell>
          <table:table-cell table:style-name="ce63" table:formula="of:=te+SQRT(2*([.F21]-zed1e)/32.18)" office:value-type="float" office:value="26.7948717948718" calcext:value-type="float">
            <text:p>26.8</text:p>
          </table:table-cell>
          <table:table-cell table:style-name="ce33" office:value-type="string" calcext:value-type="string">
            <text:p>sec.</text:p>
          </table:table-cell>
          <table:table-cell table:style-name="ce33"/>
          <table:table-cell table:style-name="ce88" office:value-type="string" calcext:value-type="string">
            <text:p>Ideal<text:span text:style-name="T17"> (no drag</text:span></text:p>
          </table:table-cell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/>
          <table:table-cell table:style-name="ce37"/>
          <table:table-cell table:style-name="ce33"/>
          <table:table-cell table:style-name="ce44" office:value-type="string" calcext:value-type="string">
            <text:p>Max velocity (zero drag)</text:p>
          </table:table-cell>
          <table:table-cell table:style-name="ce44" office:value-type="string" calcext:value-type="string">
            <text:p>v<text:span text:style-name="T32">1</text:span><text:span text:style-name="T33"> =</text:span></text:p>
          </table:table-cell>
          <table:table-cell table:style-name="ce64" table:formula="of:=SQRT(2*zed1e/mrae*(fe-mrae)*32.18)" office:value-type="float" office:value="791.462974358975" calcext:value-type="float">
            <text:p>791</text:p>
          </table:table-cell>
          <table:table-cell table:style-name="ce76" office:value-type="string" calcext:value-type="string">
            <text:p>feet/sec.</text:p>
          </table:table-cell>
          <table:table-cell table:style-name="ce33"/>
          <table:table-cell table:style-name="ce33" office:value-type="string" calcext:value-type="string">
            <text:p>resistance)</text:p>
          </table:table-cell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/>
          <table:table-cell table:style-name="ce38"/>
          <table:table-cell table:style-name="ce40"/>
          <table:table-cell table:style-name="ce45" office:value-type="string" calcext:value-type="string">
            <text:p>Burnout altitude (zero drag)</text:p>
          </table:table-cell>
          <table:table-cell table:style-name="ce45" office:value-type="string" calcext:value-type="string">
            <text:p>z<text:span text:style-name="T32">1</text:span><text:span text:style-name="T33"> =</text:span></text:p>
          </table:table-cell>
          <table:table-cell table:style-name="ce65" table:formula="of:=1/2*(fe*32.18/mrae-32.18)*te^2" office:value-type="float" office:value="870.609271794872" calcext:value-type="float">
            <text:p>871</text:p>
          </table:table-cell>
          <table:table-cell table:style-name="ce40" office:value-type="string" calcext:value-type="string">
            <text:p>feet <text:s/></text:p>
          </table:table-cell>
          <table:table-cell table:style-name="ce40" table:number-columns-repeated="2"/>
          <table:table-cell table:style-name="ce95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11"/>
          <table:table-cell table:number-columns-repeated="53"/>
        </table:table-row>
        <table:table-row table:style-name="ro4">
          <table:table-cell table:style-name="ce32"/>
          <table:table-cell table:style-name="ce36"/>
          <table:table-cell table:style-name="ce39"/>
          <table:table-cell table:style-name="ce43" office:value-type="string" calcext:value-type="string">
            <office:annotation draw:style-name="gr5" draw:text-style-name="P3" svg:width="1.4232in" svg:height="1.0661in" svg:x="2.8772in" svg:y="4.5004in" draw:caption-point-x="-0.0736in" draw:caption-point-y="0.1535in">
              <dc:date>2020-09-22T00:00:00</dc:date>
              <text:p text:style-name="P2"><text:span text:style-name="T5">This term is influenced by rocket diameter, drag coefficient, burnout velocity and dead mass. The higher the value, the greater the effect of drag.</text:span></text:p>
              <text:p text:style-name="P2"><text:span text:style-name="T5"/></text:p>
            </office:annotation>
            <text:p><text:s/>Drag Influence number</text:p>
          </table:table-cell>
          <table:table-cell table:style-name="ce43" office:value-type="string" calcext:value-type="string">
            <text:p>N =</text:p>
          </table:table-cell>
          <table:table-cell table:style-name="ce66" table:formula="of:=cde*diae^2*vmaxe^2/(mre/32.18)/24353" office:value-type="float" office:value="425.695674580235" calcext:value-type="float">
            <text:p>426</text:p>
          </table:table-cell>
          <table:table-cell table:style-name="ce77" table:formula="of:=IF(iterme&gt;900;&quot;Out of valid range!&quot;;&quot;(valid range between 0 and 900)&quot;)" office:value-type="string" office:string-value="(valid range between 0 and 900)" calcext:value-type="string">
            <text:p>(valid range between 0 and 900)</text:p>
          </table:table-cell>
          <table:table-cell table:style-name="ce39" table:number-columns-repeated="2"/>
          <table:table-cell table:style-name="ce96"/>
          <table:table-cell table:style-name="ce32"/>
          <table:table-cell table:number-columns-repeated="53"/>
        </table:table-row>
        <table:table-row table:style-name="ro4">
          <table:table-cell table:style-name="ce32"/>
          <table:table-cell table:style-name="ce37"/>
          <table:table-cell table:style-name="ce33"/>
          <table:table-cell table:style-name="ce44" office:value-type="string" calcext:value-type="string">
            <office:annotation draw:style-name="gr6" draw:text-style-name="P3" svg:width="1.4055in" svg:height="0.5417in" svg:x="2.8772in" svg:y="4.6835in" draw:caption-point-x="-0.0736in" draw:caption-point-y="0.1535in">
              <dc:date>2020-09-22T00:00:00</dc:date>
              <text:p text:style-name="P2"><text:span text:style-name="T4">Max altitude is reduced due to aerodynamic drag.</text:span></text:p>
              <text:p text:style-name="P2"><text:span text:style-name="T5"/></text:p>
            </office:annotation>
            <text:p>Peak altitude reduction factor</text:p>
          </table:table-cell>
          <table:table-cell table:style-name="ce44" office:value-type="string" calcext:value-type="string">
            <text:p>f<text:span text:style-name="T32">1</text:span><text:span text:style-name="T33"> =</text:span></text:p>
          </table:table-cell>
          <table:table-cell table:style-name="ce67" table:formula="of:=IF(1/(1.049909+0.001719*iterme^1.0042225)&gt;1;1;1/(1.049909+0.001719*iterme^1.0042225))" office:value-type="float" office:value="0.555362287538565" calcext:value-type="float">
            <text:p>0.555</text:p>
          </table:table-cell>
          <table:table-cell table:style-name="ce33" table:number-columns-repeated="3"/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/>
          <table:table-cell table:style-name="ce37"/>
          <table:table-cell table:style-name="ce33"/>
          <table:table-cell table:style-name="ce44" office:value-type="string" calcext:value-type="string">
            <office:annotation draw:style-name="gr7" draw:text-style-name="P3" svg:width="1.4055in" svg:height="0.55in" svg:x="2.8772in" svg:y="4.8669in" draw:caption-point-x="-0.0736in" draw:caption-point-y="0.1535in">
              <dc:date>2020-09-22T00:00:00</dc:date>
              <text:p text:style-name="P2"><text:span text:style-name="T4">Time to peak is reduced due to aerodynamic drag.</text:span></text:p>
              <text:p text:style-name="P2"><text:span text:style-name="T5"/></text:p>
            </office:annotation>
            <text:p>Time to peak reduction factor</text:p>
          </table:table-cell>
          <table:table-cell table:style-name="ce44" office:value-type="string" calcext:value-type="string">
            <text:p>f<text:span text:style-name="T32">2</text:span><text:span text:style-name="T33"> =</text:span></text:p>
          </table:table-cell>
          <table:table-cell table:style-name="ce67" table:formula="of:=IF(1/(1.048224+0.001093*iterme^0.97255)&gt;1;1;1/(1.048224+0.001093*iterme^0.97255))" office:value-type="float" office:value="0.693349838165331" calcext:value-type="float">
            <text:p>0.693</text:p>
          </table:table-cell>
          <table:table-cell table:style-name="ce33"/>
          <table:table-cell table:style-name="ce32"/>
          <table:table-cell table:style-name="ce89" office:value-type="string" calcext:value-type="string">
            <text:p>Drag reduction factors</text:p>
          </table:table-cell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/>
          <table:table-cell table:style-name="ce37"/>
          <table:table-cell table:style-name="ce33"/>
          <table:table-cell table:style-name="ce44" office:value-type="string" calcext:value-type="string">
            <office:annotation draw:style-name="gr8" draw:text-style-name="P3" svg:width="1.3965in" svg:height="0.4748in" svg:x="2.8772in" svg:y="5.0504in" draw:caption-point-x="-0.0736in" draw:caption-point-y="0.1535in">
              <dc:date>2020-09-22T00:00:00</dc:date>
              <text:p text:style-name="P2"><text:span text:style-name="T4">Max velocity is reduced due to aerodynamic drag.</text:span></text:p>
              <text:p text:style-name="P2"><text:span text:style-name="T5"/></text:p>
            </office:annotation>
            <text:p>Max velocity reduction factor</text:p>
          </table:table-cell>
          <table:table-cell table:style-name="ce44" office:value-type="string" calcext:value-type="string">
            <text:p>f<text:span text:style-name="T32">3</text:span><text:span text:style-name="T33"> =</text:span></text:p>
          </table:table-cell>
          <table:table-cell table:style-name="ce67" table:formula="of:=IF((0.99769-0.000075691*iterme)&gt;1;1;(0.99769-0.000075691*iterme))" office:value-type="float" office:value="0.965468668695347" calcext:value-type="float">
            <text:p>0.965</text:p>
          </table:table-cell>
          <table:table-cell table:style-name="ce33" table:number-columns-repeated="3"/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/>
          <table:table-cell table:style-name="ce38"/>
          <table:table-cell table:style-name="ce40"/>
          <table:table-cell table:style-name="ce45" office:value-type="string" calcext:value-type="string">
            <office:annotation draw:style-name="gr9" draw:text-style-name="P3" svg:width="1.3965in" svg:height="0.6583in" svg:x="2.8772in" svg:y="5.2335in" draw:caption-point-x="-0.0736in" draw:caption-point-y="0.1535in">
              <dc:date>2020-09-22T00:00:00</dc:date>
              <text:p text:style-name="P2"><text:span text:style-name="T4">Motor burnout altitude is reduced due to aerodynamic drag.</text:span></text:p>
              <text:p text:style-name="P2"><text:span text:style-name="T5"/></text:p>
            </office:annotation>
            <text:p>Burnout altitude reduction factor</text:p>
          </table:table-cell>
          <table:table-cell table:style-name="ce45" office:value-type="string" calcext:value-type="string">
            <text:p>f<text:span text:style-name="T32">4</text:span><text:span text:style-name="T33"> =</text:span></text:p>
          </table:table-cell>
          <table:table-cell table:style-name="ce68" table:formula="of:=IF((0.99973-0.000043807*iterme)&gt;1;1;(0.99973-0.000043807*iterme))" office:value-type="float" office:value="0.981081549583664" calcext:value-type="float">
            <text:p>0.981</text:p>
          </table:table-cell>
          <table:table-cell table:style-name="ce40" table:number-columns-repeated="3"/>
          <table:table-cell table:style-name="ce95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3"/>
          <table:table-cell table:style-name="ce48" table:number-columns-repeated="2"/>
          <table:table-cell table:style-name="ce69"/>
          <table:table-cell table:style-name="ce32"/>
          <table:table-cell table:style-name="ce83"/>
          <table:table-cell table:style-name="ce32" table:number-columns-repeated="3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41"/>
          <table:table-cell table:style-name="ce49" office:value-type="string" calcext:value-type="string">
            <text:p>Peak altitude</text:p>
          </table:table-cell>
          <table:table-cell table:style-name="ce49" office:value-type="string" calcext:value-type="string">
            <text:p>Z<text:span text:style-name="T34"> peak</text:span><text:span text:style-name="T35"> =</text:span></text:p>
          </table:table-cell>
          <table:table-cell table:style-name="ce70" table:formula="of:=fact1e*[.F21]" office:value-type="float" office:value="5888.82537050603" calcext:value-type="float">
            <text:p>5889</text:p>
          </table:table-cell>
          <table:table-cell table:style-name="ce78" office:value-type="string" calcext:value-type="string">
            <text:p>feet</text:p>
          </table:table-cell>
          <table:table-cell table:style-name="ce32"/>
          <table:table-cell table:style-name="ce39"/>
          <table:table-cell table:style-name="ce96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42"/>
          <table:table-cell table:style-name="ce46" office:value-type="string" calcext:value-type="string">
            <text:p>Time to peak altitude</text:p>
          </table:table-cell>
          <table:table-cell table:style-name="ce46" office:value-type="string" calcext:value-type="string">
            <text:p>t<text:span text:style-name="T34"> peak</text:span><text:span text:style-name="T35"> =</text:span></text:p>
          </table:table-cell>
          <table:table-cell table:style-name="ce71" table:formula="of:=fact2e*[.F22]" office:value-type="float" office:value="18.5782200226352" calcext:value-type="float">
            <text:p>18.6</text:p>
          </table:table-cell>
          <table:table-cell table:style-name="ce79" office:value-type="string" calcext:value-type="string">
            <text:p>sec.</text:p>
          </table:table-cell>
          <table:table-cell table:style-name="ce33"/>
          <table:table-cell table:style-name="ce88" office:value-type="string" calcext:value-type="string">
            <text:p>Predicted<text:span text:style-name="T17"> (with</text:span></text:p>
          </table:table-cell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7"/>
          <table:table-cell table:style-name="ce46" office:value-type="string" calcext:value-type="string">
            <text:p>Max velocity</text:p>
          </table:table-cell>
          <table:table-cell table:style-name="ce46" office:value-type="string" calcext:value-type="string">
            <text:p>V<text:span text:style-name="T34"> max</text:span><text:span text:style-name="T35"> =</text:span></text:p>
          </table:table-cell>
          <table:table-cell table:style-name="ce60" table:formula="of:=fact3e*[.F23]" office:value-type="float" office:value="764.132704176019" calcext:value-type="float">
            <text:p>764</text:p>
          </table:table-cell>
          <table:table-cell table:style-name="ce79" office:value-type="string" calcext:value-type="string">
            <text:p>feet/sec.</text:p>
          </table:table-cell>
          <table:table-cell table:style-name="ce33"/>
          <table:table-cell table:style-name="ce33" office:value-type="string" calcext:value-type="string">
            <text:p>drag)</text:p>
          </table:table-cell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7"/>
          <table:table-cell table:style-name="ce46"/>
          <table:table-cell table:style-name="ce52" office:value-type="string" calcext:value-type="string">
            <text:p>or<text:span text:style-name="T14">  V</text:span><text:span text:style-name="T36"> max</text:span><text:span text:style-name="T35"> =</text:span></text:p>
          </table:table-cell>
          <table:table-cell table:style-name="ce60" table:formula="of:=[.F34]*0.6818" office:value-type="float" office:value="520.98567770721" calcext:value-type="float">
            <text:p>521</text:p>
          </table:table-cell>
          <table:table-cell table:style-name="ce79" office:value-type="string" calcext:value-type="string">
            <text:p>MPH</text:p>
          </table:table-cell>
          <table:table-cell table:style-name="ce33" table:number-columns-repeated="2"/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8"/>
          <table:table-cell table:style-name="ce47" office:value-type="string" calcext:value-type="string">
            <text:p>Burnout altitude</text:p>
          </table:table-cell>
          <table:table-cell table:style-name="ce47" office:value-type="string" calcext:value-type="string">
            <text:p>Z<text:span text:style-name="T34"> bo</text:span><text:span text:style-name="T35"> =</text:span></text:p>
          </table:table-cell>
          <table:table-cell table:style-name="ce72" table:formula="of:=fact4e*zed1e" office:value-type="float" office:value="854.138693454418" calcext:value-type="float">
            <text:p>854</text:p>
          </table:table-cell>
          <table:table-cell table:style-name="ce75" office:value-type="string" calcext:value-type="string">
            <text:p>feet </text:p>
          </table:table-cell>
          <table:table-cell table:style-name="ce40" table:number-columns-repeated="2"/>
          <table:table-cell table:style-name="ce95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3"/>
          <table:table-cell table:style-name="ce50" table:formula="of:=IF([.F23]&gt;1086;&quot;Warning: Rocket is supersonic, results may be invalid&quot;;&quot;&quot;)">
            <text:p/>
          </table:table-cell>
          <table:table-cell table:style-name="ce46"/>
          <table:table-cell table:style-name="ce32" table:number-columns-repeated="6"/>
          <table:table-cell table:number-columns-repeated="53"/>
        </table:table-row>
        <table:table-row table:style-name="ro4" table:number-rows-repeated="2">
          <table:table-cell table:style-name="ce33" table:number-columns-repeated="9"/>
          <table:table-cell table:style-name="ce32" table:number-columns-repeated="2"/>
          <table:table-cell table:number-columns-repeated="53"/>
        </table:table-row>
        <table:table-row table:style-name="ro4" table:number-rows-repeated="3">
          <table:table-cell table:style-name="ce32" table:number-columns-repeated="11"/>
          <table:table-cell table:number-columns-repeated="53"/>
        </table:table-row>
        <table:table-row table:style-name="ro4" table:number-rows-repeated="1048533">
          <table:table-cell table:number-columns-repeated="64"/>
        </table:table-row>
        <table:table-row table:style-name="ro4">
          <table:table-cell table:number-columns-repeated="64"/>
        </table:table-row>
        <table:named-expressions>
          <table:named-range table:name="Excel_BuiltIn_Print_Area" table:base-cell-address="$Intro.$A$1" table:cell-range-address="$English.$A$1:.$J$36" table:range-usable-as="print-range"/>
        </table:named-expressions>
      </table:table>
      <table:table table:name="Metric" table:style-name="ta7" table:protected="true" table:protection-key="BHuanMOZgYAYWbOqgbbbIq6Tl1g=" table:protection-key-digest-algorithm="http://docs.oasis-open.org/office/ns/table/legacy-hash-excel" loext:protection-key-digest-algorithm-2="http://www.w3.org/2000/09/xmldsig#sha1" table:print-ranges="Metric.A1:Metric.J36">
        <loext:table-protection loext:select-protected-cells="true" loext:select-unprotected-cells="true"/>
        <office:forms form:automatic-focus="false" form:apply-design-mode="false"/>
        <table:table-column table:style-name="co11" table:default-cell-style-name="ce241"/>
        <table:table-column table:style-name="co2" table:number-columns-repeated="2" table:default-cell-style-name="Default"/>
        <table:table-column table:style-name="co17" table:default-cell-style-name="ce241"/>
        <table:table-column table:style-name="co2" table:number-columns-repeated="60" table:default-cell-style-name="Default"/>
        <table:table-row table:style-name="ro11">
          <table:table-cell table:style-name="ce32"/>
          <table:table-cell table:style-name="ce4" office:value-type="string" calcext:value-type="string">
            <text:p><text:s/>FLIGHT <text:s/>PERFORMANCE <text:s/>ESTIMATOR <text:s/>FOR <text:s/>HOBBY <text:s/>ROCKETS</text:p>
          </table:table-cell>
          <table:table-cell table:style-name="ce32" table:number-columns-repeated="9"/>
          <table:table-cell table:number-columns-repeated="53"/>
        </table:table-row>
        <table:table-row table:style-name="ro4">
          <table:table-cell table:style-name="ce32"/>
          <table:table-cell table:style-name="ce34" office:value-type="string" calcext:value-type="string">
            <text:p>(valid for <text:span text:style-name="T15">subsonic</text:span><text:span text:style-name="T16"> rockets only)</text:span></text:p>
          </table:table-cell>
          <table:table-cell table:style-name="ce32" table:number-columns-repeated="5"/>
          <table:table-cell table:style-name="ce80" office:value-type="string" calcext:value-type="string">
            <text:p>EzAlt.xls</text:p>
          </table:table-cell>
          <table:table-cell table:style-name="ce84" office:value-type="string" calcext:value-type="string">
            <text:p>(MS Excel 97)</text:p>
          </table:table-cell>
          <table:table-cell table:style-name="ce90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7"/>
          <table:table-cell table:style-name="ce81" office:value-type="string" calcext:value-type="string">
            <text:p>Version:</text:p>
          </table:table-cell>
          <table:table-cell table:style-name="ce85" office:value-type="float" office:value="1.2" calcext:value-type="float">
            <text:p>1.2</text:p>
          </table:table-cell>
          <table:table-cell table:style-name="ce91"/>
          <table:table-cell table:style-name="ce32"/>
          <table:table-cell table:number-columns-repeated="53"/>
        </table:table-row>
        <table:table-row table:style-name="ro4">
          <table:table-cell table:style-name="ce32"/>
          <table:table-cell table:style-name="ce35" office:value-type="string" calcext:value-type="string">
            <text:p>Instructions:<text:span text:style-name="T29"> Enter data in </text:span><text:span text:style-name="T30">blue</text:span><text:span text:style-name="T31"> text (boxed cells).</text:span></text:p>
          </table:table-cell>
          <table:table-cell table:style-name="ce32" table:number-columns-repeated="5"/>
          <table:table-cell table:style-name="ce82" office:value-type="string" calcext:value-type="string">
            <text:p>Date:</text:p>
          </table:table-cell>
          <table:table-cell table:style-name="ce86" office:value-type="string" calcext:value-type="string">
            <text:p>Feb. 2007</text:p>
          </table:table-cell>
          <table:table-cell table:style-name="ce92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11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6"/>
          <table:table-cell table:style-name="ce43" office:value-type="string" calcext:value-type="string">
            <text:p>Title</text:p>
          </table:table-cell>
          <table:table-cell table:style-name="ce39"/>
          <table:table-cell table:style-name="ce53" office:value-type="string" calcext:value-type="string">
            <text:p>Adam-K2</text:p>
          </table:table-cell>
          <table:table-cell table:style-name="ce73" table:number-columns-repeated="3"/>
          <table:table-cell table:style-name="ce93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7"/>
          <table:table-cell table:style-name="ce44" office:value-type="string" calcext:value-type="string">
            <text:p>Motor average thrust</text:p>
          </table:table-cell>
          <table:table-cell table:style-name="ce44" office:value-type="string" calcext:value-type="string">
            <text:p>F =</text:p>
          </table:table-cell>
          <table:table-cell table:style-name="ce54" office:value-type="float" office:value="1979" calcext:value-type="float">
            <text:p>1979</text:p>
          </table:table-cell>
          <table:table-cell table:style-name="ce33" office:value-type="string" calcext:value-type="string">
            <text:p>N.</text:p>
          </table:table-cell>
          <table:table-cell table:style-name="ce33" table:number-columns-repeated="2"/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7"/>
          <table:table-cell table:style-name="ce44" office:value-type="string" calcext:value-type="string">
            <text:p>Motor total impulse</text:p>
          </table:table-cell>
          <table:table-cell table:style-name="ce44" office:value-type="string" calcext:value-type="string">
            <text:p>I<text:span text:style-name="T32">t</text:span><text:span text:style-name="T33"> =</text:span></text:p>
          </table:table-cell>
          <table:table-cell table:style-name="ce55" office:value-type="float" office:value="1999.41" calcext:value-type="float">
            <text:p>1999.41</text:p>
          </table:table-cell>
          <table:table-cell table:style-name="ce33" office:value-type="string" calcext:value-type="string">
            <text:p>N-sec.</text:p>
          </table:table-cell>
          <table:table-cell table:style-name="ce33" table:number-columns-repeated="2"/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7"/>
          <table:table-cell table:style-name="ce44" office:value-type="string" calcext:value-type="string">
            <text:p>Motor propellant mass</text:p>
          </table:table-cell>
          <table:table-cell table:style-name="ce44" office:value-type="string" calcext:value-type="string">
            <text:p>m<text:span text:style-name="T32">p</text:span><text:span text:style-name="T33"> =</text:span></text:p>
          </table:table-cell>
          <table:table-cell table:style-name="ce56" office:value-type="float" office:value="1.845" calcext:value-type="float">
            <text:p>1.845</text:p>
          </table:table-cell>
          <table:table-cell table:style-name="ce33" office:value-type="string" calcext:value-type="string">
            <text:p>kg.</text:p>
          </table:table-cell>
          <table:table-cell table:style-name="ce33"/>
          <table:table-cell table:style-name="ce87" office:value-type="string" calcext:value-type="string">
            <text:p>Input data</text:p>
          </table:table-cell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7"/>
          <table:table-cell table:style-name="ce44" office:value-type="string" calcext:value-type="string">
            <office:annotation draw:style-name="gr10" draw:text-style-name="P3" svg:width="1.4055in" svg:height="0.3669in" svg:x="3.1913in" svg:y="1.5335in" draw:caption-point-x="-0.3878in" draw:caption-point-y="0.1535in">
              <dc:date>2020-09-22T00:00:00</dc:date>
              <text:p text:style-name="P2"><text:span text:style-name="T4">Mass of rocket less propellant</text:span></text:p>
              <text:p text:style-name="P2"><text:span text:style-name="T5"/></text:p>
            </office:annotation>
            <text:p>Rocket dead mass</text:p>
          </table:table-cell>
          <table:table-cell table:style-name="ce44" office:value-type="string" calcext:value-type="string">
            <text:p>m<text:span text:style-name="T32">r</text:span><text:span text:style-name="T33"> =</text:span></text:p>
          </table:table-cell>
          <table:table-cell table:style-name="ce56" office:value-type="float" office:value="7" calcext:value-type="float">
            <text:p>7.000</text:p>
          </table:table-cell>
          <table:table-cell table:style-name="ce33" office:value-type="string" calcext:value-type="string">
            <text:p>kg.</text:p>
          </table:table-cell>
          <table:table-cell table:style-name="ce33" table:number-columns-repeated="2"/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7"/>
          <table:table-cell table:style-name="ce44" office:value-type="string" calcext:value-type="string">
            <text:p>Rocket diameter (max)</text:p>
          </table:table-cell>
          <table:table-cell table:style-name="ce44" office:value-type="string" calcext:value-type="string">
            <text:p>D =</text:p>
          </table:table-cell>
          <table:table-cell table:style-name="ce55" office:value-type="float" office:value="12" calcext:value-type="float">
            <text:p>12</text:p>
          </table:table-cell>
          <table:table-cell table:style-name="ce33" office:value-type="string" calcext:value-type="string">
            <text:p>cm.</text:p>
          </table:table-cell>
          <table:table-cell table:style-name="ce33" table:number-columns-repeated="2"/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8"/>
          <table:table-cell table:style-name="ce45" office:value-type="string" calcext:value-type="string">
            <office:annotation draw:style-name="gr11" draw:text-style-name="P3" svg:width="1.4142in" svg:height="0.6244in" svg:x="3.1913in" svg:y="1.9004in" draw:caption-point-x="-0.3878in" draw:caption-point-y="0.1535in">
              <dc:date>2020-09-22T00:00:00</dc:date>
              <text:p text:style-name="P2"><text:span text:style-name="T4">Typically 0.3 to 0.6</text:span></text:p>
              <text:p text:style-name="P2"><text:span text:style-name="T4">The lower the Cd, the less air resistance (drag) of the rocket.</text:span></text:p>
              <text:p text:style-name="P2"><text:span text:style-name="T5"/></text:p>
            </office:annotation>
            <text:p>Rocket drag coefficient</text:p>
          </table:table-cell>
          <table:table-cell table:style-name="ce45" office:value-type="string" calcext:value-type="string">
            <text:p>C<text:span text:style-name="T32">d</text:span><text:span text:style-name="T33"> =</text:span></text:p>
          </table:table-cell>
          <table:table-cell table:style-name="ce55" office:value-type="float" office:value="0.4" calcext:value-type="float">
            <text:p>0.4</text:p>
          </table:table-cell>
          <table:table-cell table:style-name="ce40" table:number-columns-repeated="3"/>
          <table:table-cell table:style-name="ce95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11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6"/>
          <table:table-cell table:style-name="ce43" office:value-type="string" calcext:value-type="string">
            <text:p>Motor thrust time</text:p>
          </table:table-cell>
          <table:table-cell table:style-name="ce43" office:value-type="string" calcext:value-type="string">
            <text:p>t<text:span text:style-name="T17"> =</text:span></text:p>
          </table:table-cell>
          <table:table-cell table:style-name="ce57" table:formula="of:=it/f" office:value-type="float" office:value="1.01031328954017" calcext:value-type="float">
            <text:p>1.010</text:p>
          </table:table-cell>
          <table:table-cell table:style-name="ce39" office:value-type="string" calcext:value-type="string">
            <text:p>sec.</text:p>
          </table:table-cell>
          <table:table-cell table:style-name="ce39" table:number-columns-repeated="2"/>
          <table:table-cell table:style-name="ce96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7"/>
          <table:table-cell table:style-name="ce44" office:value-type="string" calcext:value-type="string">
            <office:annotation draw:style-name="gr12" draw:text-style-name="P3" svg:width="0.8642in" svg:height="0.4409in" svg:x="2.9823in" svg:y="2.4504in" draw:caption-point-x="-0.1787in" draw:caption-point-y="0.1535in">
              <dc:date>2020-09-22T00:00:00</dc:date>
              <text:p text:style-name="P2"><text:span text:style-name="T4">See "Class worksheet".</text:span></text:p>
              <text:p text:style-name="P2"><text:span text:style-name="T5"/></text:p>
            </office:annotation>
            <text:p>Motor classification</text:p>
          </table:table-cell>
          <table:table-cell table:style-name="ce44"/>
          <table:table-cell table:style-name="ce58" table:formula="of:=VLOOKUP(it;classtab;4;TRUE())" office:value-type="string" office:string-value="K" calcext:value-type="string">
            <text:p>K</text:p>
          </table:table-cell>
          <table:table-cell table:style-name="ce33" table:number-columns-repeated="3"/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7"/>
          <table:table-cell table:style-name="ce44" office:value-type="string" calcext:value-type="string">
            <text:p>Rocket avg. flight mass</text:p>
          </table:table-cell>
          <table:table-cell table:style-name="ce44" office:value-type="string" calcext:value-type="string">
            <text:p>m<text:span text:style-name="T32">ra</text:span><text:span text:style-name="T33"> =</text:span></text:p>
          </table:table-cell>
          <table:table-cell table:style-name="ce59" table:formula="of:=mr+mp/2" office:value-type="float" office:value="7.9225" calcext:value-type="float">
            <text:p>7.923</text:p>
          </table:table-cell>
          <table:table-cell table:style-name="ce33" office:value-type="string" calcext:value-type="string">
            <text:p>kg.</text:p>
          </table:table-cell>
          <table:table-cell table:style-name="ce33" table:number-columns-repeated="2"/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7"/>
          <table:table-cell table:style-name="ce44" table:number-columns-repeated="2"/>
          <table:table-cell table:style-name="ce59"/>
          <table:table-cell table:style-name="ce33" table:number-columns-repeated="3"/>
          <table:table-cell table:style-name="ce94"/>
          <table:table-cell table:style-name="ce32"/>
          <table:table-cell table:number-columns-repeated="53"/>
        </table:table-row>
        <table:table-row table:style-name="ro11">
          <table:table-cell table:style-name="ce32" table:number-columns-repeated="2"/>
          <table:table-cell table:style-name="ce37"/>
          <table:table-cell table:style-name="ce46" office:value-type="string" calcext:value-type="string">
            <text:p>Acceleration <text:span text:style-name="T17">(average)</text:span></text:p>
          </table:table-cell>
          <table:table-cell table:style-name="ce46" office:value-type="string" calcext:value-type="string">
            <text:p>a =</text:p>
          </table:table-cell>
          <table:table-cell table:style-name="ce60" table:formula="of:=f/mra-9.808" office:value-type="float" office:value="239.98688797728" calcext:value-type="float">
            <text:p>240</text:p>
          </table:table-cell>
          <table:table-cell table:style-name="ce74" office:value-type="string" calcext:value-type="string">
            <text:p>metre/sec<text:span text:style-name="T37">2</text:span></text:p>
          </table:table-cell>
          <table:table-cell table:style-name="ce33" table:number-columns-repeated="2"/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8"/>
          <table:table-cell table:style-name="ce47"/>
          <table:table-cell table:style-name="ce51" office:value-type="string" calcext:value-type="string">
            <text:p>or   <text:span text:style-name="T14">a =</text:span></text:p>
          </table:table-cell>
          <table:table-cell table:style-name="ce61" table:formula="of:=a/9.808" office:value-type="float" office:value="24.4684836844698" calcext:value-type="float">
            <text:p>24.5</text:p>
          </table:table-cell>
          <table:table-cell table:style-name="ce75" office:value-type="string" calcext:value-type="string">
            <text:p>g's</text:p>
          </table:table-cell>
          <table:table-cell table:style-name="ce40" table:number-columns-repeated="2"/>
          <table:table-cell table:style-name="ce95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11"/>
          <table:table-cell table:number-columns-repeated="53"/>
        </table:table-row>
        <table:table-row table:style-name="ro4">
          <table:table-cell table:style-name="ce32"/>
          <table:table-cell table:style-name="ce36"/>
          <table:table-cell table:style-name="ce39"/>
          <table:table-cell table:style-name="ce43" office:value-type="string" calcext:value-type="string">
            <text:p>Peak altitude (zero drag)</text:p>
          </table:table-cell>
          <table:table-cell table:style-name="ce43" office:value-type="string" calcext:value-type="string">
            <text:p>z<text:span text:style-name="T32">2</text:span><text:span text:style-name="T33"> =</text:span></text:p>
          </table:table-cell>
          <table:table-cell table:style-name="ce62" table:formula="of:=f*zed1/mra/9.808" office:value-type="float" office:value="3119.41200318277" calcext:value-type="float">
            <text:p>3119</text:p>
          </table:table-cell>
          <table:table-cell table:style-name="ce39" office:value-type="string" calcext:value-type="string">
            <text:p>metres</text:p>
          </table:table-cell>
          <table:table-cell table:style-name="ce39" table:number-columns-repeated="2"/>
          <table:table-cell table:style-name="ce96"/>
          <table:table-cell table:style-name="ce33"/>
          <table:table-cell table:number-columns-repeated="53"/>
        </table:table-row>
        <table:table-row table:style-name="ro4">
          <table:table-cell table:style-name="ce32"/>
          <table:table-cell table:style-name="ce37"/>
          <table:table-cell table:style-name="ce33"/>
          <table:table-cell table:style-name="ce44" office:value-type="string" calcext:value-type="string">
            <text:p>Time to peak altitude (zero drag)</text:p>
          </table:table-cell>
          <table:table-cell table:style-name="ce44" office:value-type="string" calcext:value-type="string">
            <text:p>t<text:span text:style-name="T32">2</text:span><text:span text:style-name="T33"> =</text:span></text:p>
          </table:table-cell>
          <table:table-cell table:style-name="ce63" table:formula="of:=t+SQRT(2*([.F21]-zed1)/9.808)" office:value-type="float" office:value="25.7311475308569" calcext:value-type="float">
            <text:p>25.7</text:p>
          </table:table-cell>
          <table:table-cell table:style-name="ce33" office:value-type="string" calcext:value-type="string">
            <text:p>sec.</text:p>
          </table:table-cell>
          <table:table-cell table:style-name="ce33"/>
          <table:table-cell table:style-name="ce88" office:value-type="string" calcext:value-type="string">
            <text:p>Ideal<text:span text:style-name="T17"> (no drag</text:span></text:p>
          </table:table-cell>
          <table:table-cell table:style-name="ce94"/>
          <table:table-cell table:style-name="ce33"/>
          <table:table-cell table:number-columns-repeated="53"/>
        </table:table-row>
        <table:table-row table:style-name="ro4">
          <table:table-cell table:style-name="ce32"/>
          <table:table-cell table:style-name="ce37"/>
          <table:table-cell table:style-name="ce33"/>
          <table:table-cell table:style-name="ce44" office:value-type="string" calcext:value-type="string">
            <text:p>Max velocity (zero drag)</text:p>
          </table:table-cell>
          <table:table-cell table:style-name="ce44" office:value-type="string" calcext:value-type="string">
            <text:p>v<text:span text:style-name="T32">1</text:span><text:span text:style-name="T33"> =</text:span></text:p>
          </table:table-cell>
          <table:table-cell table:style-name="ce64" table:formula="of:=SQRT(2*zed1/mra*(f-mra*9.808))" office:value-type="float" office:value="242.461942238834" calcext:value-type="float">
            <text:p>242</text:p>
          </table:table-cell>
          <table:table-cell table:style-name="ce76" office:value-type="string" calcext:value-type="string">
            <text:p>metre/sec.</text:p>
          </table:table-cell>
          <table:table-cell table:style-name="ce33"/>
          <table:table-cell table:style-name="ce33" office:value-type="string" calcext:value-type="string">
            <text:p>resistance)</text:p>
          </table:table-cell>
          <table:table-cell table:style-name="ce94"/>
          <table:table-cell table:style-name="ce33"/>
          <table:table-cell table:number-columns-repeated="53"/>
        </table:table-row>
        <table:table-row table:style-name="ro4">
          <table:table-cell table:style-name="ce32"/>
          <table:table-cell table:style-name="ce38"/>
          <table:table-cell table:style-name="ce40"/>
          <table:table-cell table:style-name="ce45" office:value-type="string" calcext:value-type="string">
            <text:p>Burnout altitude (zero drag)</text:p>
          </table:table-cell>
          <table:table-cell table:style-name="ce45" office:value-type="string" calcext:value-type="string">
            <text:p>z<text:span text:style-name="T32">1</text:span><text:span text:style-name="T33"> =</text:span></text:p>
          </table:table-cell>
          <table:table-cell table:style-name="ce65" table:formula="of:=1/2*(f/mra-9.808)*t^2" office:value-type="float" office:value="122.481261225808" calcext:value-type="float">
            <text:p>122</text:p>
          </table:table-cell>
          <table:table-cell table:style-name="ce40" office:value-type="string" calcext:value-type="string">
            <text:p>metres</text:p>
          </table:table-cell>
          <table:table-cell table:style-name="ce40" table:number-columns-repeated="2"/>
          <table:table-cell table:style-name="ce95"/>
          <table:table-cell table:style-name="ce33"/>
          <table:table-cell table:number-columns-repeated="53"/>
        </table:table-row>
        <table:table-row table:style-name="ro4">
          <table:table-cell table:style-name="ce32" table:number-columns-repeated="11"/>
          <table:table-cell table:number-columns-repeated="53"/>
        </table:table-row>
        <table:table-row table:style-name="ro4">
          <table:table-cell table:style-name="ce32"/>
          <table:table-cell table:style-name="ce36"/>
          <table:table-cell table:style-name="ce39"/>
          <table:table-cell table:style-name="ce43" office:value-type="string" calcext:value-type="string">
            <office:annotation draw:style-name="gr13" draw:text-style-name="P3" svg:width="1.4142in" svg:height="1.0327in" svg:x="3.1913in" svg:y="4.5004in" draw:caption-point-x="-0.3878in" draw:caption-point-y="0.1535in">
              <dc:date>2020-09-22T00:00:00</dc:date>
              <text:p text:style-name="P2"><text:span text:style-name="T5">This term is influenced by rocket diameter, drag coefficient, burnout velocity and dead mass. The higher the value, <text:s/>the greater the effect of drag.</text:span></text:p>
            </office:annotation>
            <text:p><text:s/>Drag Influence number</text:p>
          </table:table-cell>
          <table:table-cell table:style-name="ce43" office:value-type="string" calcext:value-type="string">
            <text:p>N =</text:p>
          </table:table-cell>
          <table:table-cell table:style-name="ce62" table:formula="of:=Cd*Dia^2*vmax^2/mr/1000" office:value-type="float" office:value="483.739557401646" calcext:value-type="float">
            <text:p>484</text:p>
          </table:table-cell>
          <table:table-cell table:style-name="ce77" table:formula="of:=IF(iterm&gt;900;&quot;Out of valid range!&quot;;&quot;(valid range between 0 and 900)&quot;)" office:value-type="string" office:string-value="(valid range between 0 and 900)" calcext:value-type="string">
            <text:p>(valid range between 0 and 900)</text:p>
          </table:table-cell>
          <table:table-cell table:style-name="ce39" table:number-columns-repeated="2"/>
          <table:table-cell table:style-name="ce96"/>
          <table:table-cell table:style-name="ce32"/>
          <table:table-cell table:number-columns-repeated="53"/>
        </table:table-row>
        <table:table-row table:style-name="ro4">
          <table:table-cell table:style-name="ce32"/>
          <table:table-cell table:style-name="ce37"/>
          <table:table-cell table:style-name="ce33"/>
          <table:table-cell table:style-name="ce44" office:value-type="string" calcext:value-type="string">
            <office:annotation draw:style-name="gr14" draw:text-style-name="P3" svg:width="1.4142in" svg:height="0.5417in" svg:x="3.1913in" svg:y="4.6835in" draw:caption-point-x="-0.3878in" draw:caption-point-y="0.1535in">
              <dc:date>2020-09-22T00:00:00</dc:date>
              <text:p text:style-name="P2"><text:span text:style-name="T4">Max altitude is reduced due to aerodynamic drag.</text:span></text:p>
              <text:p text:style-name="P2"><text:span text:style-name="T5"/></text:p>
            </office:annotation>
            <text:p>Peak altitude reduction factor</text:p>
          </table:table-cell>
          <table:table-cell table:style-name="ce44" office:value-type="string" calcext:value-type="string">
            <text:p>f<text:span text:style-name="T32">1</text:span><text:span text:style-name="T33"> =</text:span></text:p>
          </table:table-cell>
          <table:table-cell table:style-name="ce67" table:formula="of:=IF(1/(1.049909+0.001719*iterm^1.0042225)&gt;1;1;1/(1.049909+0.001719*iterm^1.0042225))" office:value-type="float" office:value="0.525362458795615" calcext:value-type="float">
            <text:p>0.525</text:p>
          </table:table-cell>
          <table:table-cell table:style-name="ce33" table:number-columns-repeated="3"/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/>
          <table:table-cell table:style-name="ce37"/>
          <table:table-cell table:style-name="ce33"/>
          <table:table-cell table:style-name="ce44" office:value-type="string" calcext:value-type="string">
            <office:annotation draw:style-name="gr15" draw:text-style-name="P3" svg:width="1.4051in" svg:height="0.55in" svg:x="2.9386in" svg:y="4.8669in" draw:caption-point-x="-0.135in" draw:caption-point-y="0.1535in">
              <dc:date>2020-09-22T00:00:00</dc:date>
              <text:p text:style-name="P2"><text:span text:style-name="T4">Time to peak is reduced due to aerodynamic drag.</text:span></text:p>
              <text:p text:style-name="P2"><text:span text:style-name="T5"/></text:p>
            </office:annotation>
            <text:p>Time to peak reduction factor</text:p>
          </table:table-cell>
          <table:table-cell table:style-name="ce44" office:value-type="string" calcext:value-type="string">
            <text:p>f<text:span text:style-name="T32">2</text:span><text:span text:style-name="T33"> =</text:span></text:p>
          </table:table-cell>
          <table:table-cell table:style-name="ce67" table:formula="of:=IF(1/(1.048224+0.001093*iterm^0.97255)&gt;1;1;1/(1.048224+0.001093*iterm^0.97255))" office:value-type="float" office:value="0.669149714425326" calcext:value-type="float">
            <text:p>0.669</text:p>
          </table:table-cell>
          <table:table-cell table:style-name="ce33"/>
          <table:table-cell table:style-name="ce32"/>
          <table:table-cell table:style-name="ce89" office:value-type="string" calcext:value-type="string">
            <text:p>Drag reduction factors</text:p>
          </table:table-cell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/>
          <table:table-cell table:style-name="ce37"/>
          <table:table-cell table:style-name="ce33"/>
          <table:table-cell table:style-name="ce44" office:value-type="string" calcext:value-type="string">
            <office:annotation draw:style-name="gr16" draw:text-style-name="P3" svg:width="1.3965in" svg:height="0.55in" svg:x="2.9386in" svg:y="5.0504in" draw:caption-point-x="-0.135in" draw:caption-point-y="0.1535in">
              <dc:date>2020-09-22T00:00:00</dc:date>
              <text:p text:style-name="P2"><text:span text:style-name="T4">Max velocity is reduced due to aerodynamic drag.</text:span></text:p>
              <text:p text:style-name="P2"><text:span text:style-name="T5"/></text:p>
            </office:annotation>
            <text:p>Max velocity reduction factor</text:p>
          </table:table-cell>
          <table:table-cell table:style-name="ce44" office:value-type="string" calcext:value-type="string">
            <text:p>f<text:span text:style-name="T32">3</text:span><text:span text:style-name="T33"> =</text:span></text:p>
          </table:table-cell>
          <table:table-cell table:style-name="ce67" table:formula="of:=IF((0.99769-0.000075691*iterm)&gt;1;1;(0.99769-0.000075691*iterm))" office:value-type="float" office:value="0.961075269160712" calcext:value-type="float">
            <text:p>0.961</text:p>
          </table:table-cell>
          <table:table-cell table:style-name="ce33" table:number-columns-repeated="3"/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/>
          <table:table-cell table:style-name="ce38"/>
          <table:table-cell table:style-name="ce40"/>
          <table:table-cell table:style-name="ce45" office:value-type="string" calcext:value-type="string">
            <office:annotation draw:style-name="gr9" draw:text-style-name="P3" svg:width="1.3965in" svg:height="0.6583in" svg:x="2.9386in" svg:y="5.2335in" draw:caption-point-x="-0.135in" draw:caption-point-y="0.1535in">
              <dc:date>2020-09-22T00:00:00</dc:date>
              <text:p text:style-name="P2"><text:span text:style-name="T4">Motor burnout altitude is reduced due to aerodynamic drag.</text:span></text:p>
              <text:p text:style-name="P2"><text:span text:style-name="T5"/></text:p>
            </office:annotation>
            <text:p>Burnout altitude reduction factor</text:p>
          </table:table-cell>
          <table:table-cell table:style-name="ce45" office:value-type="string" calcext:value-type="string">
            <text:p>f<text:span text:style-name="T32">4</text:span><text:span text:style-name="T33"> =</text:span></text:p>
          </table:table-cell>
          <table:table-cell table:style-name="ce68" table:formula="of:=IF((0.99973-0.000043807*iterm)&gt;1;1;(0.99973-0.000043807*iterm))" office:value-type="float" office:value="0.978538821208906" calcext:value-type="float">
            <text:p>0.979</text:p>
          </table:table-cell>
          <table:table-cell table:style-name="ce40" table:number-columns-repeated="3"/>
          <table:table-cell table:style-name="ce95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3"/>
          <table:table-cell table:style-name="ce48" table:number-columns-repeated="2"/>
          <table:table-cell table:style-name="ce69"/>
          <table:table-cell table:style-name="ce32"/>
          <table:table-cell table:style-name="ce83"/>
          <table:table-cell table:style-name="ce32" table:number-columns-repeated="3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41"/>
          <table:table-cell table:style-name="ce49" office:value-type="string" calcext:value-type="string">
            <text:p>Peak altitude</text:p>
          </table:table-cell>
          <table:table-cell table:style-name="ce49" office:value-type="string" calcext:value-type="string">
            <text:p>Z<text:span text:style-name="T34"> peak</text:span><text:span text:style-name="T35"> =</text:span></text:p>
          </table:table-cell>
          <table:table-cell table:style-name="ce70" table:formula="of:=fact1*[.F21]" office:value-type="float" office:value="1638.82195998866" calcext:value-type="float">
            <text:p>1639</text:p>
          </table:table-cell>
          <table:table-cell table:style-name="ce78" office:value-type="string" calcext:value-type="string">
            <text:p>metres</text:p>
          </table:table-cell>
          <table:table-cell table:style-name="ce32"/>
          <table:table-cell table:style-name="ce39"/>
          <table:table-cell table:style-name="ce96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42"/>
          <table:table-cell table:style-name="ce46" office:value-type="string" calcext:value-type="string">
            <text:p>Time to peak altitude</text:p>
          </table:table-cell>
          <table:table-cell table:style-name="ce46" office:value-type="string" calcext:value-type="string">
            <text:p>t<text:span text:style-name="T34"> peak</text:span><text:span text:style-name="T35"> =</text:span></text:p>
          </table:table-cell>
          <table:table-cell table:style-name="ce71" table:formula="of:=fact2*[.F22]" office:value-type="float" office:value="17.2179900221088" calcext:value-type="float">
            <text:p>17.2</text:p>
          </table:table-cell>
          <table:table-cell table:style-name="ce79" office:value-type="string" calcext:value-type="string">
            <text:p>sec.</text:p>
          </table:table-cell>
          <table:table-cell table:style-name="ce33"/>
          <table:table-cell table:style-name="ce88" office:value-type="string" calcext:value-type="string">
            <text:p>Predicted<text:span text:style-name="T17"> (with</text:span></text:p>
          </table:table-cell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7"/>
          <table:table-cell table:style-name="ce46" office:value-type="string" calcext:value-type="string">
            <text:p>Max velocity</text:p>
          </table:table-cell>
          <table:table-cell table:style-name="ce46" office:value-type="string" calcext:value-type="string">
            <text:p>V<text:span text:style-name="T34"> max</text:span><text:span text:style-name="T35"> =</text:span></text:p>
          </table:table-cell>
          <table:table-cell table:style-name="ce60" table:formula="of:=fact3*[.F23]" office:value-type="float" office:value="233.024176398417" calcext:value-type="float">
            <text:p>233</text:p>
          </table:table-cell>
          <table:table-cell table:style-name="ce79" office:value-type="string" calcext:value-type="string">
            <text:p>metre/sec.</text:p>
          </table:table-cell>
          <table:table-cell table:style-name="ce33"/>
          <table:table-cell table:style-name="ce33" office:value-type="string" calcext:value-type="string">
            <text:p>drag)</text:p>
          </table:table-cell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7"/>
          <table:table-cell table:style-name="ce46"/>
          <table:table-cell table:style-name="ce52" office:value-type="string" calcext:value-type="string">
            <text:p>or<text:span text:style-name="T14">  V</text:span><text:span text:style-name="T36"> max</text:span><text:span text:style-name="T35"> =</text:span></text:p>
          </table:table-cell>
          <table:table-cell table:style-name="ce60" table:formula="of:=[.F34]*3.6" office:value-type="float" office:value="838.8870350343" calcext:value-type="float">
            <text:p>839</text:p>
          </table:table-cell>
          <table:table-cell table:style-name="ce79" office:value-type="string" calcext:value-type="string">
            <text:p>km/hr</text:p>
          </table:table-cell>
          <table:table-cell table:style-name="ce33" table:number-columns-repeated="2"/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8"/>
          <table:table-cell table:style-name="ce47" office:value-type="string" calcext:value-type="string">
            <text:p>Burnout altitude</text:p>
          </table:table-cell>
          <table:table-cell table:style-name="ce47" office:value-type="string" calcext:value-type="string">
            <text:p>Z<text:span text:style-name="T34"> bo</text:span><text:span text:style-name="T35"> =</text:span></text:p>
          </table:table-cell>
          <table:table-cell table:style-name="ce72" table:formula="of:=fact4*zed1" office:value-type="float" office:value="119.852668980082" calcext:value-type="float">
            <text:p>120</text:p>
          </table:table-cell>
          <table:table-cell table:style-name="ce75" office:value-type="string" calcext:value-type="string">
            <text:p>metres</text:p>
          </table:table-cell>
          <table:table-cell table:style-name="ce40" table:number-columns-repeated="2"/>
          <table:table-cell table:style-name="ce95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3"/>
          <table:table-cell table:style-name="ce50" table:formula="of:=IF([.F23]&gt;331;&quot;Warning: Rocket is supersonic, results may be invalid&quot;;&quot;&quot;)">
            <text:p/>
          </table:table-cell>
          <table:table-cell table:style-name="ce46"/>
          <table:table-cell table:style-name="ce32" table:number-columns-repeated="6"/>
          <table:table-cell table:number-columns-repeated="53"/>
        </table:table-row>
        <table:table-row table:style-name="ro4">
          <table:table-cell table:style-name="ce33" table:number-columns-repeated="8"/>
          <table:table-cell table:style-name="ce32" table:number-columns-repeated="3"/>
          <table:table-cell table:number-columns-repeated="53"/>
        </table:table-row>
        <table:table-row table:style-name="ro4">
          <table:table-cell table:style-name="ce33"/>
          <table:table-cell table:style-name="ce97"/>
          <table:table-cell table:style-name="ce33" table:number-columns-repeated="6"/>
          <table:table-cell table:style-name="ce32" table:number-columns-repeated="3"/>
          <table:table-cell table:number-columns-repeated="53"/>
        </table:table-row>
        <table:table-row table:style-name="ro4">
          <table:table-cell table:style-name="ce33"/>
          <table:table-cell table:style-name="ce98"/>
          <table:table-cell table:style-name="ce33" table:number-columns-repeated="6"/>
          <table:table-cell table:style-name="ce32" table:number-columns-repeated="3"/>
          <table:table-cell table:number-columns-repeated="53"/>
        </table:table-row>
        <table:table-row table:style-name="ro4">
          <table:table-cell table:style-name="ce32"/>
          <table:table-cell table:style-name="ce99"/>
          <table:table-cell table:style-name="ce32" table:number-columns-repeated="9"/>
          <table:table-cell table:number-columns-repeated="53"/>
        </table:table-row>
        <table:table-row table:style-name="ro4">
          <table:table-cell table:style-name="ce32" table:number-columns-repeated="11"/>
          <table:table-cell table:number-columns-repeated="53"/>
        </table:table-row>
        <table:table-row table:style-name="ro4" table:number-rows-repeated="1048533">
          <table:table-cell table:number-columns-repeated="64"/>
        </table:table-row>
        <table:table-row table:style-name="ro4">
          <table:table-cell table:number-columns-repeated="64"/>
        </table:table-row>
        <table:named-expressions>
          <table:named-range table:name="Excel_BuiltIn_Print_Area" table:base-cell-address="$Intro.$A$1" table:cell-range-address="$Metric.$A$1:.$J$36" table:range-usable-as="print-range"/>
        </table:named-expressions>
      </table:table>
      <table:table table:name="Best Mass" table:style-name="ta8" table:protected="true" table:protection-key="BHuanMOZgYAYWbOqgbbbIq6Tl1g=" table:protection-key-digest-algorithm="http://docs.oasis-open.org/office/ns/table/legacy-hash-excel" loext:protection-key-digest-algorithm-2="http://www.w3.org/2000/09/xmldsig#sha1">
        <loext:table-protection loext:select-protected-cells="true" loext:select-unprotected-cells="true"/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utton 2" form:control-implementation="ooo:com.sun.star.form.component.CommandButton" xml:id="control1" form:id="control1" form:label="Click to solve" form:printable="false" office:target-frame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VBAProject.Module1.mass?language=Basic&amp;location=document" xlink:type="simple"/>
              </office:event-listeners>
            </form:button>
          </form:form>
        </office:forms>
        <table:table-column table:style-name="co9" table:default-cell-style-name="ce342"/>
        <table:table-column table:style-name="co18" table:default-cell-style-name="ce342"/>
        <table:table-column table:style-name="co19" table:visibility="collapse" table:number-columns-repeated="2" table:default-cell-style-name="ce256"/>
        <table:table-column table:style-name="co20" table:default-cell-style-name="ce256"/>
        <table:table-column table:style-name="co21" table:default-cell-style-name="ce256"/>
        <table:table-column table:style-name="co22" table:default-cell-style-name="ce256"/>
        <table:table-column table:style-name="co21" table:number-columns-repeated="57" table:default-cell-style-name="ce256"/>
        <table:table-row table:style-name="ro12">
          <table:table-cell table:style-name="ce100" table:formula="of:=[.A26]" office:value-type="float" office:value="8" calcext:value-type="float">
            <text:p><text:s/>8.00 </text:p>
          </table:table-cell>
          <table:table-cell table:style-name="ce104" table:formula="of:=[$Metric.F32]" office:value-type="float" office:value="1638.82195998866" calcext:value-type="float">
            <text:p><text:s/>1,639 </text:p>
          </table:table-cell>
          <table:table-cell table:number-columns-repeated="2"/>
          <table:table-cell table:style-name="ce108" office:value-type="string" calcext:value-type="string">
            <text:p>Directions: Enter a range of values for rocket dead mass (min, max)</text:p>
          </table:table-cell>
          <table:table-cell table:number-columns-repeated="3"/>
          <table:table-cell table:style-name="ce121" table:number-columns-repeated="12"/>
          <table:table-cell table:number-columns-repeated="44"/>
        </table:table-row>
        <table:table-row table:style-name="ro12">
          <table:table-cell table:style-name="ce101" office:value-type="string" calcext:value-type="string">
            <text:p>Mass [kg]</text:p>
          </table:table-cell>
          <table:table-cell table:style-name="ce101" office:value-type="string" calcext:value-type="string">
            <text:p>Altitude [m]</text:p>
          </table:table-cell>
          <table:table-cell table:style-name="ce106" office:value-type="string" calcext:value-type="string">
            <text:p>m</text:p>
          </table:table-cell>
          <table:table-cell table:style-name="ce106" office:value-type="string" calcext:value-type="string">
            <text:p>alt</text:p>
          </table:table-cell>
          <table:table-cell table:style-name="ce109" office:value-type="string" calcext:value-type="string">
            <text:p>Minimum mass:</text:p>
          </table:table-cell>
          <table:table-cell table:style-name="ce114" office:value-type="float" office:value="3" calcext:value-type="float">
            <office:annotation draw:style-name="gr19" draw:text-style-name="P3" svg:width="1.3012in" svg:height="0.3957in" svg:x="4.3213in" svg:y="0.2043in" draw:caption-point-x="-0.7059in" draw:caption-point-y="-0.013in">
              <dc:date>2020-09-22T00:00:00</dc:date>
              <text:p text:style-name="P2"><text:span text:style-name="T4">Value must be greater than ZERO.</text:span></text:p>
            </office:annotation>
            <text:p><text:s/>3.00 </text:p>
          </table:table-cell>
          <table:table-cell office:value-type="string" calcext:value-type="string">
            <text:p>kg</text:p>
            <draw:control draw:z-index="1" draw:name="Button 2" draw:style-name="gr17" draw:text-style-name="P4" svg:width="1.1476in" svg:height="0.4705in" svg:x="0.428in" svg:y="0.05in" draw:control="control1">
              <svg:desc>Click to solve</svg:desc>
            </draw:control>
          </table:table-cell>
          <table:table-cell/>
          <table:table-cell table:style-name="ce122"/>
          <table:table-cell table:style-name="ce121" table:number-columns-repeated="11"/>
          <table:table-cell table:number-columns-repeated="44"/>
        </table:table-row>
        <table:table-row table:style-name="ro13">
          <table:table-cell table:style-name="ce102" table:formula="of:=[.F2]" office:value-type="float" office:value="3" calcext:value-type="float">
            <text:p><text:s/>3.00 </text:p>
          </table:table-cell>
          <table:table-cell table:style-name="ce105" office:value-type="float" office:value="1353.5381215285" calcext:value-type="float">
            <text:p><text:s/>1,354 </text:p>
          </table:table-cell>
          <table:table-cell table:style-name="ce107" table:formula="of:=INT([.B3])" office:value-type="float" office:value="1353" calcext:value-type="float">
            <text:p><text:s/>1,353.0 </text:p>
          </table:table-cell>
          <table:table-cell table:style-name="ce107" table:formula="of:=[.A3]" office:value-type="float" office:value="3" calcext:value-type="float">
            <text:p><text:s/>3.0 </text:p>
          </table:table-cell>
          <table:table-cell table:style-name="ce109" office:value-type="string" calcext:value-type="string">
            <text:p>Maximum mass:</text:p>
          </table:table-cell>
          <table:table-cell table:style-name="ce114" office:value-type="float" office:value="8" calcext:value-type="float">
            <text:p><text:s/>8.00 </text:p>
          </table:table-cell>
          <table:table-cell office:value-type="string" calcext:value-type="string">
            <text:p>kg</text:p>
          </table:table-cell>
          <table:table-cell table:number-columns-repeated="57"/>
        </table:table-row>
        <table:table-row table:style-name="ro13">
          <table:table-cell table:style-name="ce102" table:formula="of:=[.A3]+[.$F$4]" office:value-type="float" office:value="3.21739130434783" calcext:value-type="float">
            <text:p><text:s/>3.22 </text:p>
          </table:table-cell>
          <table:table-cell table:style-name="ce105" office:value-type="float" office:value="1423.45721666105" calcext:value-type="float">
            <text:p><text:s/>1,423 </text:p>
          </table:table-cell>
          <table:table-cell table:style-name="ce107" table:formula="of:=INT([.B4])" office:value-type="float" office:value="1423" calcext:value-type="float">
            <text:p><text:s/>1,423.0 </text:p>
          </table:table-cell>
          <table:table-cell table:style-name="ce107" table:formula="of:=[.A4]" office:value-type="float" office:value="3.21739130434783" calcext:value-type="float">
            <text:p><text:s/>3.2 </text:p>
          </table:table-cell>
          <table:table-cell table:style-name="ce109" office:value-type="string" calcext:value-type="string">
            <text:p>Interval:</text:p>
          </table:table-cell>
          <table:table-cell table:style-name="ce115" table:formula="of:=([.F3]-[.F2])/23" office:value-type="float" office:value="0.217391304347826" calcext:value-type="float">
            <text:p><text:s/>0.22 </text:p>
          </table:table-cell>
          <table:table-cell office:value-type="string" calcext:value-type="string">
            <text:p>kg</text:p>
          </table:table-cell>
          <table:table-cell table:number-columns-repeated="57"/>
        </table:table-row>
        <table:table-row table:style-name="ro13">
          <table:table-cell table:style-name="ce102" table:formula="of:=[.A4]+[.$F$4]" office:value-type="float" office:value="3.43478260869565" calcext:value-type="float">
            <text:p><text:s/>3.43 </text:p>
          </table:table-cell>
          <table:table-cell table:style-name="ce105" office:value-type="float" office:value="1486.89789116415" calcext:value-type="float">
            <text:p><text:s/>1,487 </text:p>
          </table:table-cell>
          <table:table-cell table:style-name="ce107" table:formula="of:=INT([.B5])" office:value-type="float" office:value="1486" calcext:value-type="float">
            <text:p><text:s/>1,486.0 </text:p>
          </table:table-cell>
          <table:table-cell table:style-name="ce107" table:formula="of:=[.A5]" office:value-type="float" office:value="3.43478260869565" calcext:value-type="float">
            <text:p><text:s/>3.4 </text:p>
          </table:table-cell>
          <table:table-cell table:style-name="ce110" office:value-type="string" calcext:value-type="string">
            <text:p>Best mass:</text:p>
          </table:table-cell>
          <table:table-cell table:style-name="ce116" table:formula="of:=VLOOKUP(MAX([.C3:.C26]);[.C3:.D26];2;FALSE())" office:value-type="float" office:value="5.39130434782609" calcext:value-type="float">
            <office:annotation draw:style-name="gr20" draw:text-style-name="P3" svg:width="2.3957in" svg:height="0.6835in" svg:x="3.8937in" svg:y="0.8323in" draw:caption-point-x="-0.2783in" draw:caption-point-y="-0.0465in">
              <dc:date>2020-09-22T00:00:00</dc:date>
              <text:p text:style-name="P2"><text:span text:style-name="T4">Best mass of the range. The accuracy of the result depends on the range you specify. If the range is smaller, the result will be more accurate.</text:span></text:p>
            </office:annotation>
            <text:p><text:s/>5.39 </text:p>
          </table:table-cell>
          <table:table-cell table:style-name="ce118" office:value-type="string" calcext:value-type="string">
            <text:p>kg</text:p>
          </table:table-cell>
          <table:table-cell table:number-columns-repeated="57"/>
        </table:table-row>
        <table:table-row table:style-name="ro13">
          <table:table-cell table:style-name="ce102" table:formula="of:=[.A5]+[.$F$4]" office:value-type="float" office:value="3.65217391304348" calcext:value-type="float">
            <text:p><text:s/>3.65 </text:p>
          </table:table-cell>
          <table:table-cell table:style-name="ce105" office:value-type="float" office:value="1543.57481258858" calcext:value-type="float">
            <text:p><text:s/>1,544 </text:p>
          </table:table-cell>
          <table:table-cell table:style-name="ce107" table:formula="of:=INT([.B6])" office:value-type="float" office:value="1543" calcext:value-type="float">
            <text:p><text:s/>1,543.0 </text:p>
          </table:table-cell>
          <table:table-cell table:style-name="ce107" table:formula="of:=[.A6]" office:value-type="float" office:value="3.65217391304348" calcext:value-type="float">
            <text:p><text:s/>3.7 </text:p>
          </table:table-cell>
          <table:table-cell table:style-name="ce111" office:value-type="string" calcext:value-type="string">
            <text:p>Maximum altitude:</text:p>
          </table:table-cell>
          <table:table-cell table:style-name="ce117" table:formula="of:=MAX([.B3:.B26])" office:value-type="float" office:value="1750.30484323443" calcext:value-type="float">
            <text:p><text:s/>1,750 </text:p>
          </table:table-cell>
          <table:table-cell table:style-name="ce119" office:value-type="string" calcext:value-type="string">
            <text:p>m</text:p>
          </table:table-cell>
          <table:table-cell table:style-name="ce120"/>
          <table:table-cell table:number-columns-repeated="56"/>
        </table:table-row>
        <table:table-row table:style-name="ro13">
          <table:table-cell table:style-name="ce102" table:formula="of:=[.A6]+[.$F$4]" office:value-type="float" office:value="3.8695652173913" calcext:value-type="float">
            <text:p><text:s/>3.87 </text:p>
          </table:table-cell>
          <table:table-cell table:style-name="ce105" office:value-type="float" office:value="1593.29692910704" calcext:value-type="float">
            <text:p><text:s/>1,593 </text:p>
          </table:table-cell>
          <table:table-cell table:style-name="ce107" table:formula="of:=INT([.B7])" office:value-type="float" office:value="1593" calcext:value-type="float">
            <text:p><text:s/>1,593.0 </text:p>
          </table:table-cell>
          <table:table-cell table:style-name="ce107" table:formula="of:=[.A7]" office:value-type="float" office:value="3.8695652173913" calcext:value-type="float">
            <text:p><text:s/>3.9 </text:p>
          </table:table-cell>
          <table:table-cell table:style-name="ce112">
            <draw:frame draw:z-index="0" draw:name="Chart 1" draw:style-name="gr18" draw:text-style-name="P1" svg:width="6.4768in" svg:height="3.5579in" svg:x="0.0445in" svg:y="0.1016in">
              <draw:object draw:notify-on-update-of-ranges="'Best Mass'.A3:'Best Mass'.A26 'Best Mass'.B3:'Best Mass'.B2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9"/>
        </table:table-row>
        <table:table-row table:style-name="ro13">
          <table:table-cell table:style-name="ce102" table:formula="of:=[.A7]+[.$F$4]" office:value-type="float" office:value="4.08695652173913" calcext:value-type="float">
            <text:p><text:s/>4.09 </text:p>
          </table:table-cell>
          <table:table-cell table:style-name="ce105" office:value-type="float" office:value="1635.97086555085" calcext:value-type="float">
            <text:p><text:s/>1,636 </text:p>
          </table:table-cell>
          <table:table-cell table:style-name="ce107" table:formula="of:=INT([.B8])" office:value-type="float" office:value="1635" calcext:value-type="float">
            <text:p><text:s/>1,635.0 </text:p>
          </table:table-cell>
          <table:table-cell table:style-name="ce107" table:formula="of:=[.A8]" office:value-type="float" office:value="4.08695652173913" calcext:value-type="float">
            <text:p><text:s/>4.1 </text:p>
          </table:table-cell>
          <table:table-cell table:style-name="ce112"/>
          <table:table-cell table:number-columns-repeated="59"/>
        </table:table-row>
        <table:table-row table:style-name="ro13">
          <table:table-cell table:style-name="ce102" table:formula="of:=[.A8]+[.$F$4]" office:value-type="float" office:value="4.30434782608696" calcext:value-type="float">
            <text:p><text:s/>4.30 </text:p>
          </table:table-cell>
          <table:table-cell table:style-name="ce105" office:value-type="float" office:value="1671.60057081471" calcext:value-type="float">
            <text:p><text:s/>1,672 </text:p>
          </table:table-cell>
          <table:table-cell table:style-name="ce107" table:formula="of:=INT([.B9])" office:value-type="float" office:value="1671" calcext:value-type="float">
            <text:p><text:s/>1,671.0 </text:p>
          </table:table-cell>
          <table:table-cell table:style-name="ce107" table:formula="of:=[.A9]" office:value-type="float" office:value="4.30434782608696" calcext:value-type="float">
            <text:p><text:s/>4.3 </text:p>
          </table:table-cell>
          <table:table-cell table:style-name="ce112"/>
          <table:table-cell table:number-columns-repeated="59"/>
        </table:table-row>
        <table:table-row table:style-name="ro13">
          <table:table-cell table:style-name="ce102" table:formula="of:=[.A9]+[.$F$4]" office:value-type="float" office:value="4.52173913043478" calcext:value-type="float">
            <text:p><text:s/>4.52 </text:p>
          </table:table-cell>
          <table:table-cell table:style-name="ce105" office:value-type="float" office:value="1700.28341784321" calcext:value-type="float">
            <text:p><text:s/>1,700 </text:p>
          </table:table-cell>
          <table:table-cell table:style-name="ce107" table:formula="of:=INT([.B10])" office:value-type="float" office:value="1700" calcext:value-type="float">
            <text:p><text:s/>1,700.0 </text:p>
          </table:table-cell>
          <table:table-cell table:style-name="ce107" table:formula="of:=[.A10]" office:value-type="float" office:value="4.52173913043478" calcext:value-type="float">
            <text:p><text:s/>4.5 </text:p>
          </table:table-cell>
          <table:table-cell table:style-name="ce112"/>
          <table:table-cell table:number-columns-repeated="59"/>
        </table:table-row>
        <table:table-row table:style-name="ro13">
          <table:table-cell table:style-name="ce102" table:formula="of:=[.A10]+[.$F$4]" office:value-type="float" office:value="4.73913043478261" calcext:value-type="float">
            <text:p><text:s/>4.74 </text:p>
          </table:table-cell>
          <table:table-cell table:style-name="ce105" office:value-type="float" office:value="1722.20317930671" calcext:value-type="float">
            <text:p><text:s/>1,722 </text:p>
          </table:table-cell>
          <table:table-cell table:style-name="ce107" table:formula="of:=INT([.B11])" office:value-type="float" office:value="1722" calcext:value-type="float">
            <text:p><text:s/>1,722.0 </text:p>
          </table:table-cell>
          <table:table-cell table:style-name="ce107" table:formula="of:=[.A11]" office:value-type="float" office:value="4.73913043478261" calcext:value-type="float">
            <text:p><text:s/>4.7 </text:p>
          </table:table-cell>
          <table:table-cell table:style-name="ce112"/>
          <table:table-cell table:number-columns-repeated="59"/>
        </table:table-row>
        <table:table-row table:style-name="ro13">
          <table:table-cell table:style-name="ce102" table:formula="of:=[.A11]+[.$F$4]" office:value-type="float" office:value="4.95652173913044" calcext:value-type="float">
            <text:p><text:s/>4.96 </text:p>
          </table:table-cell>
          <table:table-cell table:style-name="ce105" office:value-type="float" office:value="1737.62047061185" calcext:value-type="float">
            <text:p><text:s/>1,738 </text:p>
          </table:table-cell>
          <table:table-cell table:style-name="ce107" table:formula="of:=INT([.B12])" office:value-type="float" office:value="1737" calcext:value-type="float">
            <text:p><text:s/>1,737.0 </text:p>
          </table:table-cell>
          <table:table-cell table:style-name="ce107" table:formula="of:=[.A12]" office:value-type="float" office:value="4.95652173913044" calcext:value-type="float">
            <text:p><text:s/>5.0 </text:p>
          </table:table-cell>
          <table:table-cell table:style-name="ce112"/>
          <table:table-cell table:number-columns-repeated="59"/>
        </table:table-row>
        <table:table-row table:style-name="ro13">
          <table:table-cell table:style-name="ce102" table:formula="of:=[.A12]+[.$F$4]" office:value-type="float" office:value="5.17391304347826" calcext:value-type="float">
            <text:p><text:s/>5.17 </text:p>
          </table:table-cell>
          <table:table-cell table:style-name="ce105" office:value-type="float" office:value="1746.86135525853" calcext:value-type="float">
            <text:p><text:s/>1,747 </text:p>
          </table:table-cell>
          <table:table-cell table:style-name="ce107" table:formula="of:=INT([.B13])" office:value-type="float" office:value="1746" calcext:value-type="float">
            <text:p><text:s/>1,746.0 </text:p>
          </table:table-cell>
          <table:table-cell table:style-name="ce107" table:formula="of:=[.A13]" office:value-type="float" office:value="5.17391304347826" calcext:value-type="float">
            <text:p><text:s/>5.2 </text:p>
          </table:table-cell>
          <table:table-cell table:style-name="ce112"/>
          <table:table-cell table:number-columns-repeated="59"/>
        </table:table-row>
        <table:table-row table:style-name="ro13">
          <table:table-cell table:style-name="ce102" table:formula="of:=[.A13]+[.$F$4]" office:value-type="float" office:value="5.39130434782609" calcext:value-type="float">
            <text:p><text:s/>5.39 </text:p>
          </table:table-cell>
          <table:table-cell table:style-name="ce105" office:value-type="float" office:value="1750.30484323443" calcext:value-type="float">
            <text:p><text:s/>1,750 </text:p>
          </table:table-cell>
          <table:table-cell table:style-name="ce107" table:formula="of:=INT([.B14])" office:value-type="float" office:value="1750" calcext:value-type="float">
            <text:p><text:s/>1,750.0 </text:p>
          </table:table-cell>
          <table:table-cell table:style-name="ce107" table:formula="of:=[.A14]" office:value-type="float" office:value="5.39130434782609" calcext:value-type="float">
            <text:p><text:s/>5.4 </text:p>
          </table:table-cell>
          <table:table-cell table:style-name="ce112"/>
          <table:table-cell table:number-columns-repeated="59"/>
        </table:table-row>
        <table:table-row table:style-name="ro13">
          <table:table-cell table:style-name="ce102" table:formula="of:=[.A14]+[.$F$4]" office:value-type="float" office:value="5.60869565217391" calcext:value-type="float">
            <text:p><text:s/>5.61 </text:p>
          </table:table-cell>
          <table:table-cell table:style-name="ce105" office:value-type="float" office:value="1748.36998700035" calcext:value-type="float">
            <text:p><text:s/>1,748 </text:p>
          </table:table-cell>
          <table:table-cell table:style-name="ce107" table:formula="of:=INT([.B15])" office:value-type="float" office:value="1748" calcext:value-type="float">
            <text:p><text:s/>1,748.0 </text:p>
          </table:table-cell>
          <table:table-cell table:style-name="ce107" table:formula="of:=[.A15]" office:value-type="float" office:value="5.60869565217391" calcext:value-type="float">
            <text:p><text:s/>5.6 </text:p>
          </table:table-cell>
          <table:table-cell table:style-name="ce112"/>
          <table:table-cell table:number-columns-repeated="59"/>
        </table:table-row>
        <table:table-row table:style-name="ro13">
          <table:table-cell table:style-name="ce102" table:formula="of:=[.A15]+[.$F$4]" office:value-type="float" office:value="5.82608695652174" calcext:value-type="float">
            <text:p><text:s/>5.83 </text:p>
          </table:table-cell>
          <table:table-cell table:style-name="ce105" office:value-type="float" office:value="1741.50320376876" calcext:value-type="float">
            <text:p><text:s/>1,742 </text:p>
          </table:table-cell>
          <table:table-cell table:style-name="ce107" table:formula="of:=INT([.B16])" office:value-type="float" office:value="1741" calcext:value-type="float">
            <text:p><text:s/>1,741.0 </text:p>
          </table:table-cell>
          <table:table-cell table:style-name="ce107" table:formula="of:=[.A16]" office:value-type="float" office:value="5.82608695652174" calcext:value-type="float">
            <text:p><text:s/>5.8 </text:p>
          </table:table-cell>
          <table:table-cell table:style-name="ce112"/>
          <table:table-cell table:number-columns-repeated="59"/>
        </table:table-row>
        <table:table-row table:style-name="ro13">
          <table:table-cell table:style-name="ce102" table:formula="of:=[.A16]+[.$F$4]" office:value-type="float" office:value="6.04347826086957" calcext:value-type="float">
            <text:p><text:s/>6.04 </text:p>
          </table:table-cell>
          <table:table-cell table:style-name="ce105" office:value-type="float" office:value="1730.16634278309" calcext:value-type="float">
            <text:p><text:s/>1,730 </text:p>
          </table:table-cell>
          <table:table-cell table:style-name="ce107" table:formula="of:=INT([.B17])" office:value-type="float" office:value="1730" calcext:value-type="float">
            <text:p><text:s/>1,730.0 </text:p>
          </table:table-cell>
          <table:table-cell table:style-name="ce107" table:formula="of:=[.A17]" office:value-type="float" office:value="6.04347826086957" calcext:value-type="float">
            <text:p><text:s/>6.0 </text:p>
          </table:table-cell>
          <table:table-cell table:style-name="ce112"/>
          <table:table-cell table:number-columns-repeated="59"/>
        </table:table-row>
        <table:table-row table:style-name="ro13">
          <table:table-cell table:style-name="ce102" table:formula="of:=[.A17]+[.$F$4]" office:value-type="float" office:value="6.26086956521739" calcext:value-type="float">
            <text:p><text:s/>6.26 </text:p>
          </table:table-cell>
          <table:table-cell table:style-name="ce105" office:value-type="float" office:value="1714.82588845776" calcext:value-type="float">
            <text:p><text:s/>1,715 </text:p>
          </table:table-cell>
          <table:table-cell table:style-name="ce107" table:formula="of:=INT([.B18])" office:value-type="float" office:value="1714" calcext:value-type="float">
            <text:p><text:s/>1,714.0 </text:p>
          </table:table-cell>
          <table:table-cell table:style-name="ce107" table:formula="of:=[.A18]" office:value-type="float" office:value="6.26086956521739" calcext:value-type="float">
            <text:p><text:s/>6.3 </text:p>
          </table:table-cell>
          <table:table-cell table:style-name="ce112"/>
          <table:table-cell table:number-columns-repeated="59"/>
        </table:table-row>
        <table:table-row table:style-name="ro13">
          <table:table-cell table:style-name="ce102" table:formula="of:=[.A18]+[.$F$4]" office:value-type="float" office:value="6.47826086956522" calcext:value-type="float">
            <text:p><text:s/>6.48 </text:p>
          </table:table-cell>
          <table:table-cell table:style-name="ce105" office:value-type="float" office:value="1695.94355930602" calcext:value-type="float">
            <text:p><text:s/>1,696 </text:p>
          </table:table-cell>
          <table:table-cell table:style-name="ce107" table:formula="of:=INT([.B19])" office:value-type="float" office:value="1695" calcext:value-type="float">
            <text:p><text:s/>1,695.0 </text:p>
          </table:table-cell>
          <table:table-cell table:style-name="ce107" table:formula="of:=[.A19]" office:value-type="float" office:value="6.47826086956522" calcext:value-type="float">
            <text:p><text:s/>6.5 </text:p>
          </table:table-cell>
          <table:table-cell table:style-name="ce112"/>
          <table:table-cell table:number-columns-repeated="59"/>
        </table:table-row>
        <table:table-row table:style-name="ro13">
          <table:table-cell table:style-name="ce102" table:formula="of:=[.A19]+[.$F$4]" office:value-type="float" office:value="6.69565217391305" calcext:value-type="float">
            <text:p><text:s/>6.70 </text:p>
          </table:table-cell>
          <table:table-cell table:style-name="ce105" office:value-type="float" office:value="1673.96844033149" calcext:value-type="float">
            <text:p><text:s/>1,674 </text:p>
          </table:table-cell>
          <table:table-cell table:style-name="ce107" table:formula="of:=INT([.B20])" office:value-type="float" office:value="1673" calcext:value-type="float">
            <text:p><text:s/>1,673.0 </text:p>
          </table:table-cell>
          <table:table-cell table:style-name="ce107" table:formula="of:=[.A20]" office:value-type="float" office:value="6.69565217391305" calcext:value-type="float">
            <text:p><text:s/>6.7 </text:p>
          </table:table-cell>
          <table:table-cell table:style-name="ce112"/>
          <table:table-cell table:number-columns-repeated="59"/>
        </table:table-row>
        <table:table-row table:style-name="ro13">
          <table:table-cell table:style-name="ce102" table:formula="of:=[.A20]+[.$F$4]" office:value-type="float" office:value="6.91304347826087" calcext:value-type="float">
            <text:p><text:s/>6.91 </text:p>
          </table:table-cell>
          <table:table-cell table:style-name="ce105" office:value-type="float" office:value="1649.33068108267" calcext:value-type="float">
            <text:p><text:s/>1,649 </text:p>
          </table:table-cell>
          <table:table-cell table:style-name="ce107" table:formula="of:=INT([.B21])" office:value-type="float" office:value="1649" calcext:value-type="float">
            <text:p><text:s/>1,649.0 </text:p>
          </table:table-cell>
          <table:table-cell table:style-name="ce107" table:formula="of:=[.A21]" office:value-type="float" office:value="6.91304347826087" calcext:value-type="float">
            <text:p><text:s/>6.9 </text:p>
          </table:table-cell>
          <table:table-cell table:style-name="ce112"/>
          <table:table-cell table:number-columns-repeated="59"/>
        </table:table-row>
        <table:table-row table:style-name="ro13">
          <table:table-cell table:style-name="ce102" table:formula="of:=[.A21]+[.$F$4]" office:value-type="float" office:value="7.1304347826087" calcext:value-type="float">
            <text:p><text:s/>7.13 </text:p>
          </table:table-cell>
          <table:table-cell table:style-name="ce105" office:value-type="float" office:value="1622.43670730429" calcext:value-type="float">
            <text:p><text:s/>1,622 </text:p>
          </table:table-cell>
          <table:table-cell table:style-name="ce107" table:formula="of:=INT([.B22])" office:value-type="float" office:value="1622" calcext:value-type="float">
            <text:p><text:s/>1,622.0 </text:p>
          </table:table-cell>
          <table:table-cell table:style-name="ce107" table:formula="of:=[.A22]" office:value-type="float" office:value="7.1304347826087" calcext:value-type="float">
            <text:p><text:s/>7.1 </text:p>
          </table:table-cell>
          <table:table-cell table:style-name="ce112"/>
          <table:table-cell table:number-columns-repeated="59"/>
        </table:table-row>
        <table:table-row table:style-name="ro13">
          <table:table-cell table:style-name="ce102" table:formula="of:=[.A22]+[.$F$4]" office:value-type="float" office:value="7.34782608695652" calcext:value-type="float">
            <text:p><text:s/>7.35 </text:p>
          </table:table-cell>
          <table:table-cell table:style-name="ce105" office:value-type="float" office:value="1593.66583234968" calcext:value-type="float">
            <text:p><text:s/>1,594 </text:p>
          </table:table-cell>
          <table:table-cell table:style-name="ce107" table:formula="of:=INT([.B23])" office:value-type="float" office:value="1593" calcext:value-type="float">
            <text:p><text:s/>1,593.0 </text:p>
          </table:table-cell>
          <table:table-cell table:style-name="ce107" table:formula="of:=[.A23]" office:value-type="float" office:value="7.34782608695652" calcext:value-type="float">
            <text:p><text:s/>7.3 </text:p>
          </table:table-cell>
          <table:table-cell table:style-name="ce112"/>
          <table:table-cell table:number-columns-repeated="59"/>
        </table:table-row>
        <table:table-row table:style-name="ro13">
          <table:table-cell table:style-name="ce102" table:formula="of:=[.A23]+[.$F$4]" office:value-type="float" office:value="7.56521739130435" calcext:value-type="float">
            <text:p><text:s/>7.57 </text:p>
          </table:table-cell>
          <table:table-cell table:style-name="ce105" office:value-type="float" office:value="1563.36811413049" calcext:value-type="float">
            <text:p><text:s/>1,563 </text:p>
          </table:table-cell>
          <table:table-cell table:style-name="ce107" table:formula="of:=INT([.B24])" office:value-type="float" office:value="1563" calcext:value-type="float">
            <text:p><text:s/>1,563.0 </text:p>
          </table:table-cell>
          <table:table-cell table:style-name="ce107" table:formula="of:=[.A24]" office:value-type="float" office:value="7.56521739130435" calcext:value-type="float">
            <text:p><text:s/>7.6 </text:p>
          </table:table-cell>
          <table:table-cell table:style-name="ce112"/>
          <table:table-cell table:number-columns-repeated="59"/>
        </table:table-row>
        <table:table-row table:style-name="ro13">
          <table:table-cell table:style-name="ce102" table:formula="of:=[.A24]+[.$F$4]" office:value-type="float" office:value="7.78260869565218" calcext:value-type="float">
            <text:p><text:s/>7.78 </text:p>
          </table:table-cell>
          <table:table-cell table:style-name="ce105" office:value-type="float" office:value="1531.86328169012" calcext:value-type="float">
            <text:p><text:s/>1,532 </text:p>
          </table:table-cell>
          <table:table-cell table:style-name="ce107" table:formula="of:=INT([.B25])" office:value-type="float" office:value="1531" calcext:value-type="float">
            <text:p><text:s/>1,531.0 </text:p>
          </table:table-cell>
          <table:table-cell table:style-name="ce107" table:formula="of:=[.A25]" office:value-type="float" office:value="7.78260869565218" calcext:value-type="float">
            <text:p><text:s/>7.8 </text:p>
          </table:table-cell>
          <table:table-cell table:style-name="ce112"/>
          <table:table-cell table:number-columns-repeated="59"/>
        </table:table-row>
        <table:table-row table:style-name="ro13">
          <table:table-cell table:style-name="ce102" table:formula="of:=[.A25]+[.$F$4]" office:value-type="float" office:value="8" calcext:value-type="float">
            <text:p><text:s/>8.00 </text:p>
          </table:table-cell>
          <table:table-cell table:style-name="ce105" office:value-type="float" office:value="1499.44054898836" calcext:value-type="float">
            <text:p><text:s/>1,499 </text:p>
          </table:table-cell>
          <table:table-cell table:style-name="ce107" table:formula="of:=INT([.B26])" office:value-type="float" office:value="1499" calcext:value-type="float">
            <text:p><text:s/>1,499.0 </text:p>
          </table:table-cell>
          <table:table-cell table:style-name="ce107" table:formula="of:=[.A26]" office:value-type="float" office:value="8" calcext:value-type="float">
            <text:p><text:s/>8.0 </text:p>
          </table:table-cell>
          <table:table-cell table:style-name="ce112"/>
          <table:table-cell table:number-columns-repeated="59"/>
        </table:table-row>
        <table:table-row table:style-name="ro4">
          <table:table-cell table:number-columns-repeated="64"/>
        </table:table-row>
        <table:table-row table:style-name="ro11">
          <table:table-cell table:number-columns-repeated="4"/>
          <table:table-cell table:style-name="ce113" office:value-type="string" calcext:value-type="string">
            <text:p>This worksheet uses the rocket configuration defined in the <text:span text:style-name="T38">Metric</text:span><text:span text:style-name="T39"> worksheet</text:span></text:p>
          </table:table-cell>
          <table:table-cell table:number-columns-repeated="59"/>
        </table:table-row>
        <table:table-row table:style-name="ro4" table:number-rows-repeated="1048547">
          <table:table-cell table:number-columns-repeated="64"/>
        </table:table-row>
        <table:table-row table:style-name="ro4">
          <table:table-cell table:number-columns-repeated="64"/>
        </table:table-row>
        <table:named-expressions>
          <table:named-expression table:name="a" table:base-cell-address="$Intro.$A$1" table:expression="['file:///C:/DOCUME~1/RICHAR~1/LOCALS~1/TEMP/EzAlt%20(best%20mass)%20(ver%2031'#$'.0).xls].0).xls].0).xls].0).xls].0).xls'.$F$18]"/>
          <table:named-expression table:name="ae" table:base-cell-address="$Intro.$A$1" table:expression="#REF!"/>
          <table:named-expression table:name="Cd" table:base-cell-address="$Intro.$A$1" table:expression="['file:///C:/DOCUME~1/RICHAR~1/LOCALS~1/TEMP/EzAlt%20(best%20mass)%20(ver%2031'#$'.0).xls].0).xls].0).xls].0).xls].0).xls'.$F$12]"/>
          <table:named-expression table:name="cde" table:base-cell-address="$Intro.$A$1" table:expression="#REF!"/>
          <table:named-expression table:name="classtab" table:base-cell-address="$Intro.$A$1" table:expression="#REF!"/>
          <table:named-expression table:name="Dia" table:base-cell-address="$Intro.$A$1" table:expression="['file:///C:/DOCUME~1/RICHAR~1/LOCALS~1/TEMP/EzAlt%20(best%20mass)%20(ver%2031'#$'.0).xls].0).xls].0).xls].0).xls].0).xls'.$F$11]"/>
          <table:named-expression table:name="diae" table:base-cell-address="$Intro.$A$1" table:expression="#REF!"/>
          <table:named-expression table:name="f" table:base-cell-address="$Intro.$A$1" table:expression="['file:///C:/DOCUME~1/RICHAR~1/LOCALS~1/TEMP/EzAlt%20(best%20mass)%20(ver%2031'#$'.0).xls].0).xls].0).xls].0).xls].0).xls'.$F$7]"/>
          <table:named-expression table:name="fact" table:base-cell-address="$Intro.$A$1" table:expression="['file:///C:/DOCUME~1/RICHAR~1/LOCALS~1/TEMP/EzAlt%20(best%20mass)%20(ver%2031'#$'.0).xls].0).xls].0).xls].0).xls].0).xls'.$F$27]"/>
          <table:named-expression table:name="fact1" table:base-cell-address="$Intro.$A$1" table:expression="['file:///C:/DOCUME~1/RICHAR~1/LOCALS~1/TEMP/EzAlt%20(best%20mass)%20(ver%2031'#$'.0).xls].0).xls].0).xls].0).xls].0).xls'.$F$27]"/>
          <table:named-expression table:name="fact1e" table:base-cell-address="$Intro.$A$1" table:expression="#REF!"/>
          <table:named-expression table:name="fact2" table:base-cell-address="$Intro.$A$1" table:expression="['file:///C:/DOCUME~1/RICHAR~1/LOCALS~1/TEMP/EzAlt%20(best%20mass)%20(ver%2031'#$'.0).xls].0).xls].0).xls].0).xls].0).xls'.$F$28]"/>
          <table:named-expression table:name="fact2e" table:base-cell-address="$Intro.$A$1" table:expression="#REF!"/>
          <table:named-expression table:name="fact3" table:base-cell-address="$Intro.$A$1" table:expression="['file:///C:/DOCUME~1/RICHAR~1/LOCALS~1/TEMP/EzAlt%20(best%20mass)%20(ver%2031'#$'.0).xls].0).xls].0).xls].0).xls].0).xls'.$F$29]"/>
          <table:named-expression table:name="fact3e" table:base-cell-address="$Intro.$A$1" table:expression="#REF!"/>
          <table:named-expression table:name="fact4" table:base-cell-address="$Intro.$A$1" table:expression="['file:///C:/DOCUME~1/RICHAR~1/LOCALS~1/TEMP/EzAlt%20(best%20mass)%20(ver%2031'#$'.0).xls].0).xls].0).xls].0).xls].0).xls'.$F$30]"/>
          <table:named-expression table:name="fact4e" table:base-cell-address="$Intro.$A$1" table:expression="#REF!"/>
          <table:named-expression table:name="fe" table:base-cell-address="$Intro.$A$1" table:expression="#REF!"/>
          <table:named-expression table:name="it" table:base-cell-address="$Intro.$A$1" table:expression="['file:///C:/DOCUME~1/RICHAR~1/LOCALS~1/TEMP/EzAlt%20(best%20mass)%20(ver%2031'#$'.0).xls].0).xls].0).xls].0).xls].0).xls'.$F$8]"/>
          <table:named-expression table:name="ite" table:base-cell-address="$Intro.$A$1" table:expression="#REF!"/>
          <table:named-expression table:name="iterm" table:base-cell-address="$Intro.$A$1" table:expression="['file:///C:/DOCUME~1/RICHAR~1/LOCALS~1/TEMP/EzAlt%20(best%20mass)%20(ver%2031'#$'.0).xls].0).xls].0).xls].0).xls].0).xls'.$F$26]"/>
          <table:named-expression table:name="iterme" table:base-cell-address="$Intro.$A$1" table:expression="#REF!"/>
          <table:named-expression table:name="mp" table:base-cell-address="$Intro.$A$1" table:expression="['file:///C:/DOCUME~1/RICHAR~1/LOCALS~1/TEMP/EzAlt%20(best%20mass)%20(ver%2031'#$'.0).xls].0).xls].0).xls].0).xls].0).xls'.$F$9]"/>
          <table:named-expression table:name="mpe" table:base-cell-address="$Intro.$A$1" table:expression="#REF!"/>
          <table:named-expression table:name="mr" table:base-cell-address="$Intro.$A$1" table:expression="['file:///C:/DOCUME~1/RICHAR~1/LOCALS~1/TEMP/EzAlt%20(best%20mass)%20(ver%2031'#$'.0).xls].0).xls].0).xls].0).xls].0).xls'.$F$10]"/>
          <table:named-expression table:name="mra" table:base-cell-address="$Intro.$A$1" table:expression="['file:///C:/DOCUME~1/RICHAR~1/LOCALS~1/TEMP/EzAlt%20(best%20mass)%20(ver%2031'#$'.0).xls].0).xls].0).xls].0).xls].0).xls'.$F$16]"/>
          <table:named-expression table:name="mrae" table:base-cell-address="$Intro.$A$1" table:expression="#REF!"/>
          <table:named-expression table:name="mre" table:base-cell-address="$Intro.$A$1" table:expression="#REF!"/>
          <table:named-expression table:name="t" table:base-cell-address="$Intro.$A$1" table:expression="['file:///C:/DOCUME~1/RICHAR~1/LOCALS~1/TEMP/EzAlt%20(best%20mass)%20(ver%2031'#$'.0).xls].0).xls].0).xls].0).xls].0).xls'.$F$14]"/>
          <table:named-expression table:name="te" table:base-cell-address="$Intro.$A$1" table:expression="#REF!"/>
          <table:named-expression table:name="vmax" table:base-cell-address="$Intro.$A$1" table:expression="['file:///C:/DOCUME~1/RICHAR~1/LOCALS~1/TEMP/EzAlt%20(best%20mass)%20(ver%2031'#$'.0).xls].0).xls].0).xls].0).xls].0).xls'.$F$23]"/>
          <table:named-expression table:name="vmaxe" table:base-cell-address="$Intro.$A$1" table:expression="#REF!"/>
          <table:named-expression table:name="zed1" table:base-cell-address="$Intro.$A$1" table:expression="['file:///C:/DOCUME~1/RICHAR~1/LOCALS~1/TEMP/EzAlt%20(best%20mass)%20(ver%2031'#$'.0).xls].0).xls].0).xls].0).xls].0).xls'.$F$24]"/>
          <table:named-expression table:name="zed1e" table:base-cell-address="$Intro.$A$1" table:expression="#REF!"/>
        </table:named-expressions>
      </table:table>
      <table:table table:name="Class" table:style-name="ta5" table:protected="true" table:protection-key="BHuanMOZgYAYWbOqgbbbIq6Tl1g=" table:protection-key-digest-algorithm="http://docs.oasis-open.org/office/ns/table/legacy-hash-excel" loext:protection-key-digest-algorithm-2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2" table:number-columns-repeated="5" table:default-cell-style-name="Default"/>
        <table:table-column table:style-name="co12" table:default-cell-style-name="ce241"/>
        <table:table-column table:style-name="co2" table:number-columns-repeated="58" table:default-cell-style-name="Default"/>
        <table:table-row table:style-name="ro4" table:number-rows-repeated="5">
          <table:table-cell table:number-columns-repeated="64"/>
        </table:table-row>
        <table:table-row table:style-name="ro7">
          <table:table-cell table:number-columns-repeated="64"/>
        </table:table-row>
        <table:table-row table:style-name="ro8">
          <table:table-cell/>
          <table:table-cell table:style-name="ce362" office:value-type="string" calcext:value-type="string" table:number-columns-spanned="5" table:number-rows-spanned="1">
            <text:p>Rocket Motor Classification System</text:p>
          </table:table-cell>
          <table:covered-table-cell table:number-columns-repeated="3" table:style-name="ce370"/>
          <table:covered-table-cell table:style-name="ce389"/>
          <table:table-cell table:number-columns-repeated="58"/>
        </table:table-row>
        <table:table-row table:style-name="ro7">
          <table:table-cell/>
          <table:table-cell table:style-name="ce363" office:value-type="string" calcext:value-type="string">
            <text:p>Class</text:p>
          </table:table-cell>
          <table:table-cell table:style-name="ce371" office:value-type="string" calcext:value-type="string" table:number-columns-spanned="3" table:number-rows-spanned="1">
            <text:p>Total Impulse</text:p>
          </table:table-cell>
          <table:covered-table-cell table:style-name="ce378"/>
          <table:covered-table-cell table:style-name="ce383"/>
          <table:table-cell table:style-name="ce390"/>
          <table:table-cell table:number-columns-repeated="58"/>
        </table:table-row>
        <table:table-row table:style-name="ro9">
          <table:table-cell/>
          <table:table-cell table:style-name="ce364"/>
          <table:table-cell table:style-name="ce372" office:value-type="string" calcext:value-type="string" table:number-columns-spanned="3" table:number-rows-spanned="1">
            <text:p>(Newton-seconds)</text:p>
          </table:table-cell>
          <table:covered-table-cell table:style-name="ce379"/>
          <table:covered-table-cell table:style-name="ce384"/>
          <table:table-cell table:style-name="ce390"/>
          <table:table-cell table:number-columns-repeated="58"/>
        </table:table-row>
        <table:table-row table:style-name="ro9">
          <table:table-cell/>
          <table:table-cell table:style-name="ce365" office:value-type="string" calcext:value-type="string">
            <text:p>A</text:p>
          </table:table-cell>
          <table:table-cell table:style-name="ce373" office:value-type="float" office:value="1.3" calcext:value-type="float">
            <text:p>1.3</text:p>
          </table:table-cell>
          <table:table-cell table:style-name="ce378"/>
          <table:table-cell table:style-name="ce385" office:value-type="float" office:value="2.5" calcext:value-type="float">
            <text:p>2.5</text:p>
          </table:table-cell>
          <table:table-cell table:style-name="ce390"/>
          <table:table-cell table:number-columns-repeated="58"/>
        </table:table-row>
        <table:table-row table:style-name="ro7">
          <table:table-cell/>
          <table:table-cell table:style-name="ce366" office:value-type="string" calcext:value-type="string">
            <text:p>B</text:p>
          </table:table-cell>
          <table:table-cell table:style-name="ce374" office:value-type="float" office:value="2.5" calcext:value-type="float">
            <text:p>2.5</text:p>
          </table:table-cell>
          <table:table-cell table:style-name="ce380" office:value-type="string" calcext:value-type="string">
            <text:p>-</text:p>
          </table:table-cell>
          <table:table-cell table:style-name="ce386" office:value-type="float" office:value="5" calcext:value-type="float">
            <text:p>5</text:p>
          </table:table-cell>
          <table:table-cell table:style-name="ce391" office:value-type="string" calcext:value-type="string">
            <text:p>B</text:p>
          </table:table-cell>
          <table:table-cell table:number-columns-repeated="58"/>
        </table:table-row>
        <table:table-row table:style-name="ro7">
          <table:table-cell/>
          <table:table-cell table:style-name="ce366" office:value-type="string" calcext:value-type="string">
            <text:p>C</text:p>
          </table:table-cell>
          <table:table-cell table:style-name="ce375" office:value-type="float" office:value="5.1" calcext:value-type="float">
            <text:p>5</text:p>
          </table:table-cell>
          <table:table-cell table:style-name="ce380" office:value-type="string" calcext:value-type="string">
            <text:p>-</text:p>
          </table:table-cell>
          <table:table-cell table:style-name="ce386" office:value-type="float" office:value="10" calcext:value-type="float">
            <text:p>10</text:p>
          </table:table-cell>
          <table:table-cell table:style-name="ce391" office:value-type="string" calcext:value-type="string">
            <text:p>C</text:p>
          </table:table-cell>
          <table:table-cell table:number-columns-repeated="58"/>
        </table:table-row>
        <table:table-row table:style-name="ro7">
          <table:table-cell/>
          <table:table-cell table:style-name="ce366" office:value-type="string" calcext:value-type="string">
            <text:p>D</text:p>
          </table:table-cell>
          <table:table-cell table:style-name="ce375" office:value-type="float" office:value="10.1" calcext:value-type="float">
            <text:p>10</text:p>
          </table:table-cell>
          <table:table-cell table:style-name="ce380" office:value-type="string" calcext:value-type="string">
            <text:p>-</text:p>
          </table:table-cell>
          <table:table-cell table:style-name="ce386" office:value-type="float" office:value="20" calcext:value-type="float">
            <text:p>20</text:p>
          </table:table-cell>
          <table:table-cell table:style-name="ce391" office:value-type="string" calcext:value-type="string">
            <text:p>D</text:p>
          </table:table-cell>
          <table:table-cell table:number-columns-repeated="58"/>
        </table:table-row>
        <table:table-row table:style-name="ro7">
          <table:table-cell/>
          <table:table-cell table:style-name="ce366" office:value-type="string" calcext:value-type="string">
            <text:p>E</text:p>
          </table:table-cell>
          <table:table-cell table:style-name="ce375" office:value-type="float" office:value="20.1" calcext:value-type="float">
            <text:p>20</text:p>
          </table:table-cell>
          <table:table-cell table:style-name="ce380" office:value-type="string" calcext:value-type="string">
            <text:p>-</text:p>
          </table:table-cell>
          <table:table-cell table:style-name="ce386" office:value-type="float" office:value="40" calcext:value-type="float">
            <text:p>40</text:p>
          </table:table-cell>
          <table:table-cell table:style-name="ce391" office:value-type="string" calcext:value-type="string">
            <text:p>E</text:p>
          </table:table-cell>
          <table:table-cell table:number-columns-repeated="58"/>
        </table:table-row>
        <table:table-row table:style-name="ro7">
          <table:table-cell/>
          <table:table-cell table:style-name="ce366" office:value-type="string" calcext:value-type="string">
            <text:p>F</text:p>
          </table:table-cell>
          <table:table-cell table:style-name="ce375" office:value-type="float" office:value="40.1" calcext:value-type="float">
            <text:p>40</text:p>
          </table:table-cell>
          <table:table-cell table:style-name="ce380" office:value-type="string" calcext:value-type="string">
            <text:p>-</text:p>
          </table:table-cell>
          <table:table-cell table:style-name="ce386" office:value-type="float" office:value="80" calcext:value-type="float">
            <text:p>80</text:p>
          </table:table-cell>
          <table:table-cell table:style-name="ce391" office:value-type="string" calcext:value-type="string">
            <text:p>F</text:p>
          </table:table-cell>
          <table:table-cell table:number-columns-repeated="58"/>
        </table:table-row>
        <table:table-row table:style-name="ro7">
          <table:table-cell/>
          <table:table-cell table:style-name="ce366" office:value-type="string" calcext:value-type="string">
            <text:p>G</text:p>
          </table:table-cell>
          <table:table-cell table:style-name="ce375" office:value-type="float" office:value="80.1" calcext:value-type="float">
            <text:p>80</text:p>
          </table:table-cell>
          <table:table-cell table:style-name="ce380" office:value-type="string" calcext:value-type="string">
            <text:p>-</text:p>
          </table:table-cell>
          <table:table-cell table:style-name="ce386" office:value-type="float" office:value="160" calcext:value-type="float">
            <text:p>160</text:p>
          </table:table-cell>
          <table:table-cell table:style-name="ce391" office:value-type="string" calcext:value-type="string">
            <text:p>G</text:p>
          </table:table-cell>
          <table:table-cell table:number-columns-repeated="58"/>
        </table:table-row>
        <table:table-row table:style-name="ro7">
          <table:table-cell/>
          <table:table-cell table:style-name="ce366" office:value-type="string" calcext:value-type="string">
            <text:p>H</text:p>
          </table:table-cell>
          <table:table-cell table:style-name="ce375" office:value-type="float" office:value="160.1" calcext:value-type="float">
            <text:p>160</text:p>
          </table:table-cell>
          <table:table-cell table:style-name="ce380" office:value-type="string" calcext:value-type="string">
            <text:p>-</text:p>
          </table:table-cell>
          <table:table-cell table:style-name="ce386" office:value-type="float" office:value="320" calcext:value-type="float">
            <text:p>320</text:p>
          </table:table-cell>
          <table:table-cell table:style-name="ce391" office:value-type="string" calcext:value-type="string">
            <text:p>H</text:p>
          </table:table-cell>
          <table:table-cell table:number-columns-repeated="58"/>
        </table:table-row>
        <table:table-row table:style-name="ro7">
          <table:table-cell/>
          <table:table-cell table:style-name="ce366" office:value-type="string" calcext:value-type="string">
            <text:p>I</text:p>
          </table:table-cell>
          <table:table-cell table:style-name="ce375" office:value-type="float" office:value="320.1" calcext:value-type="float">
            <text:p>320</text:p>
          </table:table-cell>
          <table:table-cell table:style-name="ce380" office:value-type="string" calcext:value-type="string">
            <text:p>-</text:p>
          </table:table-cell>
          <table:table-cell table:style-name="ce386" office:value-type="float" office:value="640" calcext:value-type="float">
            <text:p>640</text:p>
          </table:table-cell>
          <table:table-cell table:style-name="ce391" office:value-type="string" calcext:value-type="string">
            <text:p>I</text:p>
          </table:table-cell>
          <table:table-cell table:number-columns-repeated="58"/>
        </table:table-row>
        <table:table-row table:style-name="ro7">
          <table:table-cell/>
          <table:table-cell table:style-name="ce366" office:value-type="string" calcext:value-type="string">
            <text:p>J</text:p>
          </table:table-cell>
          <table:table-cell table:style-name="ce375" office:value-type="float" office:value="640.1" calcext:value-type="float">
            <text:p>640</text:p>
          </table:table-cell>
          <table:table-cell table:style-name="ce380" office:value-type="string" calcext:value-type="string">
            <text:p>-</text:p>
          </table:table-cell>
          <table:table-cell table:style-name="ce386" office:value-type="float" office:value="1280" calcext:value-type="float">
            <text:p>1280</text:p>
          </table:table-cell>
          <table:table-cell table:style-name="ce391" office:value-type="string" calcext:value-type="string">
            <text:p>J</text:p>
          </table:table-cell>
          <table:table-cell table:number-columns-repeated="58"/>
        </table:table-row>
        <table:table-row table:style-name="ro9">
          <table:table-cell/>
          <table:table-cell table:style-name="ce367" office:value-type="string" calcext:value-type="string">
            <text:p>K</text:p>
          </table:table-cell>
          <table:table-cell table:style-name="ce376" office:value-type="float" office:value="1280.1" calcext:value-type="float">
            <text:p>1280</text:p>
          </table:table-cell>
          <table:table-cell table:style-name="ce381" office:value-type="string" calcext:value-type="string">
            <text:p>-</text:p>
          </table:table-cell>
          <table:table-cell table:style-name="ce387" office:value-type="float" office:value="2560" calcext:value-type="float">
            <text:p>2560</text:p>
          </table:table-cell>
          <table:table-cell table:style-name="ce392" office:value-type="string" calcext:value-type="string">
            <text:p>K</text:p>
          </table:table-cell>
          <table:table-cell table:number-columns-repeated="58"/>
        </table:table-row>
        <table:table-row table:style-name="ro9">
          <table:table-cell table:style-name="ce342"/>
          <table:table-cell table:style-name="ce368"/>
          <table:table-cell table:style-name="ce377"/>
          <table:table-cell table:style-name="ce382"/>
          <table:table-cell table:style-name="ce388"/>
          <table:table-cell table:style-name="ce393"/>
          <table:table-cell table:style-name="ce342"/>
          <table:table-cell table:number-columns-repeated="57"/>
        </table:table-row>
        <table:table-row table:style-name="ro7" table:number-rows-repeated="4">
          <table:table-cell table:style-name="ce342"/>
          <table:table-cell table:style-name="ce368"/>
          <table:table-cell table:style-name="ce377"/>
          <table:table-cell table:style-name="ce382"/>
          <table:table-cell table:style-name="ce388"/>
          <table:table-cell table:style-name="ce393"/>
          <table:table-cell table:style-name="ce342"/>
          <table:table-cell table:number-columns-repeated="57"/>
        </table:table-row>
        <table:table-row table:style-name="ro4">
          <table:table-cell/>
          <table:table-cell table:style-name="ce369" table:number-columns-repeated="4"/>
          <table:table-cell table:number-columns-repeated="59"/>
        </table:table-row>
        <table:table-row table:style-name="ro4" table:number-rows-repeated="1048549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Revisions" table:style-name="ta6" table:protected="true" table:protection-key="BHuanMOZgYAYWbOqgbbbIq6Tl1g=" table:protection-key-digest-algorithm="http://docs.oasis-open.org/office/ns/table/legacy-hash-excel" loext:protection-key-digest-algorithm-2="http://www.w3.org/2000/09/xmldsig#sha1">
        <loext:table-protection loext:select-protected-cells="true" loext:select-unprotected-cells="true"/>
        <table:table-column table:style-name="co2" table:default-cell-style-name="Default"/>
        <table:table-column table:style-name="co13" table:default-cell-style-name="ce241"/>
        <table:table-column table:style-name="co14" table:default-cell-style-name="ce241"/>
        <table:table-column table:style-name="co15" table:default-cell-style-name="ce241"/>
        <table:table-column table:style-name="co16" table:default-cell-style-name="ce241"/>
        <table:table-column table:style-name="co2" table:number-columns-repeated="59" table:default-cell-style-name="Default"/>
        <table:table-row table:style-name="ro4" table:number-rows-repeated="2">
          <table:table-cell table:number-columns-repeated="64"/>
        </table:table-row>
        <table:table-row table:style-name="ro4">
          <table:table-cell/>
          <table:table-cell table:style-name="ce394"/>
          <table:table-cell table:style-name="ce401" office:value-type="string" calcext:value-type="string">
            <text:p>Record of Revisions</text:p>
          </table:table-cell>
          <table:table-cell table:style-name="ce267" table:number-columns-repeated="5"/>
          <table:table-cell table:style-name="ce268"/>
          <table:table-cell table:number-columns-repeated="55"/>
        </table:table-row>
        <table:table-row table:style-name="ro4">
          <table:table-cell/>
          <table:table-cell table:style-name="ce395"/>
          <table:table-cell table:style-name="ce256" table:number-columns-repeated="6"/>
          <table:table-cell table:style-name="ce269"/>
          <table:table-cell table:number-columns-repeated="55"/>
        </table:table-row>
        <table:table-row table:style-name="ro4">
          <table:table-cell/>
          <table:table-cell table:style-name="ce396" office:value-type="string" calcext:value-type="string">
            <text:p>Version</text:p>
          </table:table-cell>
          <table:table-cell table:style-name="ce402" office:value-type="string" calcext:value-type="string">
            <text:p>Date</text:p>
          </table:table-cell>
          <table:table-cell table:style-name="ce409" office:value-type="string" calcext:value-type="string">
            <text:p>Worksheet</text:p>
          </table:table-cell>
          <table:table-cell table:style-name="ce402" office:value-type="string" calcext:value-type="string">
            <text:p>Changes</text:p>
          </table:table-cell>
          <table:table-cell table:style-name="ce402"/>
          <table:table-cell table:style-name="ce255" table:number-columns-repeated="2"/>
          <table:table-cell table:style-name="ce270"/>
          <table:table-cell table:number-columns-repeated="55"/>
        </table:table-row>
        <table:table-row table:style-name="ro4">
          <table:table-cell/>
          <table:table-cell table:style-name="ce397" office:value-type="float" office:value="1" calcext:value-type="float">
            <text:p>1.00</text:p>
          </table:table-cell>
          <table:table-cell table:style-name="ce403" office:value-type="date" office:date-value="2002-12-20" calcext:value-type="date">
            <text:p>Dec-02</text:p>
          </table:table-cell>
          <table:table-cell table:style-name="ce410" office:value-type="string" calcext:value-type="string">
            <text:p>All</text:p>
          </table:table-cell>
          <table:table-cell table:style-name="ce414" office:value-type="string" calcext:value-type="string">
            <text:p>Initial release</text:p>
          </table:table-cell>
          <table:table-cell table:style-name="ce414" table:number-columns-repeated="3"/>
          <table:table-cell table:style-name="ce417"/>
          <table:table-cell table:number-columns-repeated="55"/>
        </table:table-row>
        <table:table-row table:style-name="ro4">
          <table:table-cell/>
          <table:table-cell table:style-name="ce398" office:value-type="float" office:value="1.1" calcext:value-type="float">
            <text:p>1.1</text:p>
          </table:table-cell>
          <table:table-cell table:style-name="ce403" office:value-type="date" office:date-value="2005-10-01" calcext:value-type="date">
            <text:p>Oct-05</text:p>
          </table:table-cell>
          <table:table-cell table:style-name="ce410" office:value-type="string" calcext:value-type="string">
            <text:p>Intro, Best Mass</text:p>
          </table:table-cell>
          <table:table-cell table:style-name="ce414" office:value-type="string" calcext:value-type="string">
            <text:p>Introduction revised; Best Mass worksheet added.</text:p>
          </table:table-cell>
          <table:table-cell table:style-name="ce414" table:number-columns-repeated="3"/>
          <table:table-cell table:style-name="ce417"/>
          <table:table-cell table:number-columns-repeated="55"/>
        </table:table-row>
        <table:table-row table:style-name="ro4">
          <table:table-cell/>
          <table:table-cell table:style-name="ce399" office:value-type="float" office:value="1.2" calcext:value-type="float">
            <text:p>1.2</text:p>
          </table:table-cell>
          <table:table-cell table:style-name="ce404" office:value-type="date" office:date-value="2007-02-01" calcext:value-type="date">
            <text:p>Feb-07</text:p>
          </table:table-cell>
          <table:table-cell table:style-name="ce411" office:value-type="string" calcext:value-type="string">
            <text:p>Intro</text:p>
          </table:table-cell>
          <table:table-cell table:style-name="ce415" office:value-type="string" calcext:value-type="string">
            <text:p>Introduction revised for clarity; applicable range expanded; title changed.</text:p>
          </table:table-cell>
          <table:table-cell table:style-name="ce267" table:number-columns-repeated="3"/>
          <table:table-cell table:style-name="ce268"/>
          <table:table-cell table:number-columns-repeated="55"/>
        </table:table-row>
        <table:table-row table:style-name="ro4">
          <table:table-cell/>
          <table:table-cell table:style-name="ce395"/>
          <table:table-cell table:style-name="ce405"/>
          <table:table-cell table:style-name="ce405" office:value-type="string" calcext:value-type="string">
            <text:p>English</text:p>
          </table:table-cell>
          <table:table-cell table:style-name="ce256" office:value-type="string" calcext:value-type="string">
            <text:p>Title changed; text changed</text:p>
          </table:table-cell>
          <table:table-cell table:style-name="ce256" table:number-columns-repeated="3"/>
          <table:table-cell table:style-name="ce269"/>
          <table:table-cell table:number-columns-repeated="55"/>
        </table:table-row>
        <table:table-row table:style-name="ro4">
          <table:table-cell/>
          <table:table-cell table:style-name="ce395"/>
          <table:table-cell table:style-name="ce405"/>
          <table:table-cell table:style-name="ce405" office:value-type="string" calcext:value-type="string">
            <text:p>English</text:p>
          </table:table-cell>
          <table:table-cell table:style-name="ce342" office:value-type="string" calcext:value-type="string">
            <text:p>Version &amp; date updated.</text:p>
          </table:table-cell>
          <table:table-cell table:style-name="ce256" table:number-columns-repeated="3"/>
          <table:table-cell table:style-name="ce269"/>
          <table:table-cell table:number-columns-repeated="55"/>
        </table:table-row>
        <table:table-row table:style-name="ro4">
          <table:table-cell/>
          <table:table-cell table:style-name="ce395"/>
          <table:table-cell table:style-name="ce405"/>
          <table:table-cell table:style-name="ce405" office:value-type="string" calcext:value-type="string">
            <text:p>English</text:p>
          </table:table-cell>
          <table:table-cell table:style-name="ce256" office:value-type="string" calcext:value-type="string">
            <text:p>Fixed error in "valid range" warning message.</text:p>
          </table:table-cell>
          <table:table-cell table:style-name="ce256" table:number-columns-repeated="3"/>
          <table:table-cell table:style-name="ce269"/>
          <table:table-cell table:number-columns-repeated="55"/>
        </table:table-row>
        <table:table-row table:style-name="ro4">
          <table:table-cell/>
          <table:table-cell table:style-name="ce395"/>
          <table:table-cell table:style-name="ce405"/>
          <table:table-cell table:style-name="ce405" office:value-type="string" calcext:value-type="string">
            <text:p>English</text:p>
          </table:table-cell>
          <table:table-cell table:style-name="ce342" office:value-type="string" calcext:value-type="string">
            <text:p>Minor alteration in calculation routine for <text:span text:style-name="T15">N</text:span><text:span text:style-name="T16">.</text:span></text:p>
          </table:table-cell>
          <table:table-cell table:style-name="ce256" table:number-columns-repeated="3"/>
          <table:table-cell table:style-name="ce269"/>
          <table:table-cell table:number-columns-repeated="55"/>
        </table:table-row>
        <table:table-row table:style-name="ro4">
          <table:table-cell/>
          <table:table-cell table:style-name="ce395"/>
          <table:table-cell table:style-name="ce405"/>
          <table:table-cell table:style-name="ce405" office:value-type="string" calcext:value-type="string">
            <text:p>Metric</text:p>
          </table:table-cell>
          <table:table-cell table:style-name="ce256" office:value-type="string" calcext:value-type="string">
            <text:p>Title changed; text changed</text:p>
          </table:table-cell>
          <table:table-cell table:style-name="ce256" table:number-columns-repeated="3"/>
          <table:table-cell table:style-name="ce269"/>
          <table:table-cell table:number-columns-repeated="55"/>
        </table:table-row>
        <table:table-row table:style-name="ro4">
          <table:table-cell/>
          <table:table-cell table:style-name="ce395"/>
          <table:table-cell table:style-name="ce405"/>
          <table:table-cell table:style-name="ce405" office:value-type="string" calcext:value-type="string">
            <text:p>Metric</text:p>
          </table:table-cell>
          <table:table-cell table:style-name="ce342" office:value-type="string" calcext:value-type="string">
            <text:p>Version &amp; date updated.</text:p>
          </table:table-cell>
          <table:table-cell table:style-name="ce256" table:number-columns-repeated="3"/>
          <table:table-cell table:style-name="ce269"/>
          <table:table-cell table:number-columns-repeated="55"/>
        </table:table-row>
        <table:table-row table:style-name="ro4">
          <table:table-cell/>
          <table:table-cell table:style-name="ce395"/>
          <table:table-cell table:style-name="ce405"/>
          <table:table-cell table:style-name="ce405" office:value-type="string" calcext:value-type="string">
            <text:p>Metric</text:p>
          </table:table-cell>
          <table:table-cell table:style-name="ce342" office:value-type="string" calcext:value-type="string">
            <text:p>Minor alteration in calculation routine for <text:span text:style-name="T15">N</text:span><text:span text:style-name="T16">.</text:span></text:p>
          </table:table-cell>
          <table:table-cell table:style-name="ce256" table:number-columns-repeated="3"/>
          <table:table-cell table:style-name="ce269"/>
          <table:table-cell table:number-columns-repeated="55"/>
        </table:table-row>
        <table:table-row table:style-name="ro4">
          <table:table-cell/>
          <table:table-cell table:style-name="ce395"/>
          <table:table-cell table:style-name="ce406"/>
          <table:table-cell table:style-name="ce405" office:value-type="string" calcext:value-type="string">
            <text:p>Best mass</text:p>
          </table:table-cell>
          <table:table-cell table:style-name="ce342" office:value-type="string" calcext:value-type="string">
            <text:p>Clarification statement added.</text:p>
          </table:table-cell>
          <table:table-cell table:style-name="ce256" table:number-columns-repeated="3"/>
          <table:table-cell table:style-name="ce269"/>
          <table:table-cell table:number-columns-repeated="55"/>
        </table:table-row>
        <table:table-row table:style-name="ro4">
          <table:table-cell/>
          <table:table-cell table:style-name="ce400"/>
          <table:table-cell table:style-name="ce407"/>
          <table:table-cell table:style-name="ce407" office:value-type="string" calcext:value-type="string">
            <text:p>Class</text:p>
          </table:table-cell>
          <table:table-cell table:style-name="ce416" office:value-type="string" calcext:value-type="string">
            <text:p>Range of classes in table reduced to <text:span text:style-name="T15">A through K.</text:span></text:p>
          </table:table-cell>
          <table:table-cell table:style-name="ce255" table:number-columns-repeated="3"/>
          <table:table-cell table:style-name="ce270"/>
          <table:table-cell table:number-columns-repeated="55"/>
        </table:table-row>
        <table:table-row table:style-name="ro4">
          <table:table-cell table:style-name="ce256"/>
          <table:table-cell table:style-name="ce394" office:value-type="float" office:value="1.3" calcext:value-type="float">
            <text:p>1.3</text:p>
          </table:table-cell>
          <table:table-cell table:style-name="ce404" office:value-type="date" office:date-value="2016-10-01" calcext:value-type="date">
            <text:p>Oct-16</text:p>
          </table:table-cell>
          <table:table-cell table:style-name="ce412" office:value-type="string" calcext:value-type="string">
            <text:p>English</text:p>
          </table:table-cell>
          <table:table-cell table:style-name="ce415" office:value-type="string" calcext:value-type="string">
            <text:p>Corrected error in formula for acceleration</text:p>
          </table:table-cell>
          <table:table-cell table:style-name="ce267" table:number-columns-repeated="3"/>
          <table:table-cell table:style-name="ce268"/>
          <table:table-cell table:number-columns-repeated="55"/>
        </table:table-row>
        <table:table-row table:style-name="ro4">
          <table:table-cell table:style-name="ce256"/>
          <table:table-cell table:style-name="ce400"/>
          <table:table-cell table:style-name="ce407"/>
          <table:table-cell table:style-name="ce413" office:value-type="string" calcext:value-type="string">
            <text:p>Metric</text:p>
          </table:table-cell>
          <table:table-cell table:style-name="ce255" table:number-columns-repeated="4"/>
          <table:table-cell table:style-name="ce270"/>
          <table:table-cell table:number-columns-repeated="55"/>
        </table:table-row>
        <table:table-row table:style-name="ro4" table:number-rows-repeated="4">
          <table:table-cell table:style-name="ce256" table:number-columns-repeated="2"/>
          <table:table-cell table:style-name="ce405"/>
          <table:table-cell table:style-name="ce256" table:number-columns-repeated="4"/>
          <table:table-cell table:number-columns-repeated="57"/>
        </table:table-row>
        <table:table-row table:style-name="ro4">
          <table:table-cell table:number-columns-repeated="2"/>
          <table:table-cell table:style-name="ce408"/>
          <table:table-cell table:number-columns-repeated="61"/>
        </table:table-row>
        <table:table-row table:style-name="ro4" table:number-rows-repeated="1048551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>
        <table:named-range table:name="a" table:base-cell-address="$Intro.$A$1" table:cell-range-address="$Metric.$F$18"/>
        <table:named-expression table:name="abo" table:base-cell-address="$Intro.$A$1" table:expression="#REF!"/>
        <table:named-range table:name="ae" table:base-cell-address="$Intro.$A$1" table:cell-range-address="$English.$F$18"/>
        <table:named-expression table:name="aexit" table:base-cell-address="$Intro.$A$1" table:expression="#REF!"/>
        <table:named-expression table:name="ae_1" table:base-cell-address="$Intro.$A$1" table:expression="#REF!"/>
        <table:named-expression table:name="am_1" table:base-cell-address="$Intro.$A$1" table:expression="#REF!"/>
        <table:named-expression table:name="astarf" table:base-cell-address="$Intro.$A$1" table:expression="#REF!"/>
        <table:named-expression table:name="at" table:base-cell-address="$Intro.$A$1" table:expression="#REF!"/>
        <table:named-expression table:name="atfinal" table:base-cell-address="$Intro.$A$1" table:expression="#REF!"/>
        <table:named-range table:name="Cd" table:base-cell-address="$Intro.$A$1" table:cell-range-address="$Metric.$F$12"/>
        <table:named-range table:name="cde" table:base-cell-address="$Intro.$A$1" table:cell-range-address="$English.$F$12"/>
        <table:named-expression table:name="ci" table:base-cell-address="$Intro.$A$1" table:expression="#REF!"/>
        <table:named-range table:name="classtab" table:base-cell-address="$Intro.$A$1" table:cell-range-address="$Class.$C$11:.$F$25"/>
        <table:named-expression table:name="cstar" table:base-cell-address="$Intro.$A$1" table:expression="#REF!"/>
        <table:named-expression table:name="dc" table:base-cell-address="$Intro.$A$1" table:expression="#REF!"/>
        <table:named-expression table:name="deltap" table:base-cell-address="$Intro.$A$1" table:expression="#REF!"/>
        <table:named-expression table:name="deltat" table:base-cell-address="$Intro.$A$1" table:expression="#REF!"/>
        <table:named-expression table:name="deltax" table:base-cell-address="$Intro.$A$1" table:expression="#REF!"/>
        <table:named-range table:name="Dia" table:base-cell-address="$Intro.$A$1" table:cell-range-address="$Metric.$F$11"/>
        <table:named-range table:name="diae" table:base-cell-address="$Intro.$A$1" table:cell-range-address="$English.$F$11"/>
        <table:named-expression table:name="dio" table:base-cell-address="$Intro.$A$1" table:expression="#REF!"/>
        <table:named-expression table:name="do" table:base-cell-address="$Intro.$A$1" table:expression="#REF!"/>
        <table:named-expression table:name="dto" table:base-cell-address="$Intro.$A$1" table:expression="#REF!"/>
        <table:named-expression table:name="ei" table:base-cell-address="$Intro.$A$1" table:expression="#REF!"/>
        <table:named-expression table:name="erate" table:base-cell-address="$Intro.$A$1" table:expression="#REF!"/>
        <table:named-expression table:name="etac" table:base-cell-address="$Intro.$A$1" table:expression="#REF!"/>
        <table:named-expression table:name="etanoz" table:base-cell-address="$Intro.$A$1" table:expression="#REF!"/>
        <table:named-expression table:name="exprat" table:base-cell-address="$Intro.$A$1" table:expression="#REF!"/>
        <table:named-expression table:name="expratfinal" table:base-cell-address="$Intro.$A$1" table:expression="#REF!"/>
        <table:named-range table:name="f" table:base-cell-address="$Intro.$A$1" table:cell-range-address="$Metric.$F$7"/>
        <table:named-range table:name="fact" table:base-cell-address="$Intro.$A$1" table:cell-range-address="$Metric.$F$27"/>
        <table:named-range table:name="fact1" table:base-cell-address="$Intro.$A$1" table:cell-range-address="$Metric.$F$27"/>
        <table:named-range table:name="fact1e" table:base-cell-address="$Intro.$A$1" table:cell-range-address="$English.$F$27"/>
        <table:named-range table:name="fact2" table:base-cell-address="$Intro.$A$1" table:cell-range-address="$Metric.$F$28"/>
        <table:named-range table:name="fact2e" table:base-cell-address="$Intro.$A$1" table:cell-range-address="$English.$F$28"/>
        <table:named-range table:name="fact3" table:base-cell-address="$Intro.$A$1" table:cell-range-address="$Metric.$F$29"/>
        <table:named-range table:name="fact3e" table:base-cell-address="$Intro.$A$1" table:cell-range-address="$English.$F$29"/>
        <table:named-range table:name="fact4" table:base-cell-address="$Intro.$A$1" table:cell-range-address="$Metric.$F$30"/>
        <table:named-range table:name="fact4e" table:base-cell-address="$Intro.$A$1" table:cell-range-address="$English.$F$30"/>
        <table:named-range table:name="fe" table:base-cell-address="$Intro.$A$1" table:cell-range-address="$English.$F$7"/>
        <table:named-expression table:name="fmax" table:base-cell-address="$Intro.$A$1" table:expression="#REF!"/>
        <table:named-expression table:name="fueltype" table:base-cell-address="$Intro.$A$1" table:expression="#REF!"/>
        <table:named-expression table:name="gstar" table:base-cell-address="$Intro.$A$1" table:expression="#REF!"/>
        <table:named-range table:name="it" table:base-cell-address="$Intro.$A$1" table:cell-range-address="$Metric.$F$8"/>
        <table:named-range table:name="ite" table:base-cell-address="$Intro.$A$1" table:cell-range-address="$English.$F$8"/>
        <table:named-range table:name="iterm" table:base-cell-address="$Intro.$A$1" table:cell-range-address="$Metric.$F$26"/>
        <table:named-range table:name="iterme" table:base-cell-address="$Intro.$A$1" table:cell-range-address="$English.$F$26"/>
        <table:named-expression table:name="itot" table:base-cell-address="$Intro.$A$1" table:expression="#REF!"/>
        <table:named-expression table:name="itsum" table:base-cell-address="$Intro.$A$1" table:expression="#REF!"/>
        <table:named-expression table:name="k" table:base-cell-address="$Intro.$A$1" table:expression="#REF!"/>
        <table:named-expression table:name="k2ph" table:base-cell-address="$Intro.$A$1" table:expression="#REF!"/>
        <table:named-expression table:name="kn" table:base-cell-address="$Intro.$A$1" table:expression="#REF!"/>
        <table:named-expression table:name="kndxbn_" table:base-cell-address="$Intro.$A$1" table:expression="#REF!"/>
        <table:named-expression table:name="knrange" table:base-cell-address="$Intro.$A$1" table:expression="#REF!"/>
        <table:named-expression table:name="knsobn_" table:base-cell-address="$Intro.$A$1" table:expression="#REF!"/>
        <table:named-expression table:name="ks_dx" table:base-cell-address="$Intro.$A$1" table:expression="#REF!"/>
        <table:named-expression table:name="ks_ot" table:base-cell-address="$Intro.$A$1" table:expression="#REF!"/>
        <table:named-expression table:name="ks_so" table:base-cell-address="$Intro.$A$1" table:expression="#REF!"/>
        <table:named-expression table:name="kv" table:base-cell-address="$Intro.$A$1" table:expression="#REF!"/>
        <table:named-expression table:name="k_dx" table:base-cell-address="$Intro.$A$1" table:expression="#REF!"/>
        <table:named-expression table:name="k_ot" table:base-cell-address="$Intro.$A$1" table:expression="#REF!"/>
        <table:named-expression table:name="k_so" table:base-cell-address="$Intro.$A$1" table:expression="#REF!"/>
        <table:named-expression table:name="lc" table:base-cell-address="$Intro.$A$1" table:expression="#REF!"/>
        <table:named-expression table:name="lgo" table:base-cell-address="$Intro.$A$1" table:expression="#REF!"/>
        <table:named-expression table:name="lo" table:base-cell-address="$Intro.$A$1" table:expression="#REF!"/>
        <table:named-expression table:name="m" table:base-cell-address="$Intro.$A$1" table:expression="#REF!"/>
        <table:named-expression table:name="me" table:base-cell-address="$Intro.$A$1" table:expression="#REF!"/>
        <table:named-expression table:name="mef" table:base-cell-address="$Intro.$A$1" table:expression="#REF!"/>
        <table:named-expression table:name="mgrain" table:base-cell-address="$Intro.$A$1" table:expression="#REF!"/>
        <table:named-expression table:name="motorclass" table:base-cell-address="$Intro.$A$1" table:expression="#REF!"/>
        <table:named-range table:name="mp" table:base-cell-address="$Intro.$A$1" table:cell-range-address="$Metric.$F$9"/>
        <table:named-range table:name="mpe" table:base-cell-address="$Intro.$A$1" table:cell-range-address="$English.$F$9"/>
        <table:named-range table:name="mr" table:base-cell-address="$Intro.$A$1" table:cell-range-address="$Metric.$F$10"/>
        <table:named-range table:name="mra" table:base-cell-address="$Intro.$A$1" table:cell-range-address="$Metric.$F$16"/>
        <table:named-range table:name="mrae" table:base-cell-address="$Intro.$A$1" table:cell-range-address="$English.$F$16"/>
        <table:named-range table:name="mre" table:base-cell-address="$Intro.$A$1" table:cell-range-address="$English.$F$10"/>
        <table:named-expression table:name="m_dx" table:base-cell-address="$Intro.$A$1" table:expression="#REF!"/>
        <table:named-expression table:name="m_ot" table:base-cell-address="$Intro.$A$1" table:expression="#REF!"/>
        <table:named-expression table:name="m_so" table:base-cell-address="$Intro.$A$1" table:expression="#REF!"/>
        <table:named-expression table:name="n" table:base-cell-address="$Intro.$A$1" table:expression="#REF!"/>
        <table:named-expression table:name="ne_1" table:base-cell-address="$Intro.$A$1" table:expression="#REF!"/>
        <table:named-expression table:name="nm_1" table:base-cell-address="$Intro.$A$1" table:expression="#REF!"/>
        <table:named-expression table:name="osi" table:base-cell-address="$Intro.$A$1" table:expression="#REF!"/>
        <table:named-expression table:name="otherbn_" table:base-cell-address="$Intro.$A$1" table:expression="#REF!"/>
        <table:named-expression table:name="patm" table:base-cell-address="$Intro.$A$1" table:expression="#REF!"/>
        <table:named-expression table:name="pbd" table:base-cell-address="$Intro.$A$1" table:expression="#REF!"/>
        <table:named-expression table:name="pbout" table:base-cell-address="$Intro.$A$1" table:expression="#REF!"/>
        <table:named-expression table:name="pfinal" table:base-cell-address="$Intro.$A$1" table:expression="#REF!"/>
        <table:named-expression table:name="pmax" table:base-cell-address="$Intro.$A$1" table:expression="#REF!"/>
        <table:named-expression table:name="pmaxperc" table:base-cell-address="$Intro.$A$1" table:expression="#REF!"/>
        <table:named-expression table:name="rat" table:base-cell-address="$Intro.$A$1" table:expression="#REF!"/>
        <table:named-expression table:name="ravg" table:base-cell-address="$Intro.$A$1" table:expression="#REF!"/>
        <table:named-expression table:name="rhopdex" table:base-cell-address="$Intro.$A$1" table:expression="#REF!"/>
        <table:named-expression table:name="rhopgrain" table:base-cell-address="$Intro.$A$1" table:expression="#REF!"/>
        <table:named-expression table:name="rhopgraini" table:base-cell-address="$Intro.$A$1" table:expression="#REF!"/>
        <table:named-expression table:name="rhopot" table:base-cell-address="$Intro.$A$1" table:expression="#REF!"/>
        <table:named-expression table:name="rhopsorb" table:base-cell-address="$Intro.$A$1" table:expression="#REF!"/>
        <table:named-expression table:name="rhorat" table:base-cell-address="$Intro.$A$1" table:expression="#REF!"/>
        <table:named-expression table:name="runiv" table:base-cell-address="$Intro.$A$1" table:expression="#REF!"/>
        <table:named-range table:name="t" table:base-cell-address="$Intro.$A$1" table:cell-range-address="$Metric.$F$14"/>
        <table:named-range table:name="target" table:base-cell-address="$Intro.$A$1" table:cell-range-address="$'Best Mass'.$A$1"/>
        <table:named-expression table:name="tbinc" table:base-cell-address="$Intro.$A$1" table:expression="#REF!"/>
        <table:named-expression table:name="tbout" table:base-cell-address="$Intro.$A$1" table:expression="#REF!"/>
        <table:named-range table:name="te" table:base-cell-address="$Intro.$A$1" table:cell-range-address="$English.$F$14"/>
        <table:named-expression table:name="tincp" table:base-cell-address="$Intro.$A$1" table:expression="#REF!"/>
        <table:named-expression table:name="to" table:base-cell-address="$Intro.$A$1" table:expression="#REF!"/>
        <table:named-expression table:name="tothe" table:base-cell-address="$Intro.$A$1" table:expression="#REF!"/>
        <table:named-expression table:name="to_dx" table:base-cell-address="$Intro.$A$1" table:expression="#REF!"/>
        <table:named-expression table:name="to_ot" table:base-cell-address="$Intro.$A$1" table:expression="#REF!"/>
        <table:named-expression table:name="to_so" table:base-cell-address="$Intro.$A$1" table:expression="#REF!"/>
        <table:named-expression table:name="tthr" table:base-cell-address="$Intro.$A$1" table:expression="#REF!"/>
        <table:named-expression table:name="tweb" table:base-cell-address="$Intro.$A$1" table:expression="['file:///C:/MSOFFICE/EXCEL/BATES3_.xls'#$Calcs.$F$25]"/>
        <table:named-expression table:name="twebfinal" table:base-cell-address="$Intro.$A$1" table:expression="#REF!"/>
        <table:named-expression table:name="twebout" table:base-cell-address="$Intro.$A$1" table:expression="#REF!"/>
        <table:named-expression table:name="two" table:base-cell-address="$Intro.$A$1" table:expression="#REF!"/>
        <table:named-expression table:name="vc" table:base-cell-address="$Intro.$A$1" table:expression="#REF!"/>
        <table:named-expression table:name="vg" table:base-cell-address="$Intro.$A$1" table:expression="#REF!"/>
        <table:named-range table:name="vmax" table:base-cell-address="$Intro.$A$1" table:cell-range-address="$Metric.$F$23"/>
        <table:named-range table:name="vmaxe" table:base-cell-address="$Intro.$A$1" table:cell-range-address="$English.$F$23"/>
        <table:named-expression table:name="xfinal" table:base-cell-address="$Intro.$A$1" table:expression="#REF!"/>
        <table:named-expression table:name="xinc" table:base-cell-address="$Intro.$A$1" table:expression="#REF!"/>
        <table:named-expression table:name="xincp" table:base-cell-address="$Intro.$A$1" table:expression="#REF!"/>
        <table:named-range table:name="zed1" table:base-cell-address="$Intro.$A$1" table:cell-range-address="$Metric.$F$24"/>
        <table:named-range table:name="zed1e" table:base-cell-address="$Intro.$A$1" table:cell-range-address="$English.$F$24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/>
    <style:font-face style:name="motorclass" svg:font-family="motorcla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8P2" style:volatile="true">
      <number:text> $</number:text>
      <number:fill-character> </number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0P0" style:volatile="true">
      <number:text>$</number:text>
      <number:number number:decimal-places="0" number:min-decimal-places="0" number:min-integer-digits="1" number:grouping="true"/>
    </number:number-style>
    <number:number-style style:name="N150">
      <number:text>-$</number:text>
      <number:number number:decimal-places="0" number:min-decimal-places="0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0" number:min-decimal-places="0" number:min-integer-digits="1" number:grouping="true"/>
    </number:number-style>
    <number:number-style style:name="N151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51P0"/>
    </number:number-style>
    <number:number-style style:name="N153P0" style:volatile="true">
      <number:text>$</number:text>
      <number:number number:decimal-places="2" number:min-decimal-places="2" number:min-integer-digits="1" number:grouping="true"/>
    </number:number-style>
    <number:number-style style:name="N153">
      <number:text>-$</number:text>
      <number:number number:decimal-places="2" number:min-decimal-places="2" number:min-integer-digits="1" number:grouping="true"/>
      <style:map style:condition="value()&gt;=0" style:apply-style-name="N153P0"/>
    </number:number-style>
    <number:number-style style:name="N154P0" style:volatile="true">
      <number:text>$</number:text>
      <number:number number:decimal-places="2" number:min-decimal-places="2" number:min-integer-digits="1" number:grouping="true"/>
    </number:number-style>
    <number:number-style style:name="N154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54P0"/>
    </number:number-style>
    <number:number-style style:name="N156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6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6P2" style:volatile="true">
      <number:text> $</number:text>
      <number:fill-character> </number:fill-character>
      <number:text>-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8P2" style:volatile="true">
      <number:text> </number:text>
      <number:fill-character> </number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decimal-places="3" number:min-decimal-places="3" number:min-integer-digits="1"/>
    </number:number-style>
    <number:number-style style:name="N162">
      <number:number number:decimal-places="1" number:min-decimal-places="1" number:min-integer-digits="1"/>
    </number:number-style>
    <number:number-style style:name="N165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65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6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number number:decimal-places="4" number:min-decimal-places="4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omma" style:display-name="Excel_BuiltIn_Comma" style:family="table-cell" style:parent-style-name="Default" style:data-style-name="N124">
      <style:table-cell-properties fo:padding="0.028in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4">
      <style:page-layout-properties style:num-format="1" style:print-orientation="portrait" fo:margin-top="1in" fo:margin-bottom="1in" fo:margin-left="0.75in" fo:margin-right="0.5in" style:first-page-number="continue" style:scale-to="100%" style:writing-mode="lr-tb"/>
      <style:header-style>
        <style:header-footer-properties fo:min-height="0.2953in" fo:margin-left="0in" fo:margin-right="0.248in" fo:margin-bottom="0in"/>
      </style:header-style>
      <style:footer-style>
        <style:header-footer-properties fo:min-height="0.2953in" fo:margin-left="0in" fo:margin-right="0.248in" fo:margin-top="0in"/>
      </style:footer-style>
    </style:page-layout>
    <style:page-layout style:name="Mpm5">
      <style:page-layout-properties style:num-format="1" style:print-orientation="portrait" fo:margin-top="1in" fo:margin-bottom="1in" fo:margin-left="0.3201in" fo:margin-right="0.75in" style:first-page-number="continue" style:scale-to="100%" style:writing-mode="lr-tb"/>
      <style:header-style>
        <style:header-footer-properties fo:min-height="0.2953in" fo:margin-left="0.428in" fo:margin-right="0in" fo:margin-bottom="0in"/>
      </style:header-style>
      <style:footer-style>
        <style:header-footer-properties fo:min-height="0.2953in" fo:margin-left="0.428in" fo:margin-right="0in" fo:margin-top="0in"/>
      </style:footer-style>
    </style:page-layout>
    <style:page-layout style:name="Mpm6">
      <style:page-layout-properties style:num-format="1" style:print-orientation="portrait" fo:margin-top="1in" fo:margin-bottom="1in" fo:margin-left="0.75in" fo:margin-right="0.75in" style:first-page-number="continue" style:scale-to-X="1" style:scale-to-Y="1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7">
      <style:page-layout-properties fo:margin-top="1in" fo:margin-bottom="1in" fo:margin-left="0.75in" fo:margin-right="0.75in" style:first-page-number="continue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30">00/00/0000</text:date>, <text:time style:data-style-name="N2" text:time-value="23:00:06.1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tro" style:display-name="PageStyle_Intr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glish" style:display-name="PageStyle_English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tric" style:display-name="PageStyle_Metric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Best_20_Mass" style:display-name="PageStyle_Best Mas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Class" style:display-name="PageStyle_Clas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Revisions" style:display-name="PageStyle_Revisions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Richard Nakka</meta:initial-creator>
    <meta:creation-date>2002-12-08T17:48:40</meta:creation-date>
    <dc:date>2020-09-30T01:28:04.706000000</dc:date>
    <meta:print-date>2002-12-21T13:31:05</meta:print-date>
    <meta:editing-duration>PT2H38M8S</meta:editing-duration>
    <meta:editing-cycles>2</meta:editing-cycles>
    <meta:generator>LibreOffice/7.0.1.2$Windows_X86_64 LibreOffice_project/7cbcfc562f6eb6708b5ff7d7397325de9e764452</meta:generator>
    <meta:document-statistic meta:table-count="6" meta:cell-count="491" meta:object-count="3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Sub mass()
    Sheets("Metric").Select
    Range("F10").Select
    temp = ActiveCell.FormulaR1C1
    ActiveCell.FormulaR1C1 = "=target"
    
    Sheets("Best Mass").Select
    Range("A1").Select
    ActiveCell.FormulaR1C1 = "=R[2]C"
    Range("B1").Select
    Selection.Copy
    Range("B3").Select
    Selection.PasteSpecial Paste:=xlPasteValues, Operation:=xlNone, SkipBlanks _
        :=False, Transpose:=False
    Application.CutCopyMode = False
    Range("A1").Select
    ActiveCell.FormulaR1C1 = "=R[3]C"
    Range("B1").Select
    Selection.Copy
    Range("B4").Select
    Selection.PasteSpecial Paste:=xlPasteValues, Operation:=xlNone, SkipBlanks _
        :=False, Transpose:=False
    Application.CutCopyMode = False
    Range("A1").Select
    ActiveCell.FormulaR1C1 = "=R[4]C"
    Range("B1").Select
    Selection.Copy
    Range("B5").Select
    Selection.PasteSpecial Paste:=xlPasteValues, Operation:=xlNone, SkipBlanks _
        :=False, Transpose:=False
    Application.CutCopyMode = False
    Range("A1").Select
    ActiveCell.FormulaR1C1 = "=R[5]C"
    Range("B1").Select
    Selection.Copy
    Range("B1").Select
    Application.CutCopyMode = False
    Range("B1").Select
    Selection.Copy
    Range("B6").Select
    Selection.PasteSpecial Paste:=xlPasteValues, Operation:=xlNone, SkipBlanks _
        :=False, Transpose:=False
    Application.CutCopyMode = False
    Range("A1").Select
    ActiveCell.FormulaR1C1 = "=R[6]C"
    Range("B1").Select
    Selection.Copy
    Range("B7").Select
    Selection.PasteSpecial Paste:=xlPasteValues, Operation:=xlNone, SkipBlanks _
        :=False, Transpose:=False
    Application.CutCopyMode = False
    Range("A1").Select
    ActiveCell.FormulaR1C1 = "=R[7]C"
    Range("B8").Select
    Selection.End(xlUp).Select
    Selection.End(xlUp).Select
    Selection.Copy
    Range("B8").Select
    Selection.PasteSpecial Paste:=xlPasteValues, Operation:=xlNone, SkipBlanks _
        :=False, Transpose:=False
    Application.CutCopyMode = False
    Range("A1").Select
    ActiveCell.FormulaR1C1 = "=R[8]C"
    Range("B1").Select
    Selection.Copy
    Range("B9").Select
    Selection.PasteSpecial Paste:=xlPasteValues, Operation:=xlNone, SkipBlanks _
        :=False, Transpose:=False
    Application.CutCopyMode = False
    Range("A1").Select
    ActiveCell.FormulaR1C1 = "=R[9]C"
    Range("B1").Select
    Selection.Copy
    Range("B10").Select
    Selection.PasteSpecial Paste:=xlPasteValues, Operation:=xlNone, SkipBlanks _
        :=False, Transpose:=False
    Application.CutCopyMode = False
    Range("A1").Select
    ActiveCell.FormulaR1C1 = "=R[10]C"
    Range("B1").Select
    Selection.Copy
    Range("B11").Select
    Selection.PasteSpecial Paste:=xlPasteValues, Operation:=xlNone, SkipBlanks _
        :=False, Transpose:=False
    Application.CutCopyMode = False
    Range("A1").Select
    ActiveCell.FormulaR1C1 = "=R[11]C"
    Range("B1").Select
    Selection.Copy
    Range("B12").Select
    Selection.PasteSpecial Paste:=xlPasteValues, Operation:=xlNone, SkipBlanks _
        :=False, Transpose:=False
    Application.CutCopyMode = False
    Range("A1").Select
    ActiveCell.FormulaR1C1 = "=R[12]C"
    Range("B1").Select
    Selection.Copy
    Range("B13").Select
    Selection.PasteSpecial Paste:=xlPasteValues, Operation:=xlNone, SkipBlanks _
        :=False, Transpose:=False
    Application.CutCopyMode = False
    Range("A1").Select
    ActiveCell.FormulaR1C1 = "=R[13]C"
    Range("B1").Select
    Selection.Copy
    Range("B14").Select
    Selection.PasteSpecial Paste:=xlPasteValues, Operation:=xlNone, SkipBlanks _
        :=False, Transpose:=False
    Application.CutCopyMode = False
    Range("A1").Select
    ActiveCell.FormulaR1C1 = "=R[14]C"
    Range("B1").Select
    Selection.Copy
    Range("B15").Select
    Selection.PasteSpecial Paste:=xlPasteValues, Operation:=xlNone, SkipBlanks _
        :=False, Transpose:=False
    Application.CutCopyMode = False
    Range("A1").Select
    ActiveCell.FormulaR1C1 = "=R[15]C"
    Range("B1").Select
    Selection.Copy
    Range("B16").Select
    Selection.PasteSpecial Paste:=xlPasteValues, Operation:=xlNone, SkipBlanks _
        :=False, Transpose:=False
    Application.CutCopyMode = False
    Range("A1").Select
    ActiveCell.FormulaR1C1 = "=R[16]C"
    Range("B1").Select
    Selection.Copy
    Range("B17").Select
    Selection.PasteSpecial Paste:=xlPasteValues, Operation:=xlNone, SkipBlanks _
        :=False, Transpose:=False
    Application.CutCopyMode = False
    Range("A1").Select
    Selection.Copy
    Application.CutCopyMode = False
    Range("A1").Select
    ActiveCell.FormulaR1C1 = "=R[17]C"
    Range("B1").Select
    Selection.Copy
    Range("B18").Select
    Selection.PasteSpecial Paste:=xlPasteValues, Operation:=xlNone, SkipBlanks _
        :=False, Transpose:=False
    Application.CutCopyMode = False
    Range("A1").Select
    ActiveCell.FormulaR1C1 = "=R[18]C"
    Range("B1").Select
    Selection.Copy
    Range("B19").Select
    Selection.PasteSpecial Paste:=xlPasteValues, Operation:=xlNone, SkipBlanks _
        :=False, Transpose:=False
    Application.CutCopyMode = False
    Range("A1").Select
    ActiveCell.FormulaR1C1 = "=R[19]C"
    Range("B1").Select
    Selection.Copy
    Range("B20").Select
    Selection.PasteSpecial Paste:=xlPasteValues, Operation:=xlNone, SkipBlanks _
        :=False, Transpose:=False
    Application.CutCopyMode = False
    Range("A1").Select
    ActiveCell.FormulaR1C1 = "=R[20]C"
    Range("B1").Select
    Selection.Copy
    Range("B21").Select
    Selection.PasteSpecial Paste:=xlPasteValues, Operation:=xlNone, SkipBlanks _
        :=False, Transpose:=False
    Range("A1").Select
    Application.CutCopyMode = False
    ActiveCell.FormulaR1C1 = "=R[21]C"
    Range("B1").Select
    Selection.Copy
    Range("B22").Select
    Selection.PasteSpecial Paste:=xlPasteValues, Operation:=xlNone, SkipBlanks _
        :=False, Transpose:=False
    Application.CutCopyMode = False
    Range("A1").Select
    ActiveCell.FormulaR1C1 = "=R[22]C"
    Range("B1").Select
    Selection.Copy
    Range("B23").Select
    Selection.PasteSpecial Paste:=xlPasteValues, Operation:=xlNone, SkipBlanks _
        :=False, Transpose:=False
    Application.CutCopyMode = False
    Range("A1").Select
    ActiveCell.FormulaR1C1 = "=R[23]C"
    Range("B1").Select
    Selection.Copy
    Range("B24").Select
    Selection.PasteSpecial Paste:=xlPasteValues, Operation:=xlNone, SkipBlanks _
        :=False, Transpose:=False
    Application.CutCopyMode = False
    Range("A1").Select
    ActiveCell.FormulaR1C1 = "=R[24]C"
    Range("B1").Select
    Selection.Copy
    Range("B25").Select
    Selection.PasteSpecial Paste:=xlPasteValues, Operation:=xlNone, SkipBlanks _
        :=False, Transpose:=False
    Application.CutCopyMode = False
    Range("A1").Select
    ActiveCell.FormulaR1C1 = "=R[25]C"
    Range("B1").Select
    Selection.Copy
    Range("B26").Select
    Selection.PasteSpecial Paste:=xlPasteValues, Operation:=xlNone, SkipBlanks _
        :=False, Transpose:=False
    Application.CutCopyMode = False
    
    Sheets("Metric").Select
    Range("F10").Select
    ActiveCell.FormulaR1C1 = temp
    
    Sheets("Best Mass").Select
    Range("F2").Select

End Sub
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Sheet16.xml><?xml version="1.0" encoding="utf-8"?>
<!DOCTYPE module  PUBLIC '-//OpenOffice.org//DTD OfficeDocument 1.0//EN'  'module.dtd'>
<script:module xmlns:script="http://openoffice.org/2000/script" script:name="Sheet16" script:language="StarBasic" script:moduleType="document">Rem Attribute VBA_ModuleType=VBADocumentModule
Option VBASupport 1

</script:module>
</file>

<file path=Basic/VBAProject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
</script:module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Sheet4.xml><?xml version="1.0" encoding="utf-8"?>
<!DOCTYPE module  PUBLIC '-//OpenOffice.org//DTD OfficeDocument 1.0//EN'  'module.dtd'>
<script:module xmlns:script="http://openoffice.org/2000/script" script:name="Sheet4" script:language="StarBasic" script:moduleType="document">Rem Attribute VBA_ModuleType=VBADocumentModule
Option VBASupport 1

</script:module>
</file>

<file path=Basic/VBAProject/Sheet5.xml><?xml version="1.0" encoding="utf-8"?>
<!DOCTYPE module  PUBLIC '-//OpenOffice.org//DTD OfficeDocument 1.0//EN'  'module.dtd'>
<script:module xmlns:script="http://openoffice.org/2000/script" script:name="Sheet5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Sheet1"/>
  <library:element library:name="Sheet16"/>
  <library:element library:name="Sheet2"/>
  <library:element library:name="Sheet3"/>
  <library:element library:name="Sheet4"/>
  <library:element library:name="Sheet5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Object 1/content.xml><?xml version="1.0" encoding="utf-8"?>
<math xmlns="http://www.w3.org/1998/Math/MathML" display="block">
  <semantics>
    <mrow>
      <mstyle mathsize="12pt">
        <mrow>
          <mi>N</mi>
          <mo stretchy="false">=</mo>
          <mfrac>
            <mrow>
              <mi>C</mi>
              <mstyle mathsize="8pt">
                <mi>d</mi>
              </mstyle>
              <mspace width="0.5em"/>
              <msup>
                <mi>D</mi>
                <mstyle mathsize="8pt">
                  <mn>2</mn>
                </mstyle>
              </msup>
              <mspace width="0.5em"/>
              <mi>V</mi>
              <mstyle mathsize="8pt">
                <msup>
                  <mtext>bo</mtext>
                  <mn>2</mn>
                </msup>
              </mstyle>
            </mrow>
            <mrow>
              <mtext>1000</mtext>
              <mspace width="0.5em"/>
              <mi>m</mi>
              <mstyle mathsize="8pt">
                <mi>r</mi>
              </mstyle>
            </mrow>
          </mfrac>
        </mrow>
      </mstyle>
      <mrow/>
    </mrow>
    <annotation encoding="StarMath 5.0"> size 12{N= {  {C size 8{d}`D rSup { size 8{2} } `V size 8{"bo" rSup {2} }}  over  {"1000"`m size 8{r}} } } {}</annotation>
  </semantics>
</math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style:style style:name="ch1" style:family="chart">
      <style:graphic-properties draw:stroke="solid"/>
    </style:style>
    <style:style style:name="ch2" style:family="chart">
      <style:chart-properties chart:interpolation="cubic-spline" chart:include-hidden-cells="false" chart:treat-empty-cells="leave-gap"/>
    </style:style>
    <style:style style:name="ch3" style:family="chart" style:data-style-name="N124">
      <style:chart-properties chart:display-label="true" chart:logarithmic="false" chart:minimum="0" chart:interval-minor-divisor="5" chart:reverse-direction="false" text:line-break="false" loext:try-staggering-first="false" chart:link-data-style-to-source="true" chart:axis-position="0" chart:tick-mark-position="at-axis"/>
      <style:text-properties fo:color="#000000" fo:font-family="Arial" fo:font-size="8.25pt" style:font-size-asian="8.25pt" style:font-size-complex="8.25pt"/>
    </style:style>
    <style:style style:name="ch4" style:family="chart">
      <style:chart-properties style:rotation-angle="0"/>
      <style:text-properties fo:color="#000000" fo:font-family="Arial" fo:font-size="9.25pt" fo:font-weight="bold" style:font-size-asian="9.25pt" style:font-weight-asian="bold" style:font-size-complex="9.25pt" style:font-weight-complex="bold"/>
    </style:style>
    <style:style style:name="ch5" style:family="chart">
      <style:graphic-properties svg:stroke-color="#c0c0c0"/>
    </style:style>
    <style:style style:name="ch6" style:family="chart" style:data-style-name="N166">
      <style:chart-properties chart:display-label="true" chart:logarithmic="false" chart:minimum="0" chart:interval-minor-divisor="5" chart:reverse-direction="false" text:line-break="false" loext:try-staggering-first="false" chart:link-data-style-to-source="true" chart:axis-position="0" chart:tick-mark-position="at-axis"/>
      <style:text-properties fo:color="#0000ff" fo:font-family="Arial" fo:font-size="8.25pt" style:font-size-asian="8.25pt" style:font-size-complex="8.25pt"/>
    </style:style>
    <style:style style:name="ch7" style:family="chart">
      <style:chart-properties style:rotation-angle="90"/>
      <style:text-properties fo:color="#0000ff" fo:font-family="Arial" fo:font-size="9.25pt" fo:font-weight="bold" style:font-size-asian="9.25pt" style:font-weight-asian="bold" style:font-size-complex="9.25pt" style:font-weight-complex="bold"/>
    </style:style>
    <style:style style:name="ch8" style:family="chart" style:data-style-name="N0">
      <style:chart-properties chart:symbol-type="none" chart:link-data-style-to-source="true"/>
      <style:graphic-properties svg:stroke-width="0.07cm" svg:stroke-color="#000080" draw:fill-color="#000080"/>
      <style:text-properties fo:font-size="10pt" style:font-size-asian="10pt" style:font-size-complex="10pt"/>
    </style:style>
    <style:style style:name="ch9" style:family="chart">
      <style:graphic-properties draw:stroke="solid" svg:stroke-width="0.035cm" svg:stroke-color="#808080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16.452cm" svg:height="9.038cm" xlink:href=".." xlink:type="simple" chart:class="chart:scatter" chart:style-name="ch1">
        <chart:plot-area chart:style-name="ch2" table:cell-range-address="'Best Mass'.A3:'Best Mass'.B26" chart:data-source-has-labels="row" svg:x="0.367cm" svg:y="0.827cm" svg:width="15.734cm" svg:height="7.803cm">
          <chart:coordinate-region svg:x="1.491cm" svg:y="0.987cm" svg:width="14.251cm" svg:height="7.075cm"/>
          <chart:axis chart:dimension="x" chart:name="primary-x" chart:style-name="ch3">
            <chart:title svg:x="8.074cm" svg:y="8.312cm" chart:style-name="ch4">
              <text:p>Mass (kg)</text:p>
            </chart:title>
            <chart:grid chart:style-name="ch5" chart:class="major"/>
          </chart:axis>
          <chart:axis chart:dimension="y" chart:name="primary-y" chart:style-name="ch6">
            <chart:title svg:x="0.132cm" svg:y="3.308cm" chart:style-name="ch7">
              <text:p>Altitude (metres)</text:p>
            </chart:title>
            <chart:grid chart:style-name="ch5" chart:class="major"/>
          </chart:axis>
          <chart:series chart:style-name="ch8" chart:values-cell-range-address="'Best Mass'.B3:'Best Mass'.B26" loext:label-string="&quot;ALTURA&quot;" chart:class="chart:scatter">
            <chart:domain table:cell-range-address="'Best Mass'.A3:'Best Mass'.A26"/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LTUR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Best Mass'.A3:'Best Mass'.A26</svg:desc>
                </draw:g>
              </table:table-cell>
              <table:table-cell office:value-type="float" office:value="1353.5381215285">
                <text:p>1353.5381215285</text:p>
                <draw:g>
                  <svg:desc>'Best Mass'.B3:'Best Mass'.B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21739130434783">
                <text:p>3.21739130434783</text:p>
              </table:table-cell>
              <table:table-cell office:value-type="float" office:value="1423.45721666105">
                <text:p>1423.457216661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43478260869565">
                <text:p>3.43478260869565</text:p>
              </table:table-cell>
              <table:table-cell office:value-type="float" office:value="1486.89789116415">
                <text:p>1486.897891164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65217391304348">
                <text:p>3.65217391304348</text:p>
              </table:table-cell>
              <table:table-cell office:value-type="float" office:value="1543.57481258858">
                <text:p>1543.574812588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8695652173913">
                <text:p>3.8695652173913</text:p>
              </table:table-cell>
              <table:table-cell office:value-type="float" office:value="1593.29692910704">
                <text:p>1593.296929107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08695652173913">
                <text:p>4.08695652173913</text:p>
              </table:table-cell>
              <table:table-cell office:value-type="float" office:value="1635.97086555085">
                <text:p>1635.970865550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30434782608696">
                <text:p>4.30434782608696</text:p>
              </table:table-cell>
              <table:table-cell office:value-type="float" office:value="1671.60057081471">
                <text:p>1671.600570814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52173913043478">
                <text:p>4.52173913043478</text:p>
              </table:table-cell>
              <table:table-cell office:value-type="float" office:value="1700.28341784321">
                <text:p>1700.283417843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73913043478261">
                <text:p>4.73913043478261</text:p>
              </table:table-cell>
              <table:table-cell office:value-type="float" office:value="1722.20317930671">
                <text:p>1722.203179306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95652173913044">
                <text:p>4.95652173913044</text:p>
              </table:table-cell>
              <table:table-cell office:value-type="float" office:value="1737.62047061185">
                <text:p>1737.620470611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17391304347826">
                <text:p>5.17391304347826</text:p>
              </table:table-cell>
              <table:table-cell office:value-type="float" office:value="1746.86135525853">
                <text:p>1746.861355258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39130434782609">
                <text:p>5.39130434782609</text:p>
              </table:table-cell>
              <table:table-cell office:value-type="float" office:value="1750.30484323443">
                <text:p>1750.304843234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60869565217391">
                <text:p>5.60869565217391</text:p>
              </table:table-cell>
              <table:table-cell office:value-type="float" office:value="1748.36998700035">
                <text:p>1748.369987000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82608695652174">
                <text:p>5.82608695652174</text:p>
              </table:table-cell>
              <table:table-cell office:value-type="float" office:value="1741.50320376876">
                <text:p>1741.503203768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04347826086957">
                <text:p>6.04347826086957</text:p>
              </table:table-cell>
              <table:table-cell office:value-type="float" office:value="1730.16634278309">
                <text:p>1730.166342783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26086956521739">
                <text:p>6.26086956521739</text:p>
              </table:table-cell>
              <table:table-cell office:value-type="float" office:value="1714.82588845776">
                <text:p>1714.825888457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47826086956522">
                <text:p>6.47826086956522</text:p>
              </table:table-cell>
              <table:table-cell office:value-type="float" office:value="1695.94355930602">
                <text:p>1695.943559306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69565217391305">
                <text:p>6.69565217391305</text:p>
              </table:table-cell>
              <table:table-cell office:value-type="float" office:value="1673.96844033149">
                <text:p>1673.968440331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91304347826087">
                <text:p>6.91304347826087</text:p>
              </table:table-cell>
              <table:table-cell office:value-type="float" office:value="1649.33068108267">
                <text:p>1649.330681082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1304347826087">
                <text:p>7.1304347826087</text:p>
              </table:table-cell>
              <table:table-cell office:value-type="float" office:value="1622.43670730429">
                <text:p>1622.436707304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34782608695652">
                <text:p>7.34782608695652</text:p>
              </table:table-cell>
              <table:table-cell office:value-type="float" office:value="1593.66583234968">
                <text:p>1593.665832349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56521739130435">
                <text:p>7.56521739130435</text:p>
              </table:table-cell>
              <table:table-cell office:value-type="float" office:value="1563.36811413049">
                <text:p>1563.368114130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78260869565218">
                <text:p>7.78260869565218</text:p>
              </table:table-cell>
              <table:table-cell office:value-type="float" office:value="1531.86328169012">
                <text:p>1531.863281690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1499.44054898836">
                <text:p>1499.440548988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